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Pictures/1000000100000708000004B0E5F43DBD68C7F330.png" manifest:media-type="image/png"/>
  <manifest:file-entry manifest:full-path="Pictures/1000000100000708000004B0BBFC76A5C8E929EE.png" manifest:media-type="image/png"/>
  <manifest:file-entry manifest:full-path="Pictures/1000000100000708000004B0929B5A716A4362BD.png" manifest:media-type="image/png"/>
  <manifest:file-entry manifest:full-path="Pictures/1000000100000708000004B0E079CD16FF635783.png" manifest:media-type="image/png"/>
  <manifest:file-entry manifest:full-path="Pictures/10000001000003E800000320D851E6BB736C816D.png" manifest:media-type="image/png"/>
  <manifest:file-entry manifest:full-path="Pictures/10000001000003E80000032018171204367544AD.png" manifest:media-type="image/png"/>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94/settings.xml" manifest:media-type="text/xml"/>
  <manifest:file-entry manifest:full-path="Object 194/Configurations2/" manifest:media-type="application/vnd.sun.xml.ui.configuration"/>
  <manifest:file-entry manifest:full-path="Object 194/content.xml" manifest:media-type="text/xml"/>
  <manifest:file-entry manifest:full-path="Object 194/" manifest:version="1.3"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96/content.xml" manifest:media-type="text/xml"/>
  <manifest:file-entry manifest:full-path="Object 196/Configurations2/" manifest:media-type="application/vnd.sun.xml.ui.configuration"/>
  <manifest:file-entry manifest:full-path="Object 196/settings.xml" manifest:media-type="text/xml"/>
  <manifest:file-entry manifest:full-path="Object 196/"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styles.xml" manifest:media-type="text/xml"/>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34/content.xml" manifest:media-type="text/xml"/>
  <manifest:file-entry manifest:full-path="Object 34/settings.xml" manifest:media-type="text/xml"/>
  <manifest:file-entry manifest:full-path="Object 34/Configurations2/" manifest:media-type="application/vnd.sun.xml.ui.configuration"/>
  <manifest:file-entry manifest:full-path="Object 34/"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content.xml" manifest:media-type="text/xml"/>
  <manifest:file-entry manifest:full-path="Object 237/content.xml" manifest:media-type="text/xml"/>
  <manifest:file-entry manifest:full-path="Object 237/settings.xml" manifest:media-type="text/xml"/>
  <manifest:file-entry manifest:full-path="Object 237/" manifest:version="1.3"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settings.xml" manifest:media-type="text/xml"/>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4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
  <manifest:file-entry manifest:full-path="ObjectReplacements/Object 6"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
  <manifest:file-entry manifest:full-path="ObjectReplacements/Object 2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
  <manifest:file-entry manifest:full-path="ObjectReplacements/Object 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55" manifest:media-type=""/>
  <manifest:file-entry manifest:full-path="ObjectReplacements/Object 50" manifest:media-type=""/>
  <manifest:file-entry manifest:full-path="ObjectReplacements/Object 22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47" manifest:media-type=""/>
  <manifest:file-entry manifest:full-path="ObjectReplacements/Object 22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 manifest:media-type=""/>
  <manifest:file-entry manifest:full-path="ObjectReplacements/Object 2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90" manifest:media-type=""/>
  <manifest:file-entry manifest:full-path="ObjectReplacements/Object 12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7" manifest:media-type=""/>
  <manifest:file-entry manifest:full-path="ObjectReplacements/Object 95"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19" manifest:media-type=""/>
  <manifest:file-entry manifest:full-path="ObjectReplacements/Object 82" manifest:media-type=""/>
  <manifest:file-entry manifest:full-path="ObjectReplacements/Object 14"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
  <manifest:file-entry manifest:full-path="ObjectReplacements/Object 1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25" manifest:media-type=""/>
  <manifest:file-entry manifest:full-path="ObjectReplacements/Object 2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80" manifest:media-type=""/>
  <manifest:file-entry manifest:full-path="ObjectReplacements/Object 1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
  <manifest:file-entry manifest:full-path="ObjectReplacements/Object 85" manifest:media-type="application/x-openoffice-gdimetafile;windows_formatname=&quot;GDIMetaFile&quot;"/>
  <manifest:file-entry manifest:full-path="ObjectReplacements/Object 78" manifest:media-type=""/>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3" manifest:media-type=""/>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9" manifest:media-type=""/>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
  <manifest:file-entry manifest:full-path="ObjectReplacements/Object 75"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manifest.rdf" manifest:media-type="application/rdf+xml"/>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Thumbnails/thumbnail.png" manifest:media-type="image/png"/>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219/settings.xml" manifest:media-type="text/xml"/>
  <manifest:file-entry manifest:full-path="Object 219/content.xml" manifest:media-type="text/xml"/>
  <manifest:file-entry manifest:full-path="Object 219/"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216/settings.xml" manifest:media-type="text/xml"/>
  <manifest:file-entry manifest:full-path="Object 216/content.xml" manifest:media-type="text/xml"/>
  <manifest:file-entry manifest:full-path="Object 216/" manifest:version="1.3" manifest:media-type="application/vnd.oasis.opendocument.formula"/>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12/settings.xml" manifest:media-type="text/xml"/>
  <manifest:file-entry manifest:full-path="Object 212/content.xml" manifest:media-type="text/xml"/>
  <manifest:file-entry manifest:full-path="Object 212/" manifest:version="1.3" manifest:media-type="application/vnd.oasis.opendocument.formula"/>
  <manifest:file-entry manifest:full-path="Object 208/content.xml" manifest:media-type="text/xml"/>
  <manifest:file-entry manifest:full-path="Object 208/settings.xml" manifest:media-type="text/xml"/>
  <manifest:file-entry manifest:full-path="Object 208/"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206/settings.xml" manifest:media-type="text/xml"/>
  <manifest:file-entry manifest:full-path="Object 206/content.xml" manifest:media-type="text/xml"/>
  <manifest:file-entry manifest:full-path="Object 206/"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87/Configurations2/" manifest:media-type="application/vnd.sun.xml.ui.configuration"/>
  <manifest:file-entry manifest:full-path="Object 187/settings.xml" manifest:media-type="text/xml"/>
  <manifest:file-entry manifest:full-path="Object 187/content.xml" manifest:media-type="text/xml"/>
  <manifest:file-entry manifest:full-path="Object 187/"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4/content.xml" manifest:media-type="text/xml"/>
  <manifest:file-entry manifest:full-path="Object 114/Configurations2/" manifest:media-type="application/vnd.sun.xml.ui.configuration"/>
  <manifest:file-entry manifest:full-path="Object 114/settings.xml" manifest:media-type="text/xml"/>
  <manifest:file-entry manifest:full-path="Object 114/"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8/content.xml" manifest:media-type="text/xml"/>
  <manifest:file-entry manifest:full-path="Object 18/settings.xml" manifest:media-type="text/xml"/>
  <manifest:file-entry manifest:full-path="Object 18/Configurations2/" manifest:media-type="application/vnd.sun.xml.ui.configuration"/>
  <manifest:file-entry manifest:full-path="Object 18/"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70/settings.xml" manifest:media-type="text/xml"/>
  <manifest:file-entry manifest:full-path="Object 170/Configurations2/" manifest:media-type="application/vnd.sun.xml.ui.configuration"/>
  <manifest:file-entry manifest:full-path="Object 170/content.xml" manifest:media-type="text/xml"/>
  <manifest:file-entry manifest:full-path="Object 170/"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76/content.xml" manifest:media-type="text/xml"/>
  <manifest:file-entry manifest:full-path="Object 76/settings.xml" manifest:media-type="text/xml"/>
  <manifest:file-entry manifest:full-path="Object 76/Configurations2/" manifest:media-type="application/vnd.sun.xml.ui.configuration"/>
  <manifest:file-entry manifest:full-path="Object 76/"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Configurations2/" manifest:media-type="application/vnd.sun.xml.ui.configuration"/>
  <manifest:file-entry manifest:full-path="Object 149/"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159/settings.xml" manifest:media-type="text/xml"/>
  <manifest:file-entry manifest:full-path="Object 159/content.xml" manifest:media-type="text/xml"/>
  <manifest:file-entry manifest:full-path="Object 159/Configurations2/" manifest:media-type="application/vnd.sun.xml.ui.configuration"/>
  <manifest:file-entry manifest:full-path="Object 159/" manifest:version="1.3" manifest:media-type="application/vnd.oasis.opendocument.formula"/>
  <manifest:file-entry manifest:full-path="meta.xml" manifest:media-type="text/xml"/>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3" manifest:media-type="application/vnd.oasis.opendocument.formula"/>
  <manifest:file-entry manifest:full-path="Object 241/content.xml" manifest:media-type="text/xml"/>
  <manifest:file-entry manifest:full-path="Object 241/settings.xml" manifest:media-type="text/xml"/>
  <manifest:file-entry manifest:full-path="Object 241/"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Configurations2/" manifest:media-type="application/vnd.sun.xml.ui.configuration"/>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5pt" style:rel-column-width="32767*"/>
    </style:style>
    <style:style style:name="Identyfikacja_5f_Kt_5f_Kd.A1" style:display-name="Identyfikacja_Kt_Kd.A1" style:family="table-cell">
      <style:table-cell-properties fo:padding="0pt" fo:border="none" style:writing-mode="page"/>
    </style:style>
    <style:style style:name="Wartości_5f_parametrów_5f_kt_5f_kd" style:display-name="Wartości_parametrów_kt_kd" style:family="table">
      <style:table-properties style:width="426.25pt" table:align="margins"/>
    </style:style>
    <style:style style:name="Wartości_5f_parametrów_5f_kt_5f_kd.A" style:display-name="Wartości_parametrów_kt_kd.A" style:family="table-column">
      <style:table-column-properties style:column-width="213.15pt" style:rel-column-width="32767*"/>
    </style:style>
    <style:style style:name="Wartości_5f_parametrów_5f_kt_5f_kd.A1" style:display-name="Wartości_parametrów_kt_kd.A1" style:family="table-cell">
      <style:table-cell-properties style:writing-mode="page"/>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3"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5"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6" style:family="paragraph" style:parent-style-name="Tekst">
      <style:paragraph-properties fo:margin-left="0pt" fo:margin-right="0pt" fo:text-indent="0pt" style:auto-text-indent="false"/>
      <style:text-properties officeooo:rsid="00211025" officeooo:paragraph-rsid="0027fee0"/>
    </style:style>
    <style:style style:name="P7" style:family="paragraph" style:parent-style-name="Tekst">
      <style:paragraph-properties fo:margin-left="0pt" fo:margin-right="0pt" fo:text-indent="0pt" style:auto-text-indent="false"/>
      <style:text-properties officeooo:rsid="0027fee0" officeooo:paragraph-rsid="0027fee0"/>
    </style:style>
    <style:style style:name="P8" style:family="paragraph" style:parent-style-name="Tekst">
      <style:text-properties officeooo:rsid="002ecb5f" officeooo:paragraph-rsid="002ecb5f"/>
    </style:style>
    <style:style style:name="P9" style:family="paragraph" style:parent-style-name="Tekst">
      <style:paragraph-properties fo:margin-left="0pt" fo:margin-right="0pt" fo:text-indent="0pt" style:auto-text-indent="false"/>
      <style:text-properties officeooo:rsid="002ecb5f" officeooo:paragraph-rsid="002ecb5f"/>
    </style:style>
    <style:style style:name="P10" style:family="paragraph" style:parent-style-name="Tekst">
      <style:text-properties officeooo:rsid="002ecb5f" officeooo:paragraph-rsid="00365d3a"/>
    </style:style>
    <style:style style:name="P11" style:family="paragraph" style:parent-style-name="Tekst">
      <style:paragraph-properties fo:margin-left="0pt" fo:margin-right="0pt" fo:text-indent="0pt" style:auto-text-indent="false"/>
      <style:text-properties officeooo:rsid="002ff771" officeooo:paragraph-rsid="002ff771"/>
    </style:style>
    <style:style style:name="P12"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3" style:family="paragraph" style:parent-style-name="Tekst">
      <style:paragraph-properties fo:margin-left="0pt" fo:margin-right="0pt" fo:text-indent="0pt" style:auto-text-indent="false"/>
      <style:text-properties fo:font-weight="normal" officeooo:rsid="0034b92b" officeooo:paragraph-rsid="0034b92b" style:font-weight-asian="normal" style:font-weight-complex="normal"/>
    </style:style>
    <style:style style:name="P14"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5"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18"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0"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4"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5" style:family="paragraph" style:parent-style-name="Tekst">
      <style:paragraph-properties fo:margin-left="0pt" fo:margin-right="0pt" fo:text-indent="0pt" style:auto-text-indent="false"/>
      <style:text-properties officeooo:rsid="00365d3a" officeooo:paragraph-rsid="00365d3a"/>
    </style:style>
    <style:style style:name="P26" style:family="paragraph" style:parent-style-name="Tekst">
      <style:paragraph-properties fo:margin-left="0pt" fo:margin-right="0pt" fo:text-indent="0pt" style:auto-text-indent="false"/>
      <style:text-properties officeooo:paragraph-rsid="0049ddb6"/>
    </style:style>
    <style:style style:name="P27" style:family="paragraph" style:parent-style-name="Tekst">
      <style:paragraph-properties fo:margin-left="0pt" fo:margin-right="0pt" fo:text-indent="0pt" style:auto-text-indent="false"/>
      <style:text-properties officeooo:paragraph-rsid="004b9067"/>
    </style:style>
    <style:style style:name="P28" style:family="paragraph" style:parent-style-name="równanie">
      <style:paragraph-properties fo:margin-left="0pt" fo:margin-right="0pt" fo:text-indent="0pt" style:auto-text-indent="false"/>
    </style:style>
    <style:style style:name="P29" style:family="paragraph" style:parent-style-name="Tekst">
      <style:paragraph-properties fo:margin-left="0pt" fo:margin-right="0pt" fo:text-indent="0pt" style:auto-text-indent="false"/>
      <style:text-properties officeooo:rsid="005f80b5" officeooo:paragraph-rsid="005f80b5"/>
    </style:style>
    <style:style style:name="P30" style:family="paragraph" style:parent-style-name="Tekst">
      <style:text-properties officeooo:rsid="005f80b5" officeooo:paragraph-rsid="005fceb8"/>
    </style:style>
    <style:style style:name="P31" style:family="paragraph" style:parent-style-name="Tekst">
      <style:paragraph-properties fo:margin-left="0pt" fo:margin-right="0pt" fo:text-indent="0pt" style:auto-text-indent="false"/>
      <style:text-properties officeooo:rsid="004b9067" officeooo:paragraph-rsid="004b9067"/>
    </style:style>
    <style:style style:name="P32" style:family="paragraph" style:parent-style-name="Tekst">
      <style:paragraph-properties fo:margin-left="0pt" fo:margin-right="0pt" fo:text-indent="0pt" style:auto-text-indent="false"/>
      <style:text-properties officeooo:rsid="004b9067" officeooo:paragraph-rsid="0070960f"/>
    </style:style>
    <style:style style:name="P33" style:family="paragraph" style:parent-style-name="Tekst">
      <style:paragraph-properties fo:margin-left="0pt" fo:margin-right="0pt" fo:text-indent="0pt" style:auto-text-indent="false"/>
      <style:text-properties officeooo:rsid="004ecfd2" officeooo:paragraph-rsid="004ecfd2"/>
    </style:style>
    <style:style style:name="P34" style:family="paragraph" style:parent-style-name="Tekst">
      <style:paragraph-properties fo:margin-left="0pt" fo:margin-right="0pt" fo:text-indent="0pt" style:auto-text-indent="false"/>
      <style:text-properties officeooo:rsid="004ecfd2" officeooo:paragraph-rsid="0070960f"/>
    </style:style>
    <style:style style:name="P35" style:family="paragraph" style:parent-style-name="Tekst">
      <style:paragraph-properties fo:margin-left="0pt" fo:margin-right="0pt" fo:text-indent="0pt" style:auto-text-indent="false"/>
      <style:text-properties officeooo:paragraph-rsid="004ecfd2"/>
    </style:style>
    <style:style style:name="P36" style:family="paragraph" style:parent-style-name="Tekst">
      <style:text-properties officeooo:rsid="00294a2a" officeooo:paragraph-rsid="00294a2a"/>
    </style:style>
    <style:style style:name="P37" style:family="paragraph" style:parent-style-name="Tekst">
      <style:paragraph-properties fo:margin-left="0pt" fo:margin-right="0pt" fo:text-indent="0pt" style:auto-text-indent="false"/>
      <style:text-properties officeooo:rsid="00544330" officeooo:paragraph-rsid="005f1390"/>
    </style:style>
    <style:style style:name="P38" style:family="paragraph" style:parent-style-name="Tekst">
      <style:paragraph-properties fo:margin-left="0pt" fo:margin-right="0pt" fo:text-indent="0pt" style:auto-text-indent="false"/>
      <style:text-properties officeooo:paragraph-rsid="005fceb8"/>
    </style:style>
    <style:style style:name="P39" style:family="paragraph" style:parent-style-name="równanie">
      <style:paragraph-properties fo:margin-left="0pt" fo:margin-right="0pt" fo:text-indent="0pt" style:auto-text-indent="false"/>
      <style:text-properties officeooo:paragraph-rsid="005fceb8"/>
    </style:style>
    <style:style style:name="P40" style:family="paragraph" style:parent-style-name="Tekst">
      <style:paragraph-properties fo:margin-left="0pt" fo:margin-right="0pt" fo:text-indent="0pt" style:auto-text-indent="false"/>
      <style:text-properties officeooo:rsid="006153a3" officeooo:paragraph-rsid="006153a3"/>
    </style:style>
    <style:style style:name="P41" style:family="paragraph" style:parent-style-name="Tekst">
      <style:paragraph-properties fo:margin-left="0pt" fo:margin-right="0pt" fo:text-indent="0pt" style:auto-text-indent="false"/>
      <style:text-properties officeooo:rsid="006153a3" officeooo:paragraph-rsid="006285da"/>
    </style:style>
    <style:style style:name="P42" style:family="paragraph" style:parent-style-name="Tekst">
      <style:paragraph-properties fo:margin-left="0pt" fo:margin-right="0pt" fo:text-indent="0pt" style:auto-text-indent="false"/>
      <style:text-properties officeooo:rsid="006153a3" officeooo:paragraph-rsid="0062b2ae"/>
    </style:style>
    <style:style style:name="P43" style:family="paragraph" style:parent-style-name="równanie">
      <style:paragraph-properties fo:margin-left="0pt" fo:margin-right="0pt" fo:text-indent="0pt" style:auto-text-indent="false"/>
      <style:text-properties officeooo:paragraph-rsid="00505992"/>
    </style:style>
    <style:style style:name="P44" style:family="paragraph" style:parent-style-name="Tekst">
      <style:paragraph-properties fo:margin-left="0pt" fo:margin-right="0pt" fo:text-indent="0pt" style:auto-text-indent="false"/>
      <style:text-properties officeooo:rsid="0062b2ae" officeooo:paragraph-rsid="0062b2ae"/>
    </style:style>
    <style:style style:name="P45" style:family="paragraph" style:parent-style-name="Tekst">
      <style:paragraph-properties fo:margin-left="0pt" fo:margin-right="0pt" fo:text-indent="0pt" style:auto-text-indent="false"/>
      <style:text-properties officeooo:rsid="00655d30" officeooo:paragraph-rsid="00655d30"/>
    </style:style>
    <style:style style:name="P46" style:family="paragraph" style:parent-style-name="równanie">
      <style:paragraph-properties fo:margin-left="0pt" fo:margin-right="0pt" fo:text-indent="0pt" style:auto-text-indent="false"/>
      <style:text-properties officeooo:rsid="00655d30" officeooo:paragraph-rsid="00655d30"/>
    </style:style>
    <style:style style:name="P47" style:family="paragraph" style:parent-style-name="Tekst">
      <style:paragraph-properties fo:margin-left="0pt" fo:margin-right="0pt" fo:text-indent="0pt" style:auto-text-indent="false"/>
      <style:text-properties officeooo:rsid="00655d30" officeooo:paragraph-rsid="00731dee"/>
    </style:style>
    <style:style style:name="P48" style:family="paragraph" style:parent-style-name="Tekst">
      <style:paragraph-properties fo:margin-left="0pt" fo:margin-right="0pt" fo:text-indent="0pt" style:auto-text-indent="false"/>
      <style:text-properties officeooo:rsid="00669afc" officeooo:paragraph-rsid="00669afc"/>
    </style:style>
    <style:style style:name="P49" style:family="paragraph" style:parent-style-name="Tekst">
      <style:paragraph-properties fo:margin-left="0pt" fo:margin-right="0pt" fo:text-indent="0pt" style:auto-text-indent="false"/>
      <style:text-properties officeooo:rsid="0068ca86" officeooo:paragraph-rsid="0068ca86"/>
    </style:style>
    <style:style style:name="P50" style:family="paragraph" style:parent-style-name="Tekst">
      <style:paragraph-properties fo:margin-left="0pt" fo:margin-right="0pt" fo:text-indent="0pt" style:auto-text-indent="false"/>
      <style:text-properties officeooo:rsid="00696ab4" officeooo:paragraph-rsid="006a9247"/>
    </style:style>
    <style:style style:name="P51" style:family="paragraph" style:parent-style-name="Tekst">
      <style:paragraph-properties fo:margin-left="0pt" fo:margin-right="0pt" fo:text-indent="0pt" style:auto-text-indent="false"/>
      <style:text-properties officeooo:rsid="006a9247" officeooo:paragraph-rsid="006a9247"/>
    </style:style>
    <style:style style:name="P52" style:family="paragraph" style:parent-style-name="Tekst">
      <style:paragraph-properties fo:margin-left="0pt" fo:margin-right="0pt" fo:text-indent="0pt" style:auto-text-indent="false"/>
      <style:text-properties officeooo:rsid="006a9247" officeooo:paragraph-rsid="0070960f"/>
    </style:style>
    <style:style style:name="P53"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4"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55" style:family="paragraph" style:parent-style-name="Bibliography_20_1">
      <style:paragraph-properties>
        <style:tab-stops/>
      </style:paragraph-properties>
    </style:style>
    <style:style style:name="P56" style:family="paragraph" style:parent-style-name="Bibliography_20_Heading">
      <style:paragraph-properties fo:break-before="page"/>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kst">
      <style:paragraph-properties fo:margin-left="0pt" fo:margin-right="0pt" fo:text-indent="0pt" style:auto-text-indent="false"/>
      <style:text-properties officeooo:rsid="0066f79f" officeooo:paragraph-rsid="0070ea03"/>
    </style:style>
    <style:style style:name="P60" style:family="paragraph" style:parent-style-name="Tekst">
      <style:paragraph-properties fo:margin-left="0pt" fo:margin-right="0pt" fo:text-indent="0pt" style:auto-text-indent="false"/>
      <style:text-properties officeooo:paragraph-rsid="007170b9"/>
    </style:style>
    <style:style style:name="P61" style:family="paragraph" style:parent-style-name="Tekst">
      <style:paragraph-properties fo:margin-left="0pt" fo:margin-right="0pt" fo:text-indent="0pt" style:auto-text-indent="false"/>
      <style:text-properties officeooo:rsid="007170b9" officeooo:paragraph-rsid="007170b9"/>
    </style:style>
    <style:style style:name="P62" style:family="paragraph" style:parent-style-name="Tekst">
      <style:paragraph-properties fo:margin-left="0pt" fo:margin-right="0pt" fo:text-indent="0pt" style:auto-text-indent="false"/>
      <style:text-properties officeooo:rsid="00749fb7" officeooo:paragraph-rsid="00769147"/>
    </style:style>
    <style:style style:name="P63" style:family="paragraph" style:parent-style-name="Tekst">
      <style:text-properties officeooo:paragraph-rsid="007c5047"/>
    </style:style>
    <style:style style:name="P64" style:family="paragraph" style:parent-style-name="Tekst">
      <style:paragraph-properties fo:margin-left="0pt" fo:margin-right="0pt" fo:text-indent="0pt" style:auto-text-indent="false"/>
      <style:text-properties officeooo:rsid="007c5047" officeooo:paragraph-rsid="007e3ef2"/>
    </style:style>
    <style:style style:name="P65" style:family="paragraph" style:parent-style-name="Podpis_20_rysunku">
      <style:paragraph-properties fo:margin-left="0pt" fo:margin-right="0pt" fo:text-indent="0pt" style:auto-text-indent="false"/>
      <style:text-properties officeooo:rsid="008878c0" officeooo:paragraph-rsid="008878c0"/>
    </style:style>
    <style:style style:name="P66" style:family="paragraph" style:parent-style-name="Podpis_20_tabeli">
      <style:text-properties officeooo:rsid="008878c0"/>
    </style:style>
    <style:style style:name="P67" style:family="paragraph" style:parent-style-name="Podpis_20_rysunku">
      <style:paragraph-properties fo:margin-left="0pt" fo:margin-right="0pt" fo:text-indent="0pt" style:auto-text-indent="false"/>
      <style:text-properties officeooo:paragraph-rsid="00921c29"/>
    </style:style>
    <style:style style:name="P68" style:family="paragraph" style:parent-style-name="Podpis_20_rysunku">
      <style:text-properties officeooo:paragraph-rsid="0093d8d5"/>
    </style:style>
    <style:style style:name="P69" style:family="paragraph" style:parent-style-name="Podpis_20_rysunku">
      <style:text-properties officeooo:paragraph-rsid="009a6b5f"/>
    </style:style>
    <style:style style:name="P70" style:family="paragraph" style:parent-style-name="Podpis_20_tabeli">
      <style:text-properties officeooo:rsid="00a803a2" officeooo:paragraph-rsid="00aad476"/>
    </style:style>
    <style:style style:name="P71" style:family="paragraph" style:parent-style-name="Tekst">
      <style:text-properties officeooo:rsid="00a803a2" officeooo:paragraph-rsid="00a803a2"/>
    </style:style>
    <style:style style:name="P72" style:family="paragraph" style:parent-style-name="Tabela_20_tekst">
      <style:text-properties officeooo:rsid="00aa15e0" officeooo:paragraph-rsid="00aa15e0"/>
    </style:style>
    <style:style style:name="P73" style:family="paragraph" style:parent-style-name="Tabela_20_tekst">
      <style:text-properties officeooo:rsid="00aa15e0" officeooo:paragraph-rsid="00aad476"/>
    </style:style>
    <style:style style:name="P74" style:family="paragraph" style:parent-style-name="Tekst">
      <style:paragraph-properties fo:margin-left="0pt" fo:margin-right="0pt" fo:text-indent="0pt" style:auto-text-indent="false"/>
      <style:text-properties officeooo:rsid="0089f09a" officeooo:paragraph-rsid="0089f09a"/>
    </style:style>
    <style:style style:name="P75" style:family="paragraph" style:parent-style-name="Tekst">
      <style:text-properties officeooo:rsid="008b63bc" officeooo:paragraph-rsid="008b63bc"/>
    </style:style>
    <style:style style:name="P76" style:family="paragraph" style:parent-style-name="Tekst">
      <style:text-properties officeooo:paragraph-rsid="00901e4c"/>
    </style:style>
    <style:style style:name="P77" style:family="paragraph" style:parent-style-name="równanie">
      <style:paragraph-properties fo:margin-left="0pt" fo:margin-right="0pt" fo:text-indent="0pt" style:auto-text-indent="false"/>
      <style:text-properties officeooo:paragraph-rsid="00901e4c"/>
    </style:style>
    <style:style style:name="P78" style:family="paragraph" style:parent-style-name="Tekst">
      <style:text-properties officeooo:rsid="00901e4c" officeooo:paragraph-rsid="0091c960"/>
    </style:style>
    <style:style style:name="P79" style:family="paragraph" style:parent-style-name="Tekst">
      <style:text-properties officeooo:paragraph-rsid="0095caca"/>
    </style:style>
    <style:style style:name="P80" style:family="paragraph" style:parent-style-name="Tekst">
      <style:text-properties officeooo:paragraph-rsid="009833de"/>
    </style:style>
    <style:style style:name="P81" style:family="paragraph" style:parent-style-name="Tekst">
      <style:paragraph-properties fo:margin-left="0pt" fo:margin-right="0pt" fo:text-indent="0pt" style:auto-text-indent="false"/>
      <style:text-properties officeooo:paragraph-rsid="009833de"/>
    </style:style>
    <style:style style:name="P82" style:family="paragraph" style:parent-style-name="równanie">
      <style:paragraph-properties fo:margin-left="0pt" fo:margin-right="0pt" fo:text-indent="0pt" style:auto-text-indent="false"/>
      <style:text-properties officeooo:paragraph-rsid="009833de"/>
    </style:style>
    <style:style style:name="P83" style:family="paragraph" style:parent-style-name="Tekst">
      <style:text-properties officeooo:rsid="009a6b5f" officeooo:paragraph-rsid="009a6b5f"/>
    </style:style>
    <style:style style:name="P84" style:family="paragraph" style:parent-style-name="Tekst">
      <style:paragraph-properties fo:margin-left="0pt" fo:margin-right="0pt" fo:text-indent="0pt" style:auto-text-indent="false"/>
      <style:text-properties officeooo:rsid="009a6b5f" officeooo:paragraph-rsid="009a6b5f"/>
    </style:style>
    <style:style style:name="P85" style:family="paragraph" style:parent-style-name="Tekst">
      <style:text-properties officeooo:rsid="009d4481" officeooo:paragraph-rsid="009d4481"/>
    </style:style>
    <style:style style:name="P86" style:family="paragraph" style:parent-style-name="Tekst">
      <style:text-properties officeooo:paragraph-rsid="00aa15e0"/>
    </style:style>
    <style:style style:name="P87" style:family="paragraph" style:parent-style-name="Tekst">
      <style:text-properties officeooo:rsid="00aad476" officeooo:paragraph-rsid="00aad476"/>
    </style:style>
    <style:style style:name="P88" style:family="paragraph" style:parent-style-name="Tekst">
      <style:text-properties officeooo:rsid="00b098d0" officeooo:paragraph-rsid="00b098d0"/>
    </style:style>
    <style:style style:name="P89" style:family="paragraph" style:parent-style-name="Tabela_20_tekst">
      <style:text-properties officeooo:paragraph-rsid="00caddf2"/>
    </style:style>
    <style:style style:name="P90" style:family="paragraph" style:parent-style-name="Standard">
      <style:paragraph-properties fo:margin-left="0pt" fo:margin-right="0pt" fo:text-indent="0pt" style:auto-text-indent="false"/>
      <style:text-properties officeooo:paragraph-rsid="00caddf2"/>
    </style:style>
    <style:style style:name="P91" style:family="paragraph" style:parent-style-name="Tabela_20_tekst">
      <style:text-properties officeooo:rsid="00cddfd7" officeooo:paragraph-rsid="00cddfd7"/>
    </style:style>
    <style:style style:name="P92" style:family="paragraph" style:parent-style-name="Tekst">
      <style:text-properties officeooo:rsid="00bce473" officeooo:paragraph-rsid="00c16852"/>
    </style:style>
    <style:style style:name="P93" style:family="paragraph" style:parent-style-name="Tekst">
      <style:paragraph-properties fo:margin-left="0pt" fo:margin-right="0pt" fo:text-indent="0pt" style:auto-text-indent="false"/>
      <style:text-properties officeooo:rsid="00bce473" officeooo:paragraph-rsid="00c16852"/>
    </style:style>
    <style:style style:name="P94" style:family="paragraph" style:parent-style-name="Tekst">
      <style:paragraph-properties fo:margin-left="0pt" fo:margin-right="0pt" fo:text-indent="0pt" style:auto-text-indent="false"/>
      <style:text-properties officeooo:rsid="00c2196a" officeooo:paragraph-rsid="00c2196a"/>
    </style:style>
    <style:style style:name="P95" style:family="paragraph" style:parent-style-name="Tekst">
      <style:text-properties officeooo:paragraph-rsid="00c871f8"/>
    </style:style>
    <style:style style:name="P96" style:family="paragraph" style:parent-style-name="Tekst">
      <style:paragraph-properties fo:margin-left="0pt" fo:margin-right="0pt" fo:text-indent="0pt" style:auto-text-indent="false"/>
      <style:text-properties officeooo:paragraph-rsid="00c9e44c"/>
    </style:style>
    <style:style style:name="P97" style:family="paragraph" style:parent-style-name="Tekst">
      <style:text-properties officeooo:paragraph-rsid="00d3029b"/>
    </style:style>
    <style:style style:name="P98" style:family="paragraph" style:parent-style-name="Tekst">
      <style:paragraph-properties fo:margin-left="0pt" fo:margin-right="0pt" fo:text-indent="0pt" style:auto-text-indent="false"/>
      <style:text-properties officeooo:rsid="00ec5a23" officeooo:paragraph-rsid="00f23037"/>
    </style:style>
    <style:style style:name="P99" style:family="paragraph" style:parent-style-name="Tekst">
      <style:text-properties officeooo:rsid="00ec5a23" officeooo:paragraph-rsid="00f5927b"/>
    </style:style>
    <style:style style:name="P100" style:family="paragraph" style:parent-style-name="Tekst">
      <style:text-properties officeooo:rsid="00efbab2" officeooo:paragraph-rsid="00efbab2"/>
    </style:style>
    <style:style style:name="P101" style:family="paragraph" style:parent-style-name="Tekst">
      <style:paragraph-properties fo:margin-left="0pt" fo:margin-right="0pt" fo:text-indent="0pt" style:auto-text-indent="false"/>
      <style:text-properties officeooo:paragraph-rsid="00f118b4"/>
    </style:style>
    <style:style style:name="P102" style:family="paragraph" style:parent-style-name="Tekst">
      <style:text-properties officeooo:paragraph-rsid="00f23037"/>
    </style:style>
    <style:style style:name="P103" style:family="paragraph" style:parent-style-name="równanie">
      <style:text-properties officeooo:paragraph-rsid="00f23037"/>
    </style:style>
    <style:style style:name="P104" style:family="paragraph" style:parent-style-name="Tekst">
      <style:text-properties officeooo:paragraph-rsid="00f6f681"/>
    </style:style>
    <style:style style:name="P105" style:family="paragraph" style:parent-style-name="Tekst">
      <style:paragraph-properties fo:margin-left="0pt" fo:margin-right="0pt" fo:text-indent="0pt" style:auto-text-indent="false"/>
      <style:text-properties officeooo:paragraph-rsid="00f6f681"/>
    </style:style>
    <style:style style:name="P106" style:family="paragraph" style:parent-style-name="Tekst">
      <style:paragraph-properties fo:margin-left="0pt" fo:margin-right="0pt" fo:text-indent="0pt" style:auto-text-indent="false"/>
      <style:text-properties officeooo:rsid="00f99c2f" officeooo:paragraph-rsid="00f99c2f"/>
    </style:style>
    <style:style style:name="P107" style:family="paragraph" style:parent-style-name="Tekst">
      <style:text-properties officeooo:rsid="00fc721f" officeooo:paragraph-rsid="00fc721f"/>
    </style:style>
    <style:style style:name="P108"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109" style:family="paragraph" style:parent-style-name="Podpis_20_rysunku">
      <style:text-properties officeooo:rsid="010b5d99" officeooo:paragraph-rsid="010b5d99"/>
    </style:style>
    <style:style style:name="P110" style:family="paragraph" style:parent-style-name="Podpis_20_tabeli">
      <style:text-properties officeooo:rsid="010d2a9f" officeooo:paragraph-rsid="010d2a9f"/>
    </style:style>
    <style:style style:name="P111" style:family="paragraph" style:parent-style-name="Podtytul">
      <style:text-properties officeooo:rsid="002ecb5f" officeooo:paragraph-rsid="002ecb5f"/>
    </style:style>
    <style:style style:name="P112" style:family="paragraph" style:parent-style-name="Podtytul">
      <style:text-properties officeooo:rsid="00d2b73d" officeooo:paragraph-rsid="00d2b73d"/>
    </style:style>
    <style:style style:name="P113" style:family="paragraph" style:parent-style-name="Podtytul">
      <style:text-properties officeooo:rsid="00e42823" officeooo:paragraph-rsid="00e42823"/>
    </style:style>
    <style:style style:name="P114" style:family="paragraph" style:parent-style-name="Podtytul">
      <style:text-properties officeooo:rsid="00211025" officeooo:paragraph-rsid="00211025"/>
    </style:style>
    <style:style style:name="P115" style:family="paragraph" style:parent-style-name="Podtytul">
      <style:text-properties officeooo:paragraph-rsid="00294a2a"/>
    </style:style>
    <style:style style:name="P116" style:family="paragraph" style:parent-style-name="Podtytul">
      <style:text-properties officeooo:rsid="00e73ed1" officeooo:paragraph-rsid="00ea8d8e"/>
    </style:style>
    <style:style style:name="P117" style:family="paragraph" style:parent-style-name="Podtytul">
      <style:text-properties officeooo:paragraph-rsid="00f99c2f"/>
    </style:style>
    <style:style style:name="P118" style:family="paragraph" style:parent-style-name="Podtytul">
      <style:text-properties officeooo:rsid="00fc721f" officeooo:paragraph-rsid="00fc721f"/>
    </style:style>
    <style:style style:name="P119" style:family="paragraph" style:parent-style-name="Podtytul">
      <style:text-properties officeooo:paragraph-rsid="010b5d99"/>
    </style:style>
    <style:style style:name="P120" style:family="paragraph" style:parent-style-name="Punkt_20_podrozdzialu">
      <style:text-properties officeooo:rsid="002ecb5f" officeooo:paragraph-rsid="002ecb5f"/>
    </style:style>
    <style:style style:name="P121" style:family="paragraph" style:parent-style-name="Punkt_20_podrozdzialu">
      <style:text-properties officeooo:rsid="00505992" officeooo:paragraph-rsid="00505992"/>
    </style:style>
    <style:style style:name="P122" style:family="paragraph" style:parent-style-name="Punkt_20_podrozdzialu">
      <style:text-properties fo:font-weight="normal" officeooo:rsid="0051c588" officeooo:paragraph-rsid="0051c588" style:font-weight-asian="normal" style:font-weight-complex="normal"/>
    </style:style>
    <style:style style:name="P123" style:family="paragraph" style:parent-style-name="Punkt_20_podrozdzialu">
      <style:text-properties officeooo:rsid="005f80b5" officeooo:paragraph-rsid="005f80b5"/>
    </style:style>
    <style:style style:name="P124" style:family="paragraph" style:parent-style-name="Punkt_20_podrozdzialu">
      <style:text-properties officeooo:rsid="00769147" officeooo:paragraph-rsid="00769147"/>
    </style:style>
    <style:style style:name="P125" style:family="paragraph" style:parent-style-name="Punkt_20_podrozdzialu">
      <style:text-properties officeooo:rsid="00f23037" officeooo:paragraph-rsid="00f23037"/>
    </style:style>
    <style:style style:name="P126" style:family="paragraph" style:parent-style-name="Punkt_20_podrozdzialu">
      <style:text-properties officeooo:rsid="009bb8b9" officeooo:paragraph-rsid="009bb8b9"/>
    </style:style>
    <style:style style:name="P127" style:family="paragraph" style:parent-style-name="Punkt_20_podrozdzialu">
      <style:text-properties officeooo:rsid="010067a8" officeooo:paragraph-rsid="010067a8"/>
    </style:style>
    <style:style style:name="P128" style:family="paragraph" style:parent-style-name="Punkt_20_podrozdzialu">
      <style:text-properties officeooo:rsid="010d2a9f" officeooo:paragraph-rsid="010d2a9f"/>
    </style:style>
    <style:style style:name="P129" style:family="paragraph" style:parent-style-name="Table_20_Contents">
      <style:paragraph-properties fo:text-align="justify" style:justify-single-word="false"/>
      <style:text-properties fo:font-size="10pt" style:font-size-asian="8.80000019073486pt" style:font-size-complex="10pt"/>
    </style:style>
    <style:style style:name="P130" style:family="paragraph" style:parent-style-name="Table_20_Contents">
      <style:paragraph-properties fo:text-align="justify" style:justify-single-word="false"/>
      <style:text-properties style:text-line-through-style="solid" style:text-line-through-type="single" fo:font-size="10pt" style:font-size-asian="8.80000019073486pt" style:font-size-complex="10pt"/>
    </style:style>
    <style:style style:name="P131" style:family="paragraph" style:parent-style-name="Tekst" style:list-style-name="Numbering_20_123">
      <style:text-properties officeooo:rsid="0027fee0" officeooo:paragraph-rsid="0027fee0"/>
    </style:style>
    <style:style style:name="P132" style:family="paragraph" style:parent-style-name="Tekst" style:list-style-name="L1">
      <style:text-properties officeooo:rsid="0062b2ae" officeooo:paragraph-rsid="0062b2ae"/>
    </style:style>
    <style:style style:name="P133" style:family="paragraph" style:parent-style-name="Tekst" style:list-style-name="L1">
      <style:text-properties officeooo:rsid="0068ca86" officeooo:paragraph-rsid="0068ca86"/>
    </style:style>
    <style:style style:name="P134" style:family="paragraph" style:parent-style-name="Tekst" style:list-style-name="L2">
      <style:text-properties officeooo:rsid="0066f79f" officeooo:paragraph-rsid="0066f79f"/>
    </style:style>
    <style:style style:name="P135" style:family="paragraph" style:parent-style-name="Tekst">
      <style:text-properties officeooo:paragraph-rsid="00791c7a"/>
    </style:style>
    <style:style style:name="P136" style:family="paragraph" style:parent-style-name="Tekst">
      <style:text-properties officeooo:rsid="01001f0e" officeooo:paragraph-rsid="01001f0e"/>
    </style:style>
    <style:style style:name="P137" style:family="paragraph" style:parent-style-name="Tekst">
      <style:paragraph-properties fo:margin-left="0pt" fo:margin-right="0pt" fo:text-indent="0pt" style:auto-text-indent="false"/>
      <style:text-properties officeooo:rsid="01022bbc" officeooo:paragraph-rsid="01022bbc"/>
    </style:style>
    <style:style style:name="P138" style:family="paragraph" style:parent-style-name="Tekst">
      <style:text-properties officeooo:rsid="01022bbc" officeooo:paragraph-rsid="0103074b"/>
    </style:style>
    <style:style style:name="P139" style:family="paragraph" style:parent-style-name="Tekst">
      <style:paragraph-properties fo:margin-left="0pt" fo:margin-right="0pt" fo:text-indent="0pt" style:auto-text-indent="false"/>
      <style:text-properties officeooo:paragraph-rsid="01022bbc"/>
    </style:style>
    <style:style style:name="P140" style:family="paragraph" style:parent-style-name="Tekst">
      <style:text-properties officeooo:paragraph-rsid="010b5d99"/>
    </style:style>
    <style:style style:name="P141" style:family="paragraph" style:parent-style-name="Tekst">
      <style:text-properties officeooo:rsid="010d2a9f" officeooo:paragraph-rsid="010d2a9f"/>
    </style:style>
    <style:style style:name="P142" style:family="paragraph" style:parent-style-name="Tytul_20_rozdzialu">
      <style:text-properties officeooo:rsid="002ecb5f" officeooo:paragraph-rsid="002ecb5f"/>
    </style:style>
    <style:style style:name="P143" style:family="paragraph" style:parent-style-name="Tytul_20_rozdzialu">
      <style:text-properties officeooo:rsid="00cfd2ab" officeooo:paragraph-rsid="00cfd2ab"/>
    </style:style>
    <style:style style:name="P144" style:family="paragraph" style:parent-style-name="Tytul_20_rozdzialu">
      <style:text-properties officeooo:rsid="00211025" officeooo:paragraph-rsid="00211025"/>
    </style:style>
    <style:style style:name="P145" style:family="paragraph" style:parent-style-name="Tytul_20_rozdzialu">
      <style:text-properties officeooo:rsid="009a6b5f" officeooo:paragraph-rsid="009a6b5f"/>
    </style:style>
    <style:style style:name="P146" style:family="paragraph" style:parent-style-name="równanie">
      <style:paragraph-properties fo:margin-left="0pt" fo:margin-right="0pt" fo:text-indent="0pt" style:auto-text-indent="false"/>
    </style:style>
    <style:style style:name="P147"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148"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officeooo:rsid="004b9067"/>
    </style:style>
    <style:style style:name="T43" style:family="text">
      <style:text-properties officeooo:rsid="004ecfd2"/>
    </style:style>
    <style:style style:name="T44" style:family="text">
      <style:text-properties officeooo:rsid="004f4dc9"/>
    </style:style>
    <style:style style:name="T45" style:family="text">
      <style:text-properties officeooo:rsid="00505992"/>
    </style:style>
    <style:style style:name="T46" style:family="text">
      <style:text-properties officeooo:rsid="0051c588"/>
    </style:style>
    <style:style style:name="T47" style:family="text">
      <style:text-properties officeooo:rsid="0052fa1d"/>
    </style:style>
    <style:style style:name="T48" style:family="text">
      <style:text-properties officeooo:rsid="005318f0"/>
    </style:style>
    <style:style style:name="T49" style:family="text">
      <style:text-properties officeooo:rsid="00537068"/>
    </style:style>
    <style:style style:name="T50" style:family="text">
      <style:text-properties officeooo:rsid="00544330"/>
    </style:style>
    <style:style style:name="T51" style:family="text">
      <style:text-properties officeooo:rsid="0055ab26"/>
    </style:style>
    <style:style style:name="T52" style:family="text">
      <style:text-properties fo:font-style="italic" officeooo:rsid="0055ab26" style:font-style-asian="italic" style:font-style-complex="italic"/>
    </style:style>
    <style:style style:name="T53" style:family="text">
      <style:text-properties fo:font-style="italic" officeooo:rsid="01093b4d" style:font-style-asian="italic" style:font-style-complex="italic"/>
    </style:style>
    <style:style style:name="T54" style:family="text">
      <style:text-properties fo:font-style="italic" officeooo:rsid="00aa15e0" fo:background-color="#ffff00" loext:char-shading-value="0" style:font-style-asian="italic" style:font-style-complex="italic"/>
    </style:style>
    <style:style style:name="T55" style:family="text">
      <style:text-properties fo:font-style="italic" officeooo:rsid="00a90a8a" fo:background-color="#ffff00" loext:char-shading-value="0" style:font-style-asian="italic" style:font-style-complex="italic"/>
    </style:style>
    <style:style style:name="T56" style:family="text">
      <style:text-properties fo:font-style="italic" officeooo:rsid="00aad476" fo:background-color="#ffff00" loext:char-shading-value="0" style:font-style-asian="italic" style:font-style-complex="italic"/>
    </style:style>
    <style:style style:name="T57" style:family="text">
      <style:text-properties fo:font-style="normal" officeooo:rsid="0055ab26" style:font-style-asian="normal" style:font-style-complex="normal"/>
    </style:style>
    <style:style style:name="T58" style:family="text">
      <style:text-properties fo:font-style="normal" officeooo:rsid="005a9b2b" style:font-style-asian="normal" style:font-style-complex="normal"/>
    </style:style>
    <style:style style:name="T59" style:family="text">
      <style:text-properties fo:font-style="normal" officeooo:rsid="005c5377" style:font-style-asian="normal" style:font-style-complex="normal"/>
    </style:style>
    <style:style style:name="T60" style:family="text">
      <style:text-properties fo:font-style="normal" officeooo:rsid="005f1390" style:font-style-asian="normal" style:font-style-complex="normal"/>
    </style:style>
    <style:style style:name="T61" style:family="text">
      <style:text-properties fo:font-style="normal" officeooo:rsid="004ecfd2" style:font-style-asian="normal" style:font-style-complex="normal"/>
    </style:style>
    <style:style style:name="T62" style:family="text">
      <style:text-properties fo:font-style="normal" officeooo:rsid="00655d30" style:font-style-asian="normal" style:font-style-complex="normal"/>
    </style:style>
    <style:style style:name="T63" style:family="text">
      <style:text-properties fo:font-style="normal" officeooo:rsid="00d8fea4" style:font-style-asian="normal" style:font-style-complex="normal"/>
    </style:style>
    <style:style style:name="T64" style:family="text">
      <style:text-properties fo:font-style="normal" officeooo:rsid="00da3ad6" style:font-style-asian="normal" style:font-style-complex="normal"/>
    </style:style>
    <style:style style:name="T65" style:family="text">
      <style:text-properties fo:font-style="normal" officeooo:rsid="00dc3139" style:font-style-asian="normal" style:font-style-complex="normal"/>
    </style:style>
    <style:style style:name="T66" style:family="text">
      <style:text-properties fo:font-style="normal" officeooo:rsid="01093b4d" style:font-style-asian="normal" style:font-style-complex="normal"/>
    </style:style>
    <style:style style:name="T67" style:family="text">
      <style:text-properties officeooo:rsid="0057a36e"/>
    </style:style>
    <style:style style:name="T68" style:family="text">
      <style:text-properties officeooo:rsid="00598dc4"/>
    </style:style>
    <style:style style:name="T69" style:family="text">
      <style:text-properties officeooo:rsid="005c5377"/>
    </style:style>
    <style:style style:name="T70" style:family="text">
      <style:text-properties officeooo:rsid="005fceb8"/>
    </style:style>
    <style:style style:name="T71" style:family="text">
      <style:text-properties officeooo:rsid="006153a3"/>
    </style:style>
    <style:style style:name="T72" style:family="text">
      <style:text-properties officeooo:rsid="006285da"/>
    </style:style>
    <style:style style:name="T73" style:family="text">
      <style:text-properties officeooo:rsid="0062b2ae"/>
    </style:style>
    <style:style style:name="T74" style:family="text">
      <style:text-properties officeooo:rsid="00635dac"/>
    </style:style>
    <style:style style:name="T75" style:family="text">
      <style:text-properties officeooo:rsid="00655d30"/>
    </style:style>
    <style:style style:name="T76" style:family="text">
      <style:text-properties fo:font-weight="bold" style:font-weight-asian="bold" style:font-weight-complex="bold"/>
    </style:style>
    <style:style style:name="T77" style:family="text">
      <style:text-properties fo:font-weight="bold" officeooo:rsid="004b9067" style:font-weight-asian="bold" style:font-weight-complex="bold"/>
    </style:style>
    <style:style style:name="T78" style:family="text">
      <style:text-properties fo:font-weight="bold" officeooo:rsid="00774cac" style:font-weight-asian="bold" style:font-weight-complex="bold"/>
    </style:style>
    <style:style style:name="T79" style:family="text">
      <style:text-properties fo:font-weight="bold" officeooo:rsid="00791c7a" style:font-weight-asian="bold" style:font-weight-complex="bold"/>
    </style:style>
    <style:style style:name="T80" style:family="text">
      <style:text-properties officeooo:rsid="0068ca86"/>
    </style:style>
    <style:style style:name="T81" style:family="text">
      <style:text-properties officeooo:rsid="00691750"/>
    </style:style>
    <style:style style:name="T82" style:family="text">
      <style:text-properties officeooo:rsid="006a9247"/>
    </style:style>
    <style:style style:name="T83" style:family="text">
      <style:text-properties officeooo:rsid="006c4b54"/>
    </style:style>
    <style:style style:name="T84" style:family="text">
      <style:text-properties officeooo:rsid="006e0645"/>
    </style:style>
    <style:style style:name="T85" style:family="text">
      <style:text-properties officeooo:rsid="006f231f"/>
    </style:style>
    <style:style style:name="T86" style:family="text">
      <style:text-properties officeooo:rsid="007049fb"/>
    </style:style>
    <style:style style:name="T87" style:family="text">
      <style:text-properties officeooo:rsid="0070960f"/>
    </style:style>
    <style:style style:name="T88" style:family="text">
      <style:text-properties officeooo:rsid="0070ea03"/>
    </style:style>
    <style:style style:name="T89" style:family="text">
      <style:text-properties officeooo:rsid="007170b9"/>
    </style:style>
    <style:style style:name="T90" style:family="text">
      <style:text-properties officeooo:rsid="0072f5fb"/>
    </style:style>
    <style:style style:name="T91" style:family="text">
      <style:text-properties officeooo:rsid="00731dee"/>
    </style:style>
    <style:style style:name="T92" style:family="text">
      <style:text-properties officeooo:rsid="00769147"/>
    </style:style>
    <style:style style:name="T93" style:family="text">
      <style:text-properties officeooo:rsid="00774cac"/>
    </style:style>
    <style:style style:name="T94" style:family="text">
      <style:text-properties officeooo:rsid="00791c7a"/>
    </style:style>
    <style:style style:name="T95" style:family="text">
      <style:text-properties officeooo:rsid="00799160"/>
    </style:style>
    <style:style style:name="T96" style:family="text">
      <style:text-properties officeooo:rsid="007a5985"/>
    </style:style>
    <style:style style:name="T97" style:family="text">
      <style:text-properties officeooo:rsid="007c5047"/>
    </style:style>
    <style:style style:name="T98" style:family="text">
      <style:text-properties officeooo:rsid="007e3ef2"/>
    </style:style>
    <style:style style:name="T99" style:family="text">
      <style:text-properties officeooo:rsid="0080894a"/>
    </style:style>
    <style:style style:name="T100" style:family="text">
      <style:text-properties officeooo:rsid="008878c0"/>
    </style:style>
    <style:style style:name="T101" style:family="text">
      <style:text-properties officeooo:rsid="0089291e"/>
    </style:style>
    <style:style style:name="T102" style:family="text">
      <style:text-properties officeooo:rsid="0089f09a"/>
    </style:style>
    <style:style style:name="T103" style:family="text">
      <style:text-properties officeooo:rsid="008b63bc"/>
    </style:style>
    <style:style style:name="T104" style:family="text">
      <style:text-properties officeooo:rsid="008c7b91"/>
    </style:style>
    <style:style style:name="T105" style:family="text">
      <style:text-properties officeooo:rsid="008e6a21"/>
    </style:style>
    <style:style style:name="T106" style:family="text">
      <style:text-properties officeooo:rsid="00901e4c"/>
    </style:style>
    <style:style style:name="T107" style:family="text">
      <style:text-properties officeooo:rsid="009043c4"/>
    </style:style>
    <style:style style:name="T108" style:family="text">
      <style:text-properties officeooo:rsid="00915afc"/>
    </style:style>
    <style:style style:name="T109" style:family="text">
      <style:text-properties officeooo:rsid="0091c960"/>
    </style:style>
    <style:style style:name="T110" style:family="text">
      <style:text-properties officeooo:rsid="00921c29"/>
    </style:style>
    <style:style style:name="T111" style:family="text">
      <style:text-properties officeooo:rsid="009234da"/>
    </style:style>
    <style:style style:name="T112" style:family="text">
      <style:text-properties officeooo:rsid="0093d8d5"/>
    </style:style>
    <style:style style:name="T113" style:family="text">
      <style:text-properties officeooo:rsid="0094cfb8"/>
    </style:style>
    <style:style style:name="T114" style:family="text">
      <style:text-properties officeooo:rsid="0095caca"/>
    </style:style>
    <style:style style:name="T115" style:family="text">
      <style:text-properties officeooo:rsid="009833de"/>
    </style:style>
    <style:style style:name="T116" style:family="text">
      <style:text-properties officeooo:rsid="00991e33"/>
    </style:style>
    <style:style style:name="T117" style:family="text">
      <style:text-properties officeooo:rsid="0099c11f"/>
    </style:style>
    <style:style style:name="T118" style:family="text">
      <style:text-properties officeooo:rsid="009a0c00"/>
    </style:style>
    <style:style style:name="T119" style:family="text">
      <style:text-properties officeooo:rsid="00325985"/>
    </style:style>
    <style:style style:name="T120" style:family="text">
      <style:text-properties officeooo:rsid="009a6b5f"/>
    </style:style>
    <style:style style:name="T121" style:family="text">
      <style:text-properties officeooo:rsid="009dfd32"/>
    </style:style>
    <style:style style:name="T122" style:family="text">
      <style:text-properties officeooo:rsid="00a1260e"/>
    </style:style>
    <style:style style:name="T123" style:family="text">
      <style:text-properties officeooo:rsid="00a39fc2"/>
    </style:style>
    <style:style style:name="T124" style:family="text">
      <style:text-properties officeooo:rsid="00a43ca6"/>
    </style:style>
    <style:style style:name="T125" style:family="text">
      <style:text-properties officeooo:rsid="00a5bee9"/>
    </style:style>
    <style:style style:name="T126" style:family="text">
      <style:text-properties officeooo:rsid="00a5c638"/>
    </style:style>
    <style:style style:name="T127" style:family="text">
      <style:text-properties officeooo:rsid="00a6864c"/>
    </style:style>
    <style:style style:name="T128" style:family="text">
      <style:text-properties officeooo:rsid="00a90a8a"/>
    </style:style>
    <style:style style:name="T129" style:family="text">
      <style:text-properties officeooo:rsid="00aad476"/>
    </style:style>
    <style:style style:name="T130" style:family="text">
      <style:text-properties officeooo:rsid="00ada3d3"/>
    </style:style>
    <style:style style:name="T131" style:family="text">
      <style:text-properties officeooo:rsid="00ae2d82"/>
    </style:style>
    <style:style style:name="T132" style:family="text">
      <style:text-properties officeooo:rsid="00b098d0"/>
    </style:style>
    <style:style style:name="T133" style:family="text">
      <style:text-properties officeooo:rsid="00b0a84f"/>
    </style:style>
    <style:style style:name="T134" style:family="text">
      <style:text-properties officeooo:rsid="00b19e88"/>
    </style:style>
    <style:style style:name="T135" style:family="text">
      <style:text-properties officeooo:rsid="00b75354"/>
    </style:style>
    <style:style style:name="T136" style:family="text">
      <style:text-properties officeooo:rsid="00baa71e"/>
    </style:style>
    <style:style style:name="T137" style:family="text">
      <style:text-properties officeooo:rsid="00bd1192"/>
    </style:style>
    <style:style style:name="T138" style:family="text">
      <style:text-properties officeooo:rsid="00bd40fb"/>
    </style:style>
    <style:style style:name="T139" style:family="text">
      <style:text-properties officeooo:rsid="00bf1d71"/>
    </style:style>
    <style:style style:name="T140" style:family="text">
      <style:text-properties officeooo:rsid="00bfb816"/>
    </style:style>
    <style:style style:name="T141" style:family="text">
      <style:text-properties officeooo:rsid="00c16852"/>
    </style:style>
    <style:style style:name="T142" style:family="text">
      <style:text-properties officeooo:rsid="00c2196a"/>
    </style:style>
    <style:style style:name="T143" style:family="text">
      <style:text-properties officeooo:rsid="00c2fa5f"/>
    </style:style>
    <style:style style:name="T144" style:family="text">
      <style:text-properties officeooo:rsid="00c4abdf"/>
    </style:style>
    <style:style style:name="T145" style:family="text">
      <style:text-properties officeooo:rsid="00c4f48d"/>
    </style:style>
    <style:style style:name="T146" style:family="text">
      <style:text-properties officeooo:rsid="00c4f856"/>
    </style:style>
    <style:style style:name="T147" style:family="text">
      <style:text-properties officeooo:rsid="00c5c373"/>
    </style:style>
    <style:style style:name="T148" style:family="text">
      <style:text-properties officeooo:rsid="00c6d8c0"/>
    </style:style>
    <style:style style:name="T149" style:family="text">
      <style:text-properties officeooo:rsid="00c871f8"/>
    </style:style>
    <style:style style:name="T150" style:family="text">
      <style:text-properties officeooo:rsid="00c9e44c"/>
    </style:style>
    <style:style style:name="T151" style:family="text">
      <style:text-properties officeooo:rsid="00caddf2"/>
    </style:style>
    <style:style style:name="T152" style:family="text">
      <style:text-properties officeooo:rsid="00d3029b"/>
    </style:style>
    <style:style style:name="T153" style:family="text">
      <style:text-properties officeooo:rsid="00d4a7a0"/>
    </style:style>
    <style:style style:name="T154" style:family="text">
      <style:text-properties officeooo:rsid="00d562e9"/>
    </style:style>
    <style:style style:name="T155" style:family="text">
      <style:text-properties officeooo:rsid="00d6b3b0"/>
    </style:style>
    <style:style style:name="T156" style:family="text">
      <style:text-properties officeooo:rsid="00d833e8"/>
    </style:style>
    <style:style style:name="T157" style:family="text">
      <style:text-properties officeooo:rsid="00d8fea4"/>
    </style:style>
    <style:style style:name="T158" style:family="text">
      <style:text-properties officeooo:rsid="00da3ad6"/>
    </style:style>
    <style:style style:name="T159" style:family="text">
      <style:text-properties officeooo:rsid="00ddf471"/>
    </style:style>
    <style:style style:name="T160" style:family="text">
      <style:text-properties officeooo:rsid="00df0121"/>
    </style:style>
    <style:style style:name="T161" style:family="text">
      <style:text-properties officeooo:rsid="00df8d5b"/>
    </style:style>
    <style:style style:name="T162" style:family="text">
      <style:text-properties officeooo:rsid="00e05afd"/>
    </style:style>
    <style:style style:name="T163" style:family="text">
      <style:text-properties officeooo:rsid="00e195c3"/>
    </style:style>
    <style:style style:name="T164" style:family="text">
      <style:text-properties officeooo:rsid="00e253f2"/>
    </style:style>
    <style:style style:name="T165" style:family="text">
      <style:text-properties officeooo:rsid="00e73ed1"/>
    </style:style>
    <style:style style:name="T166" style:family="text">
      <style:text-properties officeooo:rsid="00e8a9e3"/>
    </style:style>
    <style:style style:name="T167" style:family="text">
      <style:text-properties officeooo:rsid="00ea50bc"/>
    </style:style>
    <style:style style:name="T168" style:family="text">
      <style:text-properties style:font-name="Noto Sans" fo:font-size="10pt" officeooo:rsid="00ea50bc"/>
    </style:style>
    <style:style style:name="T169" style:family="text">
      <style:text-properties officeooo:rsid="00ea8d8e"/>
    </style:style>
    <style:style style:name="T170" style:family="text">
      <style:text-properties officeooo:rsid="00eaef01"/>
    </style:style>
    <style:style style:name="T171" style:family="text">
      <style:text-properties officeooo:rsid="00ec5a23"/>
    </style:style>
    <style:style style:name="T172" style:family="text">
      <style:text-properties officeooo:rsid="00edd59f"/>
    </style:style>
    <style:style style:name="T173" style:family="text">
      <style:text-properties officeooo:rsid="00efbab2"/>
    </style:style>
    <style:style style:name="T174" style:family="text">
      <style:text-properties officeooo:rsid="00f118b4"/>
    </style:style>
    <style:style style:name="T175" style:family="text">
      <style:text-properties officeooo:rsid="00f2286e"/>
    </style:style>
    <style:style style:name="T176" style:family="text">
      <style:text-properties officeooo:rsid="00f23037"/>
    </style:style>
    <style:style style:name="T177" style:family="text">
      <style:text-properties officeooo:rsid="00f2cf07"/>
    </style:style>
    <style:style style:name="T178" style:family="text">
      <style:text-properties officeooo:rsid="00f40def"/>
    </style:style>
    <style:style style:name="T179" style:family="text">
      <style:text-properties officeooo:rsid="00f5927b"/>
    </style:style>
    <style:style style:name="T180" style:family="text">
      <style:text-properties officeooo:rsid="00f65360"/>
    </style:style>
    <style:style style:name="T181" style:family="text">
      <style:text-properties officeooo:rsid="00f6f681"/>
    </style:style>
    <style:style style:name="T182" style:family="text">
      <style:text-properties officeooo:rsid="00f99c2f"/>
    </style:style>
    <style:style style:name="T183" style:family="text">
      <style:text-properties officeooo:rsid="00fa58a3"/>
    </style:style>
    <style:style style:name="T184" style:family="text">
      <style:text-properties officeooo:rsid="00fa736b"/>
    </style:style>
    <style:style style:name="T185" style:family="text">
      <style:text-properties style:text-line-through-style="solid" style:text-line-through-type="single"/>
    </style:style>
    <style:style style:name="T186" style:family="text">
      <style:text-properties style:text-line-through-style="solid" style:text-line-through-type="single" officeooo:rsid="00b0a84f"/>
    </style:style>
    <style:style style:name="T187" style:family="text">
      <style:text-properties style:text-line-through-style="solid" style:text-line-through-type="single" officeooo:rsid="00baa71e"/>
    </style:style>
    <style:style style:name="T188" style:family="text">
      <style:text-properties style:text-line-through-style="solid" style:text-line-through-type="single" officeooo:rsid="00b19e88"/>
    </style:style>
    <style:style style:name="T189" style:family="text">
      <style:text-properties style:text-line-through-style="solid" style:text-line-through-type="single" officeooo:rsid="00b377fa"/>
    </style:style>
    <style:style style:name="T190"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191" style:family="text">
      <style:text-properties officeooo:rsid="00fc721f"/>
    </style:style>
    <style:style style:name="T192" style:family="text">
      <style:text-properties officeooo:rsid="01022bbc"/>
    </style:style>
    <style:style style:name="T193" style:family="text">
      <style:text-properties officeooo:rsid="0103074b"/>
    </style:style>
    <style:style style:name="T194" style:family="text">
      <style:text-properties officeooo:rsid="0103faa7"/>
    </style:style>
    <style:style style:name="T195" style:family="text">
      <style:text-properties officeooo:rsid="01050b2d"/>
    </style:style>
    <style:style style:name="T196" style:family="text">
      <style:text-properties officeooo:rsid="0106e308"/>
    </style:style>
    <style:style style:name="T197" style:family="text">
      <style:text-properties officeooo:rsid="01078053"/>
    </style:style>
    <style:style style:name="T198" style:family="text">
      <style:text-properties officeooo:rsid="01093b4d"/>
    </style:style>
    <style:style style:name="T199" style:family="text">
      <style:text-properties officeooo:rsid="010a6a7b"/>
    </style:style>
    <style:style style:name="T200" style:family="text">
      <style:text-properties officeooo:rsid="010b5d99"/>
    </style:style>
    <style:style style:name="T201" style:family="text">
      <style:text-properties officeooo:rsid="010d2a9f"/>
    </style:style>
    <style:style style:name="T202" style:family="text">
      <style:text-properties officeooo:rsid="010ecc6f"/>
    </style:style>
    <style:style style:name="T203" style:family="text">
      <style:text-properties officeooo:rsid="010f3cd0"/>
    </style:style>
    <style:style style:name="T204"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5"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6"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7"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6"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lt;<text:span text:style-name="T1">strona tytułowa&g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oświadczenie autora pracy&gt;</text:span></text:p>
      <text:p text:style-name="P5">kolejne strony</text:p>
      <text:p text:style-name="P5">&lt;streszczenie&gt;</text:p>
      <text:p text:style-name="P5">&lt;abstract&gt;</text:p>
      <text:p text:style-name="P5">&lt;spis treści&gt;</text:p>
      <text:p text:style-name="P5">&lt;wykaz najważniejszych oznaczeń I skrótów&gt;</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42" text:outline-level="1"><text:soft-page-break/>WSTĘP i Cel pracy</text:h>
      <text:h text:style-name="P111" text:outline-level="2">Wprowadzenie</text:h>
      <text:h text:style-name="P120" text:outline-level="3" text:is-list-header="true"/>
      <text:h text:style-name="P111" text:outline-level="2">Cel i zakres pracy</text:h>
      <text:p text:style-name="P10">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8"/>
      <text:p text:style-name="P11">Zakres pracy obejmuje:</text:p>
      <text:p text:style-name="P11"/>
      <text:p text:style-name="P11">1. <text:tab/>przegląd literatury obejmujący zagadnienia związane z aktualnymi rozwiązanami i stanem wiedzy na temat systemów sterowania quadcopterem,</text:p>
      <text:p text:style-name="P11">2. <text:tab/>analizę modelu matematycznego quadcoptera,</text:p>
      <text:p text:style-name="P11">3. <text:tab/>Implementację modelu matematycznego w środowisku symulacyjnym,</text:p>
      <text:p text:style-name="P11">4. <text:tab/>przeprowadzenie uczenia ze wzmocnieniem z wykorzystaniem środowiska symulacyjnego,</text:p>
      <text:p text:style-name="P11">5. <text:tab/>budowę drona wraz z podrzędną pętlą sterowania,</text:p>
      <text:p text:style-name="P11">6.<text:tab/>implementację wytrenowanego modelu na platformie sprzędowej do celów sterowania rzeczywistym dronem,</text:p>
      <text:p text:style-name="P11">7. <text:tab/>weryfikację poprawności działania zbudowanego systemu i analiza wyników.</text:p>
      <text:h text:style-name="P111" text:outline-level="2">Struktura pracy </text:h>
      <text:p text:style-name="P3"/>
      <text:p text:style-name="P3"/>
      <text:p text:style-name="P3"/>
      <text:p text:style-name="P3"/>
      <text:p text:style-name="P3"/>
      <text:p text:style-name="P3"/>
      <text:p text:style-name="P3"/>
      <text:h text:style-name="P143" text:outline-level="1">Obecny stan wiedzy</text:h>
      <text:h text:style-name="P112" text:outline-level="2" text:is-list-header="true"/>
      <text:h text:style-name="P112" text:outline-level="2"><text:soft-page-break/>Adaptacyjne systemy sterowania</text:h>
      <text:h text:style-name="P112" text:outline-level="2" text:is-list-header="true"/>
      <text:h text:style-name="P112" text:outline-level="2">Uczenie ze wzmocnieniem w adaptacyjnych systemach sterowania</text:h>
      <text:p text:style-name="P97">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52">zaproponowali wykorzystanie metody DPG (ang. Deterministic Policy Gradient) <text:s/>do zadania strojenia regulatora typu PID. Strojenie regulatora polega na takim doborze jego parametrów, aby układ zamknięty był stabilny </text:span><text:span text:style-name="T153">oraz spełniał wymogi jakościowe</text:span><text:span text:style-name="T152">. </text:span><text:span text:style-name="T153">Autorzy zwrócili </text:span><text:span text:style-name="T152">szczególną uwagę na potrzebę ograniczenia przestrzeni poszukiw</text:span><text:span text:style-name="T153">ań optymalnych parametrów</text:span><text:span text:style-name="T152"> do regionu, w którym układ za</text:span><text:span text:style-name="T153">mknięty jest stabilny.</text:span><text:span text:style-name="T152"> </text:span><text:span text:style-name="T153">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54">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55">stabilność układu zamkniętego, ale uzyskana jakoś</text:span><text:span text:style-name="T156">ć</text:span><text:span text:style-name="T155"> regulacji może być niezadowalająca. </text:span><text:span text:style-name="T158">W związku z tym istnieje potrzeba dostrojenia regulatora, w czym przydatna okazała się metoda DPG. </text:span><text:span text:style-name="T155">Podczas swoich badań autorzy zauważyli również, że zaproponowana metoda umożliwia adaptację regulatora do zmiennych warunków procesu. Zasymulowali sytuację, w której parametry procesu zmieniają się po </text:span><text:span text:style-name="T156">wcześniejszym </text:span><text:span text:style-name="T155">wyuczeniu agenta i sprawdzili czy </text:span><text:span text:style-name="T158">agent jest w stanie dostosować swoją strategię</text:span><text:span text:style-name="T155"> do tej zmiany. </text:span><text:span text:style-name="T158">Początkowo jakość regulacji znacząco spadła, ale p</text:span><text:span text:style-name="T156">o </text:span><text:span text:style-name="T157">wykonaniu</text:span><text:span text:style-name="T156"> około 3000 epizodów uczenia agent uzyskał </text:span><text:span text:style-name="T157">wyniki lepsze</text:span><text:span text:style-name="T156"> o</text:span><text:span text:style-name="T157">d</text:span><text:span text:style-name="T156"> tradycyjnego mechanizmu adaptacyjnego polegając</text:span><text:span text:style-name="T157">ego</text:span><text:span text:style-name="T156"> na harmonogramowaniu parametrów regulatora (ang. gain scheduling).</text:span><text:span text:style-name="T158"> </text:span><text:span text:style-name="T157">Autorzy podkreślają, że metoda </text:span><text:span text:style-name="T63">harmonogramowania parametrów regulatora </text:span><text:span text:style-name="T64">wymaga</text:span><text:span text:style-name="T63"> znajomości </text:span><text:span text:style-name="T64">i możliwości pomiaru</text:span><text:span text:style-name="T63"> parametrów procesu. </text:span><text:span text:style-name="T64">Warunek ten </text:span><text:span text:style-name="T65">jednak często nie jest spełniony.</text:span><text:span text:style-name="T64"> </text:span><text:span text:style-name="T63">W tym kontekście </text:span><text:span text:style-name="T65">wartościowe stają się </text:span><text:span text:style-name="T63">meto</text:span><text:span text:style-name="T65">dy</text:span><text:span text:style-name="T63"> uczenia ze wzmocnieniem, </text:span><text:span text:style-name="T65">które </text:span><text:span text:style-name="T63"><text:s/></text:span><text:span text:style-name="T65">umozliwiają uzyskanie</text:span><text:span text:style-name="T63"> strategii </text:span><text:span text:style-name="T65">doboru parametrów regulatora</text:span><text:span text:style-name="T63"> na podstawie interakcji z procesem.</text:span></text:p>
      <text:p text:style-name="Tekst"><text:span text:style-name="T159">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59">[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59"> powiązali algorytm sterowania predykcyjnego MPC (ang. Model Predicitve Control) z algorytmem PPO (ang. Proximal Policy Optimization) </text:span><text:span text:style-name="T160">w problemie sterowania chodem robota czworonożnego. Agent uczenia ze wzmocnieniem wyuczony z wykorzystaniem algorytmu PPO miał za zadanie przekształcić aktualny stan robota w </text:span><text:span text:style-name="T161">parametry regulatora PDMPC </text:span><text:span text:style-name="T162">(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62">[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62"> </text:span><text:span text:style-name="T161"><text:s/>oraz parametry systemu planującego trajektorię tak, aby robot poruszał się z prędkością jak najbliższą zadanej oraz możliwie dobrze utrzymywał balans. Do uwzględnienia tych celów autorzy odpowiednio ukształtowali sygnał nagrody. </text:span><text:span text:style-name="T162">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62">[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62"> porównali działanie zaproponowanego rozwiązania z systemem, w którym wyżej wymienione parametry były dobrane w sposób ręczny. Wykorzystanie algorytmu uczenia ze wzmocnieniem do doboru parametrów regulatora oraz systemu planowania pozwoliło na uzyskanie lepszego </text:span><text:span text:style-name="T163">nadążania za</text:span><text:span text:style-name="T162"> zadan</text:span><text:span text:style-name="T163">ą</text:span><text:span text:style-name="T162"> prędkośc</text:span><text:span text:style-name="T163">ią</text:span><text:span text:style-name="T162"> chodu oraz adaptację </text:span><text:span text:style-name="T163">sposobu chodu </text:span><text:span text:style-name="T162">do zmian tej prędkości. </text:span><text:span text:style-name="T164">Badania miały charakter symulacyjny.</text:span></text:p>
      <text:h text:style-name="P113" text:outline-level="2"><text:soft-page-break/>Aspekty bezpieczeństwa podczas łączenia tradycyjnych metod sterowania z metodami bazującymi na uczeniu</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4"/>
      <text:h text:style-name="P144" text:outline-level="1">MODEL MATEMATYCZNY DRONA</text:h>
      <text:h text:style-name="P114" text:outline-level="2">Motywacja</text:h>
      <text:p text:style-name="P6"><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147"><text:span text:style-name="T204">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84">c</text:span><text:span text:style-name="T5">ią, a dokładnością. </text:span></text:p>
      <text:p text:style-name="P7"><text:tab/>Poniższa praca wykorzystuje modele matematyczne drona o różnym stopniu złożoności <text:s/>i przeznaczeniu do kilku różnych celów:</text:p>
      <text:p text:style-name="P7"/>
      <text:list xml:id="list2810951835" text:style-name="Numbering_20_123">
        <text:list-item>
          <text:p text:style-name="P131">symulacja modelu drona na platformie PC,</text:p>
        </text:list-item>
        <text:list-item>
          <text:p text:style-name="P131">analiza właściwości systemu w celu przygotowania systemu sterowania,</text:p>
        </text:list-item>
        <text:list-item>
          <text:p text:style-name="P131">predykcja trajektorii w celu dobrania optymalnego sterowania <text:span text:style-name="T6">w czasie działania.</text:span></text:p>
        </text:list-item>
      </text:list>
      <text:p text:style-name="P9"/>
      <text:p text:style-name="P25">Kolejny podrozdział zawiera wyprowadzenie podstawowego modelu poznawczego. W podrozdziale 2.3. model ten został rozszerzony o model obciążenia podwieszonego do drona na linie. </text:p>
      <text:h text:style-name="P115" text:outline-level="2"><text:span text:style-name="T6">Model </text:span><text:span text:style-name="T10">poznawcz</text:span><text:span text:style-name="T16">y/symulacyjny</text:span></text:h>
      <text:h text:style-name="P121" text:outline-level="3">Motywacja</text:h>
      <text:p text:style-name="P36"><text:soft-page-break/>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45">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121" text:outline-level="3">Wyodrębnienie systemu z otoczenia</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147"><text:span text:style-name="T204">Powtorzenie nazywa się</text:span></text:p><text:p text:style-name="P147"><text:span text:style-name="T204"/></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147"><text:span text:style-name="T204">Zmienne wejściowe, zmienne stanu, zmienne wyjściowe</text:span></text:p><text:p text:style-name="P147"><text:span text:style-name="T204"/></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147"><text:span text:style-name="T204">Spacje w równaniu</text:span></text:p></office:annotation><text:span text:style-name="T10"><draw:frame draw:style-name="fr6"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5"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5"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4"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4"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pan text:style-name="T21"><draw:frame draw:style-name="fr4"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28"><text:soft-page-break/><draw:frame draw:style-name="fr4" draw:name="Object7" text:anchor-type="as-char" svg:y="-25.99pt" svg:width="61.14pt" svg:height="46.01pt" draw:z-index="13"><draw:object xlink:href="./Object 7" xlink:type="simple" xlink:show="embed" xlink:actuate="onLoad"/><draw:image xlink:href="./ObjectReplacements/Object 7" xlink:type="simple" xlink:show="embed" xlink:actuate="onLoad"/></draw:frame><text:s/><text:span text:style-name="T26">(x.x)</text:span></text:p>
      <text:p text:style-name="P28"><draw:frame draw:style-name="fr4" draw:name="Object8" text:anchor-type="as-char" svg:y="-28.06pt" svg:width="63.3pt" svg:height="51.9pt" draw:z-index="14"><draw:object xlink:href="./Object 8" xlink:type="simple" xlink:show="embed" xlink:actuate="onLoad"/><draw:image xlink:href="./ObjectReplacements/Object 8" xlink:type="simple" xlink:show="embed" xlink:actuate="onLoad"/></draw:frame><text:span text:style-name="T26">(x.x)</text:span></text:p>
      <text:p text:style-name="P43"><draw:frame draw:style-name="fr4"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43"><draw:frame draw:style-name="fr4"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43"/>
      <text:h text:style-name="P121" text:outline-level="3">Układy odniesienia</text:h>
      <text:p text:style-name="P17"><text:tab/>Wyprowadzenie opisu dynamiki<text:span text:style-name="T46"> obiektu będącego przedmiotem zainteresowań</text:span> w postaci modelu matematycznego wymaga <text:span text:style-name="T25">określenia układu odniesienia. </text:span><text:span text:style-name="T47">W przypadku obiektów, które można </text:span><text:span text:style-name="T48">reprezentować w przybliżeniu </text:span><text:span text:style-name="T47">jako bryłę sztywną wygodnie jest zdefiniować</text:span><text:span text:style-name="T46"> </text:span><text:span text:style-name="T47">dwa układy odniesienia. Jeden z układów definuje się jako układ nieruchomy, reprezentujący przestrzeń, w której obiekt się porusza. </text:span><text:span text:style-name="T48">Drugi układ </text:span><text:span text:style-name="T68">zdefiniowany jest natomiast</text:span><text:span text:style-name="T67"> jako układ ruchomy </text:span><text:span text:style-name="T68">i służy do </text:span><text:span text:style-name="T48">reprezentacji opisywanego obiektu.</text:span><text:span text:style-name="T67"> </text:span><text:span text:style-name="T48">Orientację tego </text:span><text:span text:style-name="T68">układu </text:span><text:span text:style-name="T48">odniesienia względem układu nieruchomego interpretuje się jako orientację obiektu w rozważanej przestrzeni. </text:span><text:span text:style-name="T68">Należy podkreślić, że o</text:span><text:span text:style-name="T67">rientacja układu</text:span><text:span text:style-name="T48"> </text:span><text:span text:style-name="T67">nieruchome</text:span><text:span text:style-name="T68">go odpowiada nominalnej orientacji układu ruchomego, w której zmienne </text:span><text:span text:style-name="T50"><draw:frame draw:style-name="fr4" draw:name="Object30" text:anchor-type="as-char" svg:y="-10.69pt" svg:width="12.84pt" svg:height="13.24pt" draw:z-index="15"><draw:object xlink:href="./Object 30" xlink:type="simple" xlink:show="embed" xlink:actuate="onLoad"/><draw:image xlink:href="./ObjectReplacements/Object 30" xlink:type="simple" xlink:show="embed" xlink:actuate="onLoad"/><svg:desc>formula</svg:desc></draw:frame></text:span><text:span text:style-name="T50">, </text:span><text:span text:style-name="T50"><draw:frame draw:style-name="fr4" draw:name="Object31" text:anchor-type="as-char" svg:y="-10.69pt" svg:width="11.91pt" svg:height="13.24pt" draw:z-index="16"><draw:object xlink:href="./Object 31" xlink:type="simple" xlink:show="embed" xlink:actuate="onLoad"/><draw:image xlink:href="./ObjectReplacements/Object 31" xlink:type="simple" xlink:show="embed" xlink:actuate="onLoad"/><svg:desc>formula</svg:desc></draw:frame></text:span><text:span text:style-name="T50">, </text:span><text:span text:style-name="T50"><draw:frame draw:style-name="fr4" draw:name="Object32" text:anchor-type="as-char" svg:y="-10.69pt" svg:width="13.89pt" svg:height="13.24pt" draw:z-index="17"><draw:object xlink:href="./Object 32" xlink:type="simple" xlink:show="embed" xlink:actuate="onLoad"/><draw:image xlink:href="./ObjectReplacements/Object 32" xlink:type="simple" xlink:show="embed" xlink:actuate="onLoad"/><svg:desc>formula</svg:desc></draw:frame></text:span><text:span text:style-name="T68">przyjmują wartości zero.</text:span><text:span text:style-name="T48"> Położenie i prędkość początku ruchomego układu współrzędnych względem nieruchomego układu można z kolei interpretować jako położenie i prędkość obiektu w przestrzeni opisywanej przez nieruchomy, inercjalny układ odniesienia. </text:span></text:p>
      <text:p text:style-name="P16"><text:span text:style-name="T46"><text:tab/></text:span><text:span text:style-name="T48">W poniższej pracy </text:span><text:span text:style-name="T49">układ ruchomy powiązano z dronem. </text:span><text:span text:style-name="T47">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147"><text:span text:style-name="T204">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4"/>
      <text:p text:style-name="P18">Rys. x. </text:p>
      <text:h text:style-name="P122" text:outline-level="3">Transformacja wektorów pomiędzy układami odniesienia</text:h>
      <text:p text:style-name="P15"><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xt:span><text:soft-page-break/><text:span text:style-name="T29">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28"><draw:frame draw:style-name="fr4" draw:name="Object12" text:anchor-type="as-char" svg:y="-26.79pt" svg:width="154.6pt" svg:height="48.44pt" draw:z-index="18"><draw:object xlink:href="./Object 13" xlink:type="simple" xlink:show="embed" xlink:actuate="onLoad"/><draw:image xlink:href="./ObjectReplacements/Object 13" xlink:type="simple" xlink:show="embed" xlink:actuate="onLoad"/></draw:frame></text:p>
      <text:p text:style-name="P28"><draw:frame draw:style-name="fr4" draw:name="Object13" text:anchor-type="as-char" svg:y="-26.96pt" svg:width="150.46pt" svg:height="48.44pt" draw:z-index="19"><draw:object xlink:href="./Object 12" xlink:type="simple" xlink:show="embed" xlink:actuate="onLoad"/><draw:image xlink:href="./ObjectReplacements/Object 12" xlink:type="simple" xlink:show="embed" xlink:actuate="onLoad"/><svg:desc>formula</svg:desc></draw:frame></text:p>
      <text:p text:style-name="P28"><draw:frame draw:style-name="fr4" draw:name="Object14" text:anchor-type="as-char" svg:y="-27.41pt" svg:width="156.16pt" svg:height="48.44pt" draw:z-index="20"><draw:object xlink:href="./Object 14" xlink:type="simple" xlink:show="embed" xlink:actuate="onLoad"/><draw:image xlink:href="./ObjectReplacements/Object 14" xlink:type="simple" xlink:show="embed" xlink:actuate="onLoad"/><svg:desc>formula</svg:desc></draw:frame></text:p>
      <text:p text:style-name="P26"><text:span text:style-name="T34">gdzie </text:span><text:span text:style-name="T34"><draw:frame draw:style-name="fr4" draw:name="Object15" text:anchor-type="as-char" svg:y="-10.69pt" svg:width="16.89pt" svg:height="15.05pt" draw:z-index="21"><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147"><text:span text:style-name="T204">Poprawić notację, dodać wymiar</text:span></text:p><text:p text:style-name="P147"><text:span text:style-name="T204"/></text:p></office:annotation> <text:span text:style-name="T32">macierz reprezentująca rotację w i-tej osi.</text:span><office:annotation-end office:name="__Annotation__840_4235539540"/></text:p>
      <text:p text:style-name="P27"><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4" draw:name="Object16" text:anchor-type="as-char" svg:y="-10.94pt" svg:width="35.69pt" svg:height="15.36pt" draw:z-index="22"><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4" draw:name="Object17" text:anchor-type="as-char" svg:y="-10.94pt" svg:width="35.21pt" svg:height="15.36pt" draw:z-index="23"><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4" draw:name="Object18" text:anchor-type="as-char" svg:y="-10.94pt" svg:width="36.26pt" svg:height="15.36pt" draw:z-index="24"><draw:object xlink:href="./Object 18" xlink:type="simple" xlink:show="embed" xlink:actuate="onLoad"/><draw:image xlink:href="./ObjectReplacements/Object 18" xlink:type="simple" xlink:show="embed" xlink:actuate="onLoad"/></draw:frame></text:span><text:span text:style-name="T34"><text:s/>(x. x)</text:span></text:p>
      <text:p text:style-name="P28"><draw:frame draw:style-name="fr4" draw:name="Object19" text:anchor-type="as-char" svg:y="-27.61pt" svg:width="414.85pt" svg:height="49.75pt" draw:z-index="25"><draw:object xlink:href="./Object 19" xlink:type="simple" xlink:show="embed" xlink:actuate="onLoad"/><draw:image xlink:href="./ObjectReplacements/Object 19" xlink:type="simple" xlink:show="embed" xlink:actuate="onLoad"/></draw:frame><text:span text:style-name="T42">(x. x)</text:span></text:p>
      <text:p text:style-name="P32">gdzie <draw:frame draw:style-name="fr4" draw:name="Object20" text:anchor-type="as-char" svg:y="-12.39pt" svg:width="45.81pt" svg:height="14.94pt" draw:z-index="26"><draw:object xlink:href="./Object 20" xlink:type="simple" xlink:show="embed" xlink:actuate="onLoad"/><draw:image xlink:href="./ObjectReplacements/Object 20" xlink:type="simple" xlink:show="embed" xlink:actuate="onLoad"/></draw:frame>— <text:s/>wynikowa macierz rotacji, <draw:frame draw:style-name="fr4" draw:name="Object45" text:anchor-type="as-char" svg:y="-10.94pt" svg:width="25.14pt" svg:height="14.4pt" draw:z-index="27"><draw:object xlink:href="./Object 45" xlink:type="simple" xlink:show="embed" xlink:actuate="onLoad"/><draw:image xlink:href="./ObjectReplacements/Object 45" xlink:type="simple" xlink:show="embed" xlink:actuate="onLoad"/></draw:frame>— <text:span text:style-name="T71">funkcja sinus,</text:span> <draw:frame draw:style-name="fr4" draw:name="Object44" text:anchor-type="as-char" svg:y="-10.94pt" svg:width="25.85pt" svg:height="14.4pt" draw:z-index="28"><draw:object xlink:href="./Object 44" xlink:type="simple" xlink:show="embed" xlink:actuate="onLoad"/><draw:image xlink:href="./ObjectReplacements/Object 44" xlink:type="simple" xlink:show="embed" xlink:actuate="onLoad"/></draw:frame>— <text:span text:style-name="T71">funkcja cosinus.</text:span></text:p>
      <text:p text:style-name="P31"/>
      <text:p text:style-name="P35"><text:span text:style-name="T43">Operację rotacji pewnego wektora</text:span><office:annotation office:name="__Annotation__3172_750590735" loext:resolved="false"><dc:creator>Unknown Author</dc:creator><dc:date>2023-01-01T20:28:53.565263823</dc:date><text:p text:style-name="P147"><text:span text:style-name="T204">V oznacza prędkość – potencjalna niezgodność oznaczeń</text:span></text:p></office:annotation><text:span text:style-name="T43"><draw:frame draw:style-name="fr4" draw:name="Object21" text:anchor-type="as-char" svg:y="-10.69pt" svg:width="12.19pt" svg:height="13.24pt" draw:z-index="29"><draw:object xlink:href="./Object 21" xlink:type="simple" xlink:show="embed" xlink:actuate="onLoad"/><draw:image xlink:href="./ObjectReplacements/Object 21" xlink:type="simple" xlink:show="embed" xlink:actuate="onLoad"/></draw:frame></text:span><text:span text:style-name="T43">okr</text:span><office:annotation-end office:name="__Annotation__3172_750590735"/><text:span text:style-name="T43">eślonego w przestrzeni trójwymiarowej można przedstawić w postaci (x.x)</text:span></text:p>
      <text:p text:style-name="P28"><draw:frame draw:style-name="fr4" draw:name="Object22" text:anchor-type="as-char" svg:y="-10.69pt" svg:width="43.26pt" svg:height="13.24pt" draw:z-index="30"><draw:object xlink:href="./Object 22" xlink:type="simple" xlink:show="embed" xlink:actuate="onLoad"/><draw:image xlink:href="./ObjectReplacements/Object 22" xlink:type="simple" xlink:show="embed" xlink:actuate="onLoad"/></draw:frame>(x.x)</text:p>
      <text:p text:style-name="P34">gdzie <draw:frame draw:style-name="fr4" draw:name="Object23" text:anchor-type="as-char" svg:y="-12.39pt" svg:width="47.99pt" svg:height="14.94pt" draw:z-index="31"><draw:object xlink:href="./Object 23" xlink:type="simple" xlink:show="embed" xlink:actuate="onLoad"/><draw:image xlink:href="./ObjectReplacements/Object 23" xlink:type="simple" xlink:show="embed" xlink:actuate="onLoad"/></draw:frame><text:span text:style-name="T42">—</text:span> wektor <text:span text:style-name="T69">prędkości </text:span><text:span text:style-name="T44">po transformacji, </text:span><draw:frame draw:style-name="fr4" draw:name="Object24" text:anchor-type="as-char" svg:y="-12.39pt" svg:width="43.51pt" svg:height="14.94pt" draw:z-index="32"><draw:object xlink:href="./Object 24" xlink:type="simple" xlink:show="embed" xlink:actuate="onLoad"/><draw:image xlink:href="./ObjectReplacements/Object 24" xlink:type="simple" xlink:show="embed" xlink:actuate="onLoad"/></draw:frame><text:span text:style-name="T42">—</text:span> <text:span text:style-name="T44">wektor </text:span><text:span text:style-name="T69">prędkości</text:span><text:span text:style-name="T44"> przed transformacją.</text:span></text:p>
      <text:p text:style-name="P33"/>
      <text:p text:style-name="P37">Warto przypomieć, że zmienne <draw:frame draw:style-name="fr4" draw:name="Object27" text:anchor-type="as-char" svg:y="-10.69pt" svg:width="12.84pt" svg:height="13.24pt" draw:z-index="33"><draw:object xlink:href="./Object 27" xlink:type="simple" xlink:show="embed" xlink:actuate="onLoad"/><draw:image xlink:href="./ObjectReplacements/Object 27" xlink:type="simple" xlink:show="embed" xlink:actuate="onLoad"/></draw:frame>, <draw:frame draw:style-name="fr4" draw:name="Object25" text:anchor-type="as-char" svg:y="-10.69pt" svg:width="11.91pt" svg:height="13.24pt" draw:z-index="34"><draw:object xlink:href="./Object 25" xlink:type="simple" xlink:show="embed" xlink:actuate="onLoad"/><draw:image xlink:href="./ObjectReplacements/Object 25" xlink:type="simple" xlink:show="embed" xlink:actuate="onLoad"/></draw:frame>, <draw:frame draw:style-name="fr4" draw:name="Object26" text:anchor-type="as-char" svg:y="-10.69pt" svg:width="13.89pt" svg:height="13.24pt" draw:z-index="35"><draw:object xlink:href="./Object 26" xlink:type="simple" xlink:show="embed" xlink:actuate="onLoad"/><draw:image xlink:href="./ObjectReplacements/Object 26" xlink:type="simple" xlink:show="embed" xlink:actuate="onLoad"/></draw:frame><text:span text:style-name="T51">będące argumentami transformacji </text:span><text:span text:style-name="T51"><draw:frame draw:style-name="fr4" draw:name="Object28" text:anchor-type="as-char" svg:y="-10.69pt" svg:width="14.46pt" svg:height="13.24pt" draw:z-index="36"><draw:object xlink:href="./Object 28" xlink:type="simple" xlink:show="embed" xlink:actuate="onLoad"/><draw:image xlink:href="./ObjectReplacements/Object 28" xlink:type="simple" xlink:show="embed" xlink:actuate="onLoad"/></draw:frame></text:span><text:span text:style-name="T51"><text:s/>określają orientację drona w przestrzeni trójwymiarowej. Wiążąc ten fakt z definicjami układów odniesienia przedstawionymi w punkcie </text:span><text:span text:style-name="T52">2.2.3</text:span><text:span text:style-name="T57"> można wywnioskować, <text:s/>że macierz rotacji </text:span><text:span text:style-name="T57"><draw:frame draw:style-name="fr4" draw:name="Object29" text:anchor-type="as-char" svg:y="-10.69pt" svg:width="14.46pt" svg:height="13.24pt" draw:z-index="37"><draw:object xlink:href="./Object 29" xlink:type="simple" xlink:show="embed" xlink:actuate="onLoad"/><draw:image xlink:href="./ObjectReplacements/Object 29" xlink:type="simple" xlink:show="embed" xlink:actuate="onLoad"/><svg:desc>formula</svg:desc></draw:frame></text:span><text:span text:style-name="T57"><text:s/></text:span><text:soft-page-break/><text:span text:style-name="T57">opisuje zależność pomiędzy </text:span><text:span text:style-name="T59">wektorem </text:span><text:span text:style-name="T57">w układzie ruchomym, a odpowiadającą mu reprezentacją tego </text:span><text:span text:style-name="T58">wektora</text:span><text:span text:style-name="T57"> w układzie nieruchomym. </text:span><text:span text:style-name="T59">Zależność ta dotyczy wyłącznie </text:span><text:span text:style-name="T62">zmiany </text:span><text:span text:style-name="T59">orientacji wektora, co można uzasadnić </text:span><text:span text:style-name="T60">z wykorzystaniem równania </text:span><text:span text:style-name="T59">(x.x). </text:span><text:span text:style-name="T60">Oznacza ono, że wektor powstały w wyniku rotacji wektora </text:span><text:span text:style-name="T61"><draw:frame draw:style-name="fr4" draw:name="Object34" text:anchor-type="as-char" svg:y="-10.69pt" svg:width="12.19pt" svg:height="13.24pt" draw:z-index="38"><draw:object xlink:href="./Object 34" xlink:type="simple" xlink:show="embed" xlink:actuate="onLoad"/><draw:image xlink:href="./ObjectReplacements/Object 34" xlink:type="simple" xlink:show="embed" xlink:actuate="onLoad"/><svg:desc>formula</svg:desc></draw:frame></text:span><text:span text:style-name="T60">jest taki sam jak wektor powstały po przemnożeniu wyniku rotacji wektora jednostkowego wskazującego kierunek wektora </text:span><text:span text:style-name="T61"><draw:frame draw:style-name="fr4" draw:name="Object35" text:anchor-type="as-char" svg:y="-10.69pt" svg:width="12.19pt" svg:height="13.24pt" draw:z-index="39"><draw:object xlink:href="./Object 35" xlink:type="simple" xlink:show="embed" xlink:actuate="onLoad"/><draw:image xlink:href="./ObjectReplacements/Object 35" xlink:type="simple" xlink:show="embed" xlink:actuate="onLoad"/><svg:desc>formula</svg:desc></draw:frame></text:span><text:span text:style-name="T60">przez długość tego wektora.</text:span></text:p>
      <text:p text:style-name="P39"><draw:frame draw:style-name="fr4" draw:name="Object33" text:anchor-type="as-char" svg:y="-17.55pt" svg:width="101.96pt" svg:height="28.86pt" draw:z-index="43"><draw:object xlink:href="./Object 33" xlink:type="simple" xlink:show="embed" xlink:actuate="onLoad"/><draw:image xlink:href="./ObjectReplacements/Object 33" xlink:type="simple" xlink:show="embed" xlink:actuate="onLoad"/></draw:frame>(x.x)</text:p>
      <text:h text:style-name="P123" text:outline-level="3"><text:reference-mark-start text:name="Równania modelowe - referencja"/>Równania opisujące dynamikę modelu<text:reference-mark-end text:name="Równania modelowe - referencja"/></text:h>
      <text:p text:style-name="P30"><office:annotation office:name="__Annotation__2350_3176290264" loext:resolved="false"><dc:creator>Unknown Author</dc:creator><dc:date>2023-02-13T17:27:27.588992257</dc:date><text:p text:style-name="P147"><text:span text:style-name="T204">Odnośnik do artykułu, w którym był wyprowadzony model</text:span></text:p></office:annotation>Model matematyczny systemu<office:annotation-end office:name="__Annotation__2350_3176290264"/> dynamicznego można przedstawić <text:span text:style-name="T70">jako funkcję wektora zmiennych stanu </text:span><text:s/><draw:frame draw:style-name="fr4" draw:name="Object39" text:anchor-type="as-char" svg:y="-10.94pt" svg:width="26.84pt" svg:height="14.4pt" draw:z-index="44"><draw:object xlink:href="./Object 39" xlink:type="simple" xlink:show="embed" xlink:actuate="onLoad"/><draw:image xlink:href="./ObjectReplacements/Object 39" xlink:type="simple" xlink:show="embed" xlink:actuate="onLoad"/><svg:desc>formula</svg:desc></draw:frame><text:span text:style-name="T70">oraz wektora zmiennych wejściowych </text:span><draw:frame draw:style-name="fr4" draw:name="Object40" text:anchor-type="as-char" svg:y="-10.94pt" svg:width="26.84pt" svg:height="14.4pt" draw:z-index="46"><draw:object xlink:href="./Object 40" xlink:type="simple" xlink:show="embed" xlink:actuate="onLoad"/><draw:image xlink:href="./ObjectReplacements/Object 40" xlink:type="simple" xlink:show="embed" xlink:actuate="onLoad"/><svg:desc>formula</svg:desc></draw:frame>(x.x)</text:p>
      <text:p text:style-name="P28"><draw:frame draw:style-name="fr4" draw:name="Object36" text:anchor-type="as-char" svg:y="-19.76pt" svg:width="113.64pt" svg:height="30.44pt" draw:z-index="47"><draw:object xlink:href="./Object 36" xlink:type="simple" xlink:show="embed" xlink:actuate="onLoad"/><draw:image xlink:href="./ObjectReplacements/Object 36" xlink:type="simple" xlink:show="embed" xlink:actuate="onLoad"/></draw:frame>(x. x)</text:p>
      <text:p text:style-name="P29">gdzie <draw:frame draw:style-name="fr4" draw:name="Object37" text:anchor-type="as-char" svg:y="-10.94pt" svg:width="26.84pt" svg:height="14.4pt" draw:z-index="48"><draw:object xlink:href="./Object 37" xlink:type="simple" xlink:show="embed" xlink:actuate="onLoad"/><draw:image xlink:href="./ObjectReplacements/Object 37" xlink:type="simple" xlink:show="embed" xlink:actuate="onLoad"/></draw:frame>- wektor zmiennych stanu w chwili t, <draw:frame draw:style-name="fr4" draw:name="Object38" text:anchor-type="as-char" svg:y="-10.94pt" svg:width="26.84pt" svg:height="14.4pt" draw:z-index="49"><draw:object xlink:href="./Object 38" xlink:type="simple" xlink:show="embed" xlink:actuate="onLoad"/><draw:image xlink:href="./ObjectReplacements/Object 38" xlink:type="simple" xlink:show="embed" xlink:actuate="onLoad"/></draw:frame>- wektor zmiennych wejściowych w chwili t.</text:p>
      <text:p text:style-name="P29"/>
      <text:p text:style-name="P38"><office:annotation office:name="__Annotation__3305_750590735" loext:resolved="false"><dc:creator>Unknown Author</dc:creator><dc:date>2023-01-01T21:21:01.845237291</dc:date><text:p text:style-name="P147"><text:span text:style-name="T204">Uzależnić od czasu lub opisać</text:span></text:p></office:annotation><text:span text:style-name="T70">Zmienne stanu oraz zmienne wejściowe opisane w punkcie 2.2.2 można zapisać w formie wektorów (x.x) oraz (x.x)</text:span><office:annotation-end office:name="__Annotation__3305_750590735"/></text:p>
      <text:p text:style-name="równanie"><draw:frame draw:style-name="fr4"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70">(x.x)</text:span></text:p>
      <text:p text:style-name="równanie"><draw:frame draw:style-name="fr4" draw:name="Object41" text:anchor-type="as-char" svg:y="-13.66pt" svg:width="147.46pt" svg:height="18.74pt" draw:z-index="40"><draw:object xlink:href="./Object 41" xlink:type="simple" xlink:show="embed" xlink:actuate="onLoad"/><draw:image xlink:href="./ObjectReplacements/Object 41" xlink:type="simple" xlink:show="embed" xlink:actuate="onLoad"/></draw:frame><text:span text:style-name="T70">(x.x)</text:span></text:p>
      <text:p text:style-name="P41">Podczas przedstawiania modelu przyjęto notację, w której kolejne elementy wektora indeksowane są z wykorzystaniem indeksu dolnego z numeracją od wartości 1. Oznacza to, że <text:s/>element oznaczony jako <draw:frame draw:style-name="fr4" draw:name="Object42" text:anchor-type="as-char" svg:y="-10.69pt" svg:width="15.85pt" svg:height="15.05pt" draw:z-index="41"><draw:object xlink:href="./Object 42" xlink:type="simple" xlink:show="embed" xlink:actuate="onLoad"/><draw:image xlink:href="./ObjectReplacements/Object 42" xlink:type="simple" xlink:show="embed" xlink:actuate="onLoad"/></draw:frame>odnosi się do pierwszego elementu wektora <draw:frame draw:style-name="fr4" draw:name="Object43" text:anchor-type="as-char" svg:y="-10.69pt" svg:width="12.76pt" svg:height="13.24pt" draw:z-index="42"><draw:object xlink:href="./Object 43" xlink:type="simple" xlink:show="embed" xlink:actuate="onLoad"/><draw:image xlink:href="./ObjectReplacements/Object 43" xlink:type="simple" xlink:show="embed" xlink:actuate="onLoad"/></draw:frame>. </text:p>
      <text:p text:style-name="P41"/>
      <text:p text:style-name="P42"><text:tab/><text:span text:style-name="T72">Loty quadcopterem możliwe są dzięki wykorzystaniu czterech silników napędzających śmigła. </text:span><text:span text:style-name="T73">Ich obrót prowadzi </text:span><text:span text:style-name="T72">do powstania siły oporu powietrza oraz siły nośnej </text:span><text:span text:style-name="T73">na każdym z płatów śmigła</text:span><text:span text:style-name="T72">. Siły nośne skojarzone z poszczególnymi śmigłami </text:span><text:span text:style-name="T73">pozwalają unieść drona oraz wykonywać nim różne manewry. Wyprowadzając model przyjęto założenia:</text:span></text:p>
      <text:list xml:id="list252227403" text:style-name="L1">
        <text:list-item>
          <text:p text:style-name="P132">siła wypadkowa oddziaływań związanych z pojedynczym śmigłem skupiona jest w osi obrotu napędzającego go silnika i skierowana jest w kierunku zgodnym z tą osią,</text:p>
        </text:list-item>
        <text:list-item>
          <text:p text:style-name="P133">kierunki osi obrotów poszczególnych silników zgodne są z kierunkiem osi OZ ruchomego układu współrzędnych, </text:p>
        </text:list-item>
        <text:list-item>
          <text:p text:style-name="P132"><text:soft-page-break/><text:span text:style-name="T85">wartość siły generowanej przez śmigło rośnie proporcjonalnie do kwadratu jego prędkości obrotowej</text:span>.</text:p>
        </text:list-item>
      </text:list>
      <text:p text:style-name="P44">Podczas wyodrębniania systemu z otoczenia <text:span text:style-name="T75">w punkcie 2.2.2 przyjęto</text:span>, że zmiennymi wejściowymi, sterującymi są prędkości obrotowe każdego z czterech śmigieł. Wiążąc równanie <text:span text:style-name="T74">(x. x) z założeniem </text:span><text:span text:style-name="T85">3</text:span><text:span text:style-name="T74">. można przedstawić wektor sił wypadkowych generowanych przez kolejne śmigła jako (x. x) </text:span></text:p>
      <text:p text:style-name="P46"><draw:frame draw:style-name="fr4" draw:name="Object48" text:anchor-type="as-char" svg:y="-12.39pt" svg:width="53.21pt" svg:height="16.75pt" draw:z-index="50"><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147"><text:span text:style-name="T204">Czy tak można oznaczyć wektor kwadratów element-wise?</text:span></text:p></office:annotation>(x.x)<office:annotation-end office:name="__Annotation__1236_3176290264"/></text:p>
      <text:p text:style-name="P45">gdzie <draw:frame draw:style-name="fr4" draw:name="Object49" text:anchor-type="as-char" svg:y="-12.39pt" svg:width="50.29pt" svg:height="16.75pt" draw:z-index="51"><draw:object xlink:href="./Object 47" xlink:type="simple" xlink:show="embed" xlink:actuate="onLoad"/><draw:image xlink:href="./ObjectReplacements/Object 47" xlink:type="simple" xlink:show="embed" xlink:actuate="onLoad"/></draw:frame>- wektor <text:span text:style-name="T80">wartości </text:span>sił <text:span text:style-name="T80">generowanych przez kolejne pary silnik-śmigło</text:span>, <draw:frame draw:style-name="fr4" draw:name="Object47" text:anchor-type="as-char" svg:y="-12.39pt" svg:width="50.4pt" svg:height="16.75pt" draw:z-index="52"><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80">wartości </text:span>sił <draw:frame draw:style-name="fr4" draw:name="Object50" text:anchor-type="as-char" svg:y="-10.69pt" svg:width="18.6pt" svg:height="15.05pt" draw:z-index="53"><draw:object xlink:href="./Object 50" xlink:type="simple" xlink:show="embed" xlink:actuate="onLoad"/><draw:image xlink:href="./ObjectReplacements/Object 50" xlink:type="simple" xlink:show="embed" xlink:actuate="onLoad"/></draw:frame>, <draw:frame draw:style-name="fr4" draw:name="Object75" text:anchor-type="as-char" svg:y="-12.39pt" svg:width="16.41pt" svg:height="14.94pt" draw:z-index="54"><draw:object xlink:href="./Object 75" xlink:type="simple" xlink:show="embed" xlink:actuate="onLoad"/><draw:image xlink:href="./ObjectReplacements/Object 75" xlink:type="simple" xlink:show="embed" xlink:actuate="onLoad"/></draw:frame>- <text:span text:style-name="T90">wektor, w którym poszczególne </text:span><text:span text:style-name="T91">elementy</text:span><text:span text:style-name="T90"> są podniesione do kwadratu</text:span>. </text:p>
      <text:p text:style-name="P44"/>
      <text:p text:style-name="P53">### do przemyślenia</text:p>
      <text:p text:style-name="P54">Wykorzystując założenia 1. oraz 2. z uwzględnieniem wektor<text:span text:style-name="T81">a</text:span> wartości sił <text:span text:style-name="T22"><draw:frame draw:style-name="fr4" draw:name="Object57" text:anchor-type="as-char" svg:y="-10.69pt" svg:width="18.6pt" svg:height="15.05pt" draw:z-index="55"><draw:object xlink:href="./Object 57" xlink:type="simple" xlink:show="embed" xlink:actuate="onLoad"/><draw:image xlink:href="./ObjectReplacements/Object 57" xlink:type="simple" xlink:show="embed" xlink:actuate="onLoad"/></draw:frame></text:span>można zdefiniować wektor sił <text:span text:style-name="T22"><draw:frame draw:style-name="fr4" draw:name="Object58" text:anchor-type="as-char" svg:y="-12.56pt" svg:width="60.6pt" svg:height="15.14pt" draw:z-index="56"><draw:object xlink:href="./Object 58" xlink:type="simple" xlink:show="embed" xlink:actuate="onLoad"/><draw:image xlink:href="./ObjectReplacements/Object 58" xlink:type="simple" xlink:show="embed" xlink:actuate="onLoad"/></draw:frame></text:span><text:span text:style-name="T81">(x.x)</text:span></text:p>
      <text:p text:style-name="P53">### do przemyślenia</text:p>
      <text:p text:style-name="P53"/>
      <text:p text:style-name="P50">Wykorzystując założenia 1. oraz 2. z uwzględnieniem <text:span text:style-name="T80">wektor</text:span><text:span text:style-name="T81">a</text:span><text:span text:style-name="T80"> wartości sił </text:span><text:span text:style-name="T24"><draw:frame draw:style-name="fr4" draw:name="Object59" text:anchor-type="as-char" svg:y="-10.69pt" svg:width="18.6pt" svg:height="15.05pt" draw:z-index="57"><draw:object xlink:href="./Object 59" xlink:type="simple" xlink:show="embed" xlink:actuate="onLoad"/><draw:image xlink:href="./ObjectReplacements/Object 59" xlink:type="simple" xlink:show="embed" xlink:actuate="onLoad"/><svg:desc>formula</svg:desc></draw:frame></text:span><text:span text:style-name="T82">można zdefiniować cztery siły (x.x)</text:span></text:p>
      <text:p text:style-name="P50"/>
      <text:p text:style-name="P28"><draw:frame draw:style-name="fr4" draw:name="Object51" text:anchor-type="as-char" svg:y="-36.91pt" svg:width="76.56pt" svg:height="69.59pt" draw:z-index="58"><draw:object xlink:href="./Object 51" xlink:type="simple" xlink:show="embed" xlink:actuate="onLoad"/><draw:image xlink:href="./ObjectReplacements/Object 51" xlink:type="simple" xlink:show="embed" xlink:actuate="onLoad"/></draw:frame></text:p>
      <text:p text:style-name="P49"/>
      <text:p text:style-name="P52">gdzie <text:s/><text:span text:style-name="T76"><draw:frame draw:style-name="fr4" draw:name="Object63" text:anchor-type="as-char" svg:y="-12.39pt" svg:width="114.41pt" svg:height="16.75pt" draw:z-index="59"><draw:object xlink:href="./Object 63" xlink:type="simple" xlink:show="embed" xlink:actuate="onLoad"/><draw:image xlink:href="./ObjectReplacements/Object 63" xlink:type="simple" xlink:show="embed" xlink:actuate="onLoad"/></draw:frame></text:span><text:span text:style-name="T77">—</text:span><text:span text:style-name="T33"> </text:span><text:span text:style-name="T36">siły skojarzone z kolejnymi parami silnik-śmigło,</text:span><draw:frame draw:style-name="fr4" draw:name="Object60" text:anchor-type="as-char" svg:y="-10.69pt" svg:width="19.96pt" svg:height="15.05pt" draw:z-index="65"><draw:object xlink:href="./Object 60" xlink:type="simple" xlink:show="embed" xlink:actuate="onLoad"/><draw:image xlink:href="./ObjectReplacements/Object 60" xlink:type="simple" xlink:show="embed" xlink:actuate="onLoad"/></draw:frame><text:span text:style-name="T42">—</text:span> i-ty element wektora <draw:frame draw:style-name="fr4" draw:name="Object61" text:anchor-type="as-char" svg:y="-10.69pt" svg:width="18.6pt" svg:height="15.05pt" draw:z-index="66"><draw:object xlink:href="./Object 61" xlink:type="simple" xlink:show="embed" xlink:actuate="onLoad"/><draw:image xlink:href="./ObjectReplacements/Object 61" xlink:type="simple" xlink:show="embed" xlink:actuate="onLoad"/></draw:frame>, <draw:frame draw:style-name="fr4" draw:name="Object62" text:anchor-type="as-char" svg:y="-12.39pt" svg:width="47.31pt" svg:height="16.75pt" draw:z-index="70"><draw:object xlink:href="./Object 62" xlink:type="simple" xlink:show="embed" xlink:actuate="onLoad"/><draw:image xlink:href="./ObjectReplacements/Object 62" xlink:type="simple" xlink:show="embed" xlink:actuate="onLoad"/></draw:frame><text:span text:style-name="T42">—</text:span> <text:span text:style-name="T83">wektor jednostkowy wskazujący kierunek osi OZ ruchomego układu współrzędnych.</text:span></text:p>
      <text:p text:style-name="P51"/>
      <text:p text:style-name="P48">W celu uproszczenia analizy wpływu <text:span text:style-name="T82">sił <text:s/></text:span><text:span text:style-name="T82"><draw:frame draw:style-name="fr4" draw:name="Object64" text:anchor-type="as-char" svg:y="-10.69pt" svg:width="18.31pt" svg:height="15.05pt" draw:z-index="74"><draw:object xlink:href="./Object 64" xlink:type="simple" xlink:show="embed" xlink:actuate="onLoad"/><draw:image xlink:href="./ObjectReplacements/Object 64" xlink:type="simple" xlink:show="embed" xlink:actuate="onLoad"/></draw:frame></text:span><text:span text:style-name="T82">, </text:span><text:span text:style-name="T82"><draw:frame draw:style-name="fr4" draw:name="Object65" text:anchor-type="as-char" svg:y="-10.69pt" svg:width="18.4pt" svg:height="15.05pt" draw:z-index="78"><draw:object xlink:href="./Object 65" xlink:type="simple" xlink:show="embed" xlink:actuate="onLoad"/><draw:image xlink:href="./ObjectReplacements/Object 65" xlink:type="simple" xlink:show="embed" xlink:actuate="onLoad"/><svg:desc>formula</svg:desc></draw:frame></text:span><text:span text:style-name="T82">, </text:span><text:span text:style-name="T82"><draw:frame draw:style-name="fr4" draw:name="Object66" text:anchor-type="as-char" svg:y="-10.69pt" svg:width="18.51pt" svg:height="15.05pt" draw:z-index="95"><draw:object xlink:href="./Object 66" xlink:type="simple" xlink:show="embed" xlink:actuate="onLoad"/><draw:image xlink:href="./ObjectReplacements/Object 66" xlink:type="simple" xlink:show="embed" xlink:actuate="onLoad"/><svg:desc>formula</svg:desc></draw:frame></text:span><text:span text:style-name="T82">, </text:span><text:span text:style-name="T82"><draw:frame draw:style-name="fr4" draw:name="Object67" text:anchor-type="as-char" svg:y="-10.69pt" svg:width="18.79pt" svg:height="15.05pt" draw:z-index="98"><draw:object xlink:href="./Object 67" xlink:type="simple" xlink:show="embed" xlink:actuate="onLoad"/><draw:image xlink:href="./ObjectReplacements/Object 67" xlink:type="simple" xlink:show="embed" xlink:actuate="onLoad"/><svg:desc>formula</svg:desc></draw:frame></text:span><text:span text:style-name="T82"><text:s/></text:span>na ruch postępowy założono, że:</text:p>
      <text:list xml:id="list3864103323" text:style-name="L2">
        <text:list-item>
          <text:p text:style-name="P134"><text:soft-page-break/>siła wypadkowa <draw:frame draw:style-name="fr4" draw:name="Object52" text:anchor-type="as-char" svg:y="-10.69pt" svg:width="20.24pt" svg:height="15.05pt" draw:z-index="60"><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134">wartość siły wypadkowej <text:span text:style-name="T22"><draw:frame draw:style-name="fr4" draw:name="Object53" text:anchor-type="as-char" svg:y="-10.69pt" svg:width="20.24pt" svg:height="15.05pt" draw:z-index="61"><draw:object xlink:href="./Object 53" xlink:type="simple" xlink:show="embed" xlink:actuate="onLoad"/><draw:image xlink:href="./ObjectReplacements/Object 53" xlink:type="simple" xlink:show="embed" xlink:actuate="onLoad"/></draw:frame></text:span>jest równa sumie składowych wektora <draw:frame draw:style-name="fr4" draw:name="Object54" text:anchor-type="as-char" svg:y="-10.69pt" svg:width="14.71pt" svg:height="13.24pt" draw:z-index="62"><draw:object xlink:href="./Object 54" xlink:type="simple" xlink:show="embed" xlink:actuate="onLoad"/><draw:image xlink:href="./ObjectReplacements/Object 54" xlink:type="simple" xlink:show="embed" xlink:actuate="onLoad"/></draw:frame>(x.x)</text:p>
        </text:list-item>
      </text:list>
      <text:p text:style-name="P28"><draw:frame draw:style-name="fr4" draw:name="Object55" text:anchor-type="as-char" svg:y="-10.69pt" svg:width="157.15pt" svg:height="15.05pt" draw:z-index="63"><draw:object xlink:href="./Object 55" xlink:type="simple" xlink:show="embed" xlink:actuate="onLoad"/><draw:image xlink:href="./ObjectReplacements/Object 55" xlink:type="simple" xlink:show="embed" xlink:actuate="onLoad"/></draw:frame><text:span text:style-name="T182">(x.x)</text:span></text:p>
      <text:p text:style-name="P59">gdzie <draw:frame draw:style-name="fr4" draw:name="Object56" text:anchor-type="as-char" svg:y="-12.39pt" svg:width="51.56pt" svg:height="16.75pt" draw:z-index="64"><draw:object xlink:href="./Object 56" xlink:type="simple" xlink:show="embed" xlink:actuate="onLoad"/><draw:image xlink:href="./ObjectReplacements/Object 56" xlink:type="simple" xlink:show="embed" xlink:actuate="onLoad"/></draw:frame><text:span text:style-name="T42">—</text:span> siła wypadkowa <text:span text:style-name="T86">wynikająca z sił generowanych przez poszczególne śmigła.</text:span></text:p>
      <text:list xml:id="list231029212399892" text:continue-numbering="true" text:style-name="L2">
        <text:list-header>
          <text:p text:style-name="P134"/>
        </text:list-header>
      </text:list>
      <text:p text:style-name="P41"><text:span text:style-name="T72">D</text:span>ynamikę drona można przedstawić w postaci (x.x)</text:p>
      <text:p text:style-name="P40"/>
      <text:p text:style-name="równanie"><draw:frame draw:style-name="fr4" draw:name="Object46" text:anchor-type="as-char" svg:y="-154.26pt" svg:width="276.46pt" svg:height="304.21pt" draw:z-index="45"><draw:object xlink:href="./Object 46" xlink:type="simple" xlink:show="embed" xlink:actuate="onLoad"/><draw:image xlink:href="./ObjectReplacements/Object 46" xlink:type="simple" xlink:show="embed" xlink:actuate="onLoad"/></draw:frame><text:span text:style-name="T88">(x.x)</text:span></text:p>
      <text:p text:style-name="P60"><text:span text:style-name="T87">gdzie </text:span><text:span text:style-name="T87"><draw:frame draw:style-name="fr4" draw:name="Object68" text:anchor-type="as-char" svg:y="-10.69pt" svg:width="11.59pt" svg:height="13.24pt" draw:z-index="67"><draw:object xlink:href="./Object 68" xlink:type="simple" xlink:show="embed" xlink:actuate="onLoad"/><draw:image xlink:href="./ObjectReplacements/Object 68" xlink:type="simple" xlink:show="embed" xlink:actuate="onLoad"/></draw:frame></text:span><text:span text:style-name="T42">— </text:span><text:span text:style-name="T88">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147"><text:span text:style-name="T204">Rysunek przedstawiający kąt psi.</text:span></text:p></office:annotation><text:span text:style-name="T88">rysunku x</text:span><office:annotation-end office:name="__Annotation__1122_3176290264"/><text:span text:style-name="T88">) [rad], </text:span><text:span text:style-name="T88"><draw:frame draw:style-name="fr4" draw:name="Object71" text:anchor-type="as-char" svg:y="-10.69pt" svg:width="9.35pt" svg:height="13.24pt" draw:z-index="99"><draw:object xlink:href="./Object 71" xlink:type="simple" xlink:show="embed" xlink:actuate="onLoad"/><draw:image xlink:href="./ObjectReplacements/Object 71" xlink:type="simple" xlink:show="embed" xlink:actuate="onLoad"/></draw:frame></text:span><text:span text:style-name="T88">— </text:span><text:span text:style-name="T89">długość ramienia drona</text:span><text:span text:style-name="T88"> ,</text:span><text:span text:style-name="T88"><draw:frame draw:style-name="fr4" draw:name="Object69" text:anchor-type="as-char" svg:y="-10.69pt" svg:width="14.6pt" svg:height="13.24pt" draw:z-index="68"><draw:object xlink:href="./Object 69" xlink:type="simple" xlink:show="embed" xlink:actuate="onLoad"/><draw:image xlink:href="./ObjectReplacements/Object 69" xlink:type="simple" xlink:show="embed" xlink:actuate="onLoad"/></draw:frame></text:span>— <text:span text:style-name="T88">masa drona [kg] , </text:span><text:span text:style-name="T88"><draw:frame draw:style-name="fr4" draw:name="Object70" text:anchor-type="as-char" svg:y="-10.69pt" svg:width="12.56pt" svg:height="13.24pt" draw:z-index="69"><draw:object xlink:href="./Object 70" xlink:type="simple" xlink:show="embed" xlink:actuate="onLoad"/><draw:image xlink:href="./ObjectReplacements/Object 70" xlink:type="simple" xlink:show="embed" xlink:actuate="onLoad"/></draw:frame></text:span>— <text:span text:style-name="T88">przyspieszenie grawitacyjne [m/s^2], </text:span><text:span text:style-name="T88"><draw:frame draw:style-name="fr4" draw:name="Object72" text:anchor-type="as-char" svg:y="-10.69pt" svg:width="49.24pt" svg:height="15.05pt" draw:z-index="71"><draw:object xlink:href="./Object 72" xlink:type="simple" xlink:show="embed" xlink:actuate="onLoad"/><draw:image xlink:href="./ObjectReplacements/Object 72" xlink:type="simple" xlink:show="embed" xlink:actuate="onLoad"/></draw:frame></text:span><text:s/>— <text:span text:style-name="T89">momenty bezwładności drona kolejno względem osi OX, OY i OZ <text:s/>w układzie współrzędnych związanym z dronem.</text:span> </text:p>
      <text:p text:style-name="P61"><text:soft-page-break/>Zmienne oznaczone symbolami <draw:frame draw:style-name="fr4" draw:name="Object73" text:anchor-type="as-char" svg:y="-10.69pt" svg:width="84.9pt" svg:height="15.05pt" draw:z-index="72"><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90">i</text:span> OZ. <text:s/><text:span text:style-name="T90">Ich wartości można przedstawić <text:s/>w postaci równania (x. x)</text:span></text:p>
      <text:p text:style-name="P61"/>
      <text:p text:style-name="równanie"><draw:frame draw:style-name="fr4" draw:name="Object74" text:anchor-type="as-char" svg:y="-12.39pt" svg:width="58.14pt" svg:height="16.75pt" draw:z-index="73"><draw:object xlink:href="./Object 74" xlink:type="simple" xlink:show="embed" xlink:actuate="onLoad"/><draw:image xlink:href="./ObjectReplacements/Object 74" xlink:type="simple" xlink:show="embed" xlink:actuate="onLoad"/></draw:frame><text:span text:style-name="T90">(x.x)</text:span></text:p>
      <text:p text:style-name="równanie"/>
      <text:p text:style-name="P47">gdzie <draw:frame draw:style-name="fr4" draw:name="Object76" text:anchor-type="as-char" svg:y="-12.39pt" svg:width="53.6pt" svg:height="16.75pt" draw:z-index="75"><draw:object xlink:href="./Object 76" xlink:type="simple" xlink:show="embed" xlink:actuate="onLoad"/><draw:image xlink:href="./ObjectReplacements/Object 76" xlink:type="simple" xlink:show="embed" xlink:actuate="onLoad"/><svg:desc>formula</svg:desc></draw:frame>- wektor <text:span text:style-name="T80">wartości </text:span><text:span text:style-name="T91">zmiennych </text:span><draw:frame draw:style-name="fr4" draw:name="Object80" text:anchor-type="as-char" svg:y="-10.69pt" svg:width="84.9pt" svg:height="15.05pt" draw:z-index="101"><draw:object xlink:href="./Object 80" xlink:type="simple" xlink:show="embed" xlink:actuate="onLoad"/><draw:image xlink:href="./ObjectReplacements/Object 80" xlink:type="simple" xlink:show="embed" xlink:actuate="onLoad"/></draw:frame>, <draw:frame draw:style-name="fr4" draw:name="Object77" text:anchor-type="as-char" svg:y="-12.39pt" svg:width="52.04pt" svg:height="16.75pt" draw:z-index="76"><draw:object xlink:href="./Object 77" xlink:type="simple" xlink:show="embed" xlink:actuate="onLoad"/><draw:image xlink:href="./ObjectReplacements/Object 77" xlink:type="simple" xlink:show="embed" xlink:actuate="onLoad"/><svg:desc>formula</svg:desc></draw:frame>- macierz diagonalna współczynników <text:span text:style-name="T91">oporu powietrza </text:span>przekształcających wektor prędkości obrotowych silników w odpowiadający im wektor<draw:frame draw:style-name="fr4" draw:name="Object78" text:anchor-type="as-char" svg:y="-10.69pt" svg:width="21.94pt" svg:height="15.05pt" draw:z-index="77"><draw:object xlink:href="./Object 78" xlink:type="simple" xlink:show="embed" xlink:actuate="onLoad"/><draw:image xlink:href="./ObjectReplacements/Object 78" xlink:type="simple" xlink:show="embed" xlink:actuate="onLoad"/><svg:desc>formula</svg:desc></draw:frame>.</text:p>
      <text:p text:style-name="P62">Dla utrzymania przejrzystości w trzech równaniach modelowych (x.x) wprowadzono zmienne <text:span text:style-name="T91"><draw:frame draw:style-name="fr4" draw:name="Object79" text:anchor-type="as-char" svg:y="-10.69pt" svg:width="84.9pt" svg:height="15.05pt" draw:z-index="79"><draw:object xlink:href="./Object 79" xlink:type="simple" xlink:show="embed" xlink:actuate="onLoad"/><draw:image xlink:href="./ObjectReplacements/Object 79" xlink:type="simple" xlink:show="embed" xlink:actuate="onLoad"/><svg:desc>formula</svg:desc></draw:frame></text:span><text:span text:style-name="T92">oraz </text:span><draw:frame draw:style-name="fr4" draw:name="Object81" text:anchor-type="as-char" svg:y="-10.69pt" svg:width="72.11pt" svg:height="15.05pt" draw:z-index="80"><draw:object xlink:href="./Object 81" xlink:type="simple" xlink:show="embed" xlink:actuate="onLoad"/><draw:image xlink:href="./ObjectReplacements/Object 81" xlink:type="simple" xlink:show="embed" xlink:actuate="onLoad"/><svg:desc>formula</svg:desc></draw:frame>. <text:span text:style-name="T92">Należy jednak podkreślić, że zmienne te zależą od poszczególnych elementów wektora </text:span><text:span text:style-name="T92"><draw:frame draw:style-name="fr4" draw:name="Object82" text:anchor-type="as-char" svg:y="-10.69pt" svg:width="12.76pt" svg:height="13.24pt" draw:z-index="81"><draw:object xlink:href="./Object 82" xlink:type="simple" xlink:show="embed" xlink:actuate="onLoad"/><draw:image xlink:href="./ObjectReplacements/Object 82" xlink:type="simple" xlink:show="embed" xlink:actuate="onLoad"/></draw:frame></text:span><text:span text:style-name="T92">, co widać w równaniach (x.x) oraz (x.x). </text:span></text:p>
      <text:h text:style-name="P124" text:outline-level="3"><office:annotation office:name="__Annotation__1452_3176290264" loext:resolved="false"><dc:creator>Unknown Author</dc:creator><dc:date>2023-02-13T15:43:18.388520807</dc:date><text:p text:style-name="P147"><text:span text:style-name="T204">Pomyśleć o wprowadzeniu opisu innych właściwości modelu. </text:span></text:p></office:annotation>Właściwości modelu bez podwieszonego wahadła<office:annotation-end office:name="__Annotation__1452_3176290264"/></text:h>
      <text:p text:style-name="P135"><text:span text:style-name="T93">Podczas analizy </text:span><text:span text:style-name="T94">przedstawionego</text:span><text:span text:style-name="T93"> modelu oczywistym staje się, że pochodne zmiennych stanu zależą w sposób nieliniowy zarówno od zmiennych stanu, jak i zmiennych wejściowych. W takiej sytuacji można powiedzieć, że model jest </text:span><text:span text:style-name="T78">nieliniowy </text:span><text:span text:style-name="T37">względem zmiennych. Na potrzeby wstępnej analizy zakłada się również, że parametry takie jak masa </text:span><text:span text:style-name="T37"><draw:frame draw:style-name="fr4" draw:name="Object83" text:anchor-type="as-char" svg:y="-10.69pt" svg:width="14.6pt" svg:height="13.24pt" draw:z-index="82"><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4" draw:name="Object84" text:anchor-type="as-char" svg:y="-10.69pt" svg:width="49.24pt" svg:height="15.05pt" draw:z-index="83"><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4" draw:name="Object85" text:anchor-type="as-char" svg:y="-10.69pt" svg:width="12.56pt" svg:height="13.24pt" draw:z-index="84"><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4" draw:name="Object86" text:anchor-type="as-char" svg:y="-10.69pt" svg:width="9.35pt" svg:height="13.24pt" draw:z-index="85"><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4" draw:name="Object87" text:anchor-type="as-char" svg:y="-10.69pt" svg:width="11.59pt" svg:height="13.24pt" draw:z-index="86"><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79">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Identyfikacja parametrów modelu</text:h>
      <text:p text:style-name="P136">Po określeniu struktury modelu dokonano identyfikacji jego parametrów. <text:span text:style-name="T201">Obiektem, <text:s/>dla którego przeprowadzono identyfikację był dron zbudowany na potrzeby tej pracy.</text:span> <text:span text:style-name="T201">Zostanie on </text:span><text:s/><text:span text:style-name="T201">szerzej opisany</text:span> w podpunkcie x.x.x. </text:p>
      <text:h text:style-name="P127" text:outline-level="3"><text:span text:style-name="T192">Identyfikacja w</text:span>spółczynnik<text:span text:style-name="T192">ów ciągu oraz oporu powietrza</text:span></text:h>
      <text:p text:style-name="P138">Współczynnik ciągu <draw:frame draw:style-name="fr3" draw:name="Object221" text:anchor-type="as-char" svg:y="-10.69pt" svg:width="18.11pt" svg:height="15.05pt" draw:z-index="222"><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3" draw:name="Object219" text:anchor-type="as-char" svg:y="-10.69pt" svg:width="19.59pt" svg:height="15.05pt" draw:z-index="223"><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28"><text:soft-page-break/><draw:frame draw:style-name="fr3" draw:name="Object220" text:anchor-type="as-char" svg:y="-12.39pt" svg:width="52.84pt" svg:height="16.75pt" draw:z-index="224"><draw:object xlink:href="./Object 220" xlink:type="simple" xlink:show="embed" xlink:actuate="onLoad"/><draw:image xlink:href="./ObjectReplacements/Object 220" xlink:type="simple" xlink:show="embed" xlink:actuate="onLoad"/></draw:frame>(x.x.x)</text:p>
      <text:p text:style-name="P139"><text:span text:style-name="T192"><text:tab/>gdzie </text:span><text:span text:style-name="T192"><draw:frame draw:style-name="fr3" draw:name="Object222" text:anchor-type="as-char" svg:y="-10.69pt" svg:width="14.34pt" svg:height="13.24pt" draw:z-index="225"><draw:object xlink:href="./Object 222" xlink:type="simple" xlink:show="embed" xlink:actuate="onLoad"/><draw:image xlink:href="./ObjectReplacements/Object 222" xlink:type="simple" xlink:show="embed" xlink:actuate="onLoad"/></draw:frame></text:span><text:span text:style-name="T192">- siła generowana przez pojedynczy napęd silnik-śmigło, </text:span><text:span text:style-name="T192"><draw:frame draw:style-name="fr3" draw:name="Object223" text:anchor-type="as-char" svg:y="-6.15pt" svg:width="14.26pt" svg:height="6.86pt" draw:z-index="226"><draw:object xlink:href="./Object 223" xlink:type="simple" xlink:show="embed" xlink:actuate="onLoad"/><draw:image xlink:href="./ObjectReplacements/Object 223" xlink:type="simple" xlink:show="embed" xlink:actuate="onLoad"/></draw:frame></text:span><text:span text:style-name="T192">- prędkość obrotowa śmigła</text:span></text:p>
      <text:p text:style-name="P28"><draw:frame draw:style-name="fr3" draw:name="Object224" text:anchor-type="as-char" svg:y="-12.39pt" svg:width="57.6pt" svg:height="16.75pt" draw:z-index="227"><draw:object xlink:href="./Object 224" xlink:type="simple" xlink:show="embed" xlink:actuate="onLoad"/><draw:image xlink:href="./ObjectReplacements/Object 224" xlink:type="simple" xlink:show="embed" xlink:actuate="onLoad"/><svg:desc>formula</svg:desc></draw:frame><text:span text:style-name="T192">(x.x.x)</text:span></text:p>
      <text:p text:style-name="P137"><text:tab/>gdzie <draw:frame draw:style-name="fr3" draw:name="Object225" text:anchor-type="as-char" svg:y="-10.69pt" svg:width="17.55pt" svg:height="13.24pt" draw:z-index="228"><draw:object xlink:href="./Object 225" xlink:type="simple" xlink:show="embed" xlink:actuate="onLoad"/><draw:image xlink:href="./ObjectReplacements/Object 225" xlink:type="simple" xlink:show="embed" xlink:actuate="onLoad"/></draw:frame>- <text:span text:style-name="T197">moment oporowy generowany przez śmigło.</text:span></text:p>
      <text:p text:style-name="P137"/>
      <text:p text:style-name="P140"><text:span text:style-name="T193"><office:annotation office:name="__Annotation__3385_3698775288" loext:resolved="false"><dc:creator>Unknown Author</dc:creator><dc:date>2023-03-06T18:34:49.824884318</dc:date><text:p text:style-name="P148"><text:span text:style-name="T205">Sprawdzić/ wyrzucić</text:span></text:p></office:annotation></text:span><text:span text:style-name="T193">Parametry </text:span><text:span text:style-name="T193"><draw:frame draw:style-name="fr3" draw:name="Object226" text:anchor-type="as-char" svg:y="-10.69pt" svg:width="18.11pt" svg:height="15.05pt" draw:z-index="229"><draw:object xlink:href="./Object 226" xlink:type="simple" xlink:show="embed" xlink:actuate="onLoad"/><draw:image xlink:href="./ObjectReplacements/Object 226" xlink:type="simple" xlink:show="embed" xlink:actuate="onLoad"/></draw:frame></text:span><text:span text:style-name="T193">oraz </text:span><text:span text:style-name="T193"><draw:frame draw:style-name="fr3" draw:name="Object227" text:anchor-type="as-char" svg:y="-10.69pt" svg:width="19.59pt" svg:height="15.05pt" draw:z-index="230"><draw:object xlink:href="./Object 227" xlink:type="simple" xlink:show="embed" xlink:actuate="onLoad"/><draw:image xlink:href="./ObjectReplacements/Object 227" xlink:type="simple" xlink:show="embed" xlink:actuate="onLoad"/></draw:frame></text:span><text:span text:style-name="T193">zależne są od kształtu, rodzaju i rozmiaru śmigła oraz gęstości powietrza. </text:span><office:annotation-end office:name="__Annotation__3385_3698775288"/><text:span text:style-name="T193"><text:s/></text:span><text:span text:style-name="T194">W celu identyfikacji tych parametrów wykorzystano wyniki testów wykonanych przez Lauersena </text:span><text:span text:style-name="T195">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195">[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195">. </text:span><text:span text:style-name="T197">Wybrano te </text:span><text:span text:style-name="T198">dane, ponieważ testy były wykonywane na silniku oraz śmigle o parametrach zbliżonych do parametrów elementów wykorzystanych w celu budowy drona na potrzeby tej pracy</text:span><text:span text:style-name="T197">. </text:span><text:span text:style-name="T195">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195">[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195"> polegały na stopniowych zmianach sygnału PWM (ang. Pulse Width Modulation) </text:span><text:span text:style-name="T196">i obserwacji zmian </text:span><text:span text:style-name="T197">siły ciągu generowanej przez śmigło, wartości napięcia, natężenia prądu, </text:span><text:span text:style-name="T197"><office:annotation office:name="__Annotation__4412_3698775288" loext:resolved="false"><dc:creator>Unknown Author</dc:creator><dc:date>2023-03-06T21:41:28.573762086</dc:date><text:p text:style-name="P148"><text:span text:style-name="T205">sprawdzić</text:span></text:p></office:annotation></text:span><text:span text:style-name="T197">momentu oporowego</text:span><office:annotation-end office:name="__Annotation__4412_3698775288"/><text:span text:style-name="T197"> oraz prędkości obrotowej śmigła. Prędkość obrotowa została zmierzona za pomocą sensora optycznego i taśmy odblaskowej. </text:span><text:span text:style-name="T198">Przed przystąpieniem do obliczenia wartości parametrów </text:span><text:span text:style-name="T198"><draw:frame draw:style-name="fr3" draw:name="Object231" text:anchor-type="as-char" svg:y="-10.69pt" svg:width="18.11pt" svg:height="15.05pt" draw:z-index="234"><draw:object xlink:href="./Object 231" xlink:type="simple" xlink:show="embed" xlink:actuate="onLoad"/><draw:image xlink:href="./ObjectReplacements/Object 231" xlink:type="simple" xlink:show="embed" xlink:actuate="onLoad"/></draw:frame></text:span><text:span text:style-name="T199">oraz </text:span><text:span text:style-name="T199"><draw:frame draw:style-name="fr3" draw:name="Object232" text:anchor-type="as-char" svg:y="-10.69pt" svg:width="19.59pt" svg:height="15.05pt" draw:z-index="235"><draw:object xlink:href="./Object 232" xlink:type="simple" xlink:show="embed" xlink:actuate="onLoad"/><draw:image xlink:href="./ObjectReplacements/Object 232" xlink:type="simple" xlink:show="embed" xlink:actuate="onLoad"/></draw:frame></text:span><text:span text:style-name="T199">prędkość obrotową i siłę ciągu przeskalowano odpowiednio do </text:span><text:span text:style-name="T199"><office:annotation office:name="__Annotation__4938_3698775288" loext:resolved="false"><dc:creator>Unknown Author</dc:creator><dc:date>2023-03-06T22:01:48.203327951</dc:date><text:p text:style-name="P148"><text:span text:style-name="T205">Tak pisać jednostkę?</text:span></text:p></office:annotation></text:span><text:span text:style-name="T199">radianów na sekundę</text:span><office:annotation-end office:name="__Annotation__4938_3698775288"/><text:span text:style-name="T199"> oraz niutonów.</text:span><text:span text:style-name="T197"> W celu określenia wartości parametru </text:span><text:span text:style-name="T197"><draw:frame draw:style-name="fr3" draw:name="Object230" text:anchor-type="as-char" svg:y="-10.69pt" svg:width="18.11pt" svg:height="15.05pt" draw:z-index="231"><draw:object xlink:href="./Object 230" xlink:type="simple" xlink:show="embed" xlink:actuate="onLoad"/><draw:image xlink:href="./ObjectReplacements/Object 230" xlink:type="simple" xlink:show="embed" xlink:actuate="onLoad"/></draw:frame></text:span><text:span text:style-name="T197">pomiary prędkości obrotowej </text:span><text:span text:style-name="T197"><draw:frame draw:style-name="fr3" draw:name="Object228" text:anchor-type="as-char" svg:y="-6.15pt" svg:width="14.26pt" svg:height="6.86pt" draw:z-index="232"><draw:object xlink:href="./Object 228" xlink:type="simple" xlink:show="embed" xlink:actuate="onLoad"/><draw:image xlink:href="./ObjectReplacements/Object 228" xlink:type="simple" xlink:show="embed" xlink:actuate="onLoad"/></draw:frame></text:span><text:span text:style-name="T197">oraz siły ciągu </text:span><text:span text:style-name="T197"><draw:frame draw:style-name="fr3" draw:name="Object229" text:anchor-type="as-char" svg:y="-10.69pt" svg:width="14.34pt" svg:height="13.24pt" draw:z-index="233"><draw:object xlink:href="./Object 229" xlink:type="simple" xlink:show="embed" xlink:actuate="onLoad"/><draw:image xlink:href="./ObjectReplacements/Object 229" xlink:type="simple" xlink:show="embed" xlink:actuate="onLoad"/></draw:frame></text:span><text:span text:style-name="T197">wpasowano w równanie (x.x.x) </text:span><text:span text:style-name="T198">korzystając z funkcji </text:span><text:span text:style-name="T53">curve_fit() </text:span><text:span text:style-name="T66">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66">[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198">dla języka Python. </text:span><text:span text:style-name="T200">Pomiary prędkości obrotowej oraz momentu oporowego wpasowano natomiast w zależność (x.x.x). Wyniki tych <text:s/>dopasowań przedstawiono na rysunku x.x. </text:span><text:span text:style-name="T201">Uzyskane wartości parametrów </text:span><text:span text:style-name="T201"><draw:frame draw:style-name="fr3" draw:name="Object234" text:anchor-type="as-char" svg:y="-10.69pt" svg:width="18.11pt" svg:height="15.05pt" draw:z-index="239"><draw:object xlink:href="./Object 234" xlink:type="simple" xlink:show="embed" xlink:actuate="onLoad"/><draw:image xlink:href="./ObjectReplacements/Object 234" xlink:type="simple" xlink:show="embed" xlink:actuate="onLoad"/></draw:frame></text:span><text:span text:style-name="T201">oraz </text:span><text:span text:style-name="T201"><draw:frame draw:style-name="fr3" draw:name="Object235" text:anchor-type="as-char" svg:y="-10.69pt" svg:width="19.59pt" svg:height="15.05pt" draw:z-index="240"><draw:object xlink:href="./Object 235" xlink:type="simple" xlink:show="embed" xlink:actuate="onLoad"/><draw:image xlink:href="./ObjectReplacements/Object 235" xlink:type="simple" xlink:show="embed" xlink:actuate="onLoad"/></draw:frame></text:span><text:span text:style-name="T201">przedstawiono w tabeli x.x. </text:span></text:p>
      <table:table table:name="Identyfikacja_Kt_Kd" table:style-name="Identyfikacja_5f_Kt_5f_Kd">
        <table:table-column table:style-name="Identyfikacja_5f_Kt_5f_Kd.A" table:number-columns-repeated="2"/>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able:table-row>
          <table:table-cell table:style-name="Identyfikacja_5f_Kt_5f_Kd.A1" office:value-type="string">
            <text:p text:style-name="P129"><draw:frame draw:style-name="fr1" draw:name="Image5" text:anchor-type="char" svg:width="213.11pt" svg:height="170.45pt" draw:z-index="236"><draw:image xlink:href="Pictures/10000001000003E80000032018171204367544AD.png" xlink:type="simple" xlink:show="embed" xlink:actuate="onLoad" draw:mime-type="image/png"/></draw:frame></text:p>
          </table:table-cell>
          <table:table-cell table:style-name="Identyfikacja_5f_Kt_5f_Kd.A1" office:value-type="string">
            <text:p text:style-name="P130"><draw:frame draw:style-name="fr1" draw:name="Image6" text:anchor-type="char" svg:width="213.14pt" svg:height="170.5pt" draw:z-index="237"><draw:image xlink:href="Pictures/10000001000003E800000320D851E6BB736C816D.png" xlink:type="simple" xlink:show="embed" xlink:actuate="onLoad" draw:mime-type="image/png"/></draw:frame></text:p>
          </table:table-cell>
        </table:table-row>
      </table:table>
      <text:p text:style-name="Podpis_20_rysunku">Rys. x.<text:span text:style-name="T200">x. Dopasowanie funkcji <text:s/></text:span><text:span text:style-name="T200"><draw:frame draw:style-name="fr3" draw:name="Object233" text:anchor-type="as-char" svg:y="-12.39pt" svg:width="38.95pt" svg:height="14.94pt" draw:z-index="238"><draw:object xlink:href="./Object 233" xlink:type="simple" xlink:show="embed" xlink:actuate="onLoad"/><draw:image xlink:href="./ObjectReplacements/Object 233" xlink:type="simple" xlink:show="embed" xlink:actuate="onLoad"/></draw:frame></text:span><text:span text:style-name="T200">do </text:span><text:span text:style-name="T201">pomiarów dla</text:span><text:span text:style-name="T200"> a) zależności siły ciągu od prędkości obrotowej śmigła</text:span></text:p>
      <text:p text:style-name="P109"><text:soft-page-break/>b) zależności momentu oporowego od prędkości obrotowej śmigła</text:p>
      <text:p text:style-name="P110">Tabela. x.x. Wartości parametrów <draw:frame draw:style-name="fr3" draw:name="Object236" text:anchor-type="as-char" svg:y="-10.69pt" svg:width="18.11pt" svg:height="15.05pt" draw:z-index="241"><draw:object xlink:href="./Object 236" xlink:type="simple" xlink:show="embed" xlink:actuate="onLoad"/><draw:image xlink:href="./ObjectReplacements/Object 236" xlink:type="simple" xlink:show="embed" xlink:actuate="onLoad"/></draw:frame>oraz <draw:frame draw:style-name="fr3" draw:name="Object237" text:anchor-type="as-char" svg:y="-10.69pt" svg:width="19.59pt" svg:height="15.05pt" draw:z-index="242"><draw:object xlink:href="./Object 237" xlink:type="simple" xlink:show="embed" xlink:actuate="onLoad"/><draw:image xlink:href="./ObjectReplacements/Object 237" xlink:type="simple" xlink:show="embed" xlink:actuate="onLoad"/></draw:frame></text:p>
      <table:table table:name="Wartości_parametrów_kt_kd" table:style-name="Wartości_5f_parametrów_5f_kt_5f_kd">
        <table:table-column table:style-name="Wartości_5f_parametrów_5f_kt_5f_kd.A" table:number-columns-repeated="2"/>
        <table:table-row>
          <table:table-cell table:style-name="Wartości_5f_parametrów_5f_kt_5f_kd.A1" office:value-type="string">
            <text:p text:style-name="Tabela_20_tekst"><office:annotation office:name="__Annotation__5520_3698775288" loext:resolved="false"><dc:creator>Unknown Author</dc:creator><dc:date>2023-03-06T22:28:07.434547764</dc:date><text:p text:style-name="P148"><text:span text:style-name="T206">jednostki</text:span></text:p></office:annotation>Współczynnik siły ciągu <draw:frame draw:style-name="fr3" draw:name="Object238" text:anchor-type="as-char" svg:y="-10.69pt" svg:width="18.11pt" svg:height="15.05pt" draw:z-index="243"><draw:object xlink:href="./Object 238" xlink:type="simple" xlink:show="embed" xlink:actuate="onLoad"/><draw:image xlink:href="./ObjectReplacements/Object 238" xlink:type="simple" xlink:show="embed" xlink:actuate="onLoad"/></draw:frame></text:p>
          </table:table-cell>
          <table:table-cell table:style-name="Wartości_5f_parametrów_5f_kt_5f_kd.A1" office:value-type="string">
            <text:p text:style-name="Tabela_20_tekst">Współczynnik oporu powietrza <draw:frame draw:style-name="fr3" draw:name="Object239" text:anchor-type="as-char" svg:y="-10.69pt" svg:width="19.59pt" svg:height="15.05pt" draw:z-index="244"><draw:object xlink:href="./Object 239" xlink:type="simple" xlink:show="embed" xlink:actuate="onLoad"/><draw:image xlink:href="./ObjectReplacements/Object 239" xlink:type="simple" xlink:show="embed" xlink:actuate="onLoad"/></draw:frame></text:p>
          </table:table-cell>
        </table:table-row>
        <table:table-row>
          <table:table-cell table:style-name="Wartości_5f_parametrów_5f_kt_5f_kd.A1" office:value-type="string">
            <text:p text:style-name="Tabela_20_dane_20_liczbowe">1.3550e-5</text:p>
          </table:table-cell>
          <table:table-cell table:style-name="Wartości_5f_parametrów_5f_kt_5f_kd.A1" office:value-type="string">
            <text:p text:style-name="Tabela_20_dane_20_liczbowe"><office:annotation-end office:name="__Annotation__5520_3698775288"/><text:span text:style-name="T201">2.4954e-7</text:span></text:p>
          </table:table-cell>
        </table:table-row>
      </table:table>
      <text:p text:style-name="P110"/>
      <text:h text:style-name="P128" text:outline-level="3">Identyfikacja momentów bezwładności drona</text:h>
      <text:p text:style-name="P141"><text:span text:style-name="T202">W</text:span>artości momentów bezwładności <draw:frame draw:style-name="fr3" draw:name="Object240" text:anchor-type="as-char" svg:y="-10.69pt" svg:width="16.44pt" svg:height="15.05pt" draw:z-index="245"><draw:object xlink:href="./Object 240" xlink:type="simple" xlink:show="embed" xlink:actuate="onLoad"/><draw:image xlink:href="./ObjectReplacements/Object 240" xlink:type="simple" xlink:show="embed" xlink:actuate="onLoad"/></draw:frame>, <draw:frame draw:style-name="fr3" draw:name="Object241" text:anchor-type="as-char" svg:y="-10.69pt" svg:width="17.01pt" svg:height="15.05pt" draw:z-index="246"><draw:object xlink:href="./Object 241" xlink:type="simple" xlink:show="embed" xlink:actuate="onLoad"/><draw:image xlink:href="./ObjectReplacements/Object 241" xlink:type="simple" xlink:show="embed" xlink:actuate="onLoad"/></draw:frame>, <draw:frame draw:style-name="fr3" draw:name="Object242" text:anchor-type="as-char" svg:y="-10.69pt" svg:width="15.99pt" svg:height="15.05pt" draw:z-index="247"><draw:object xlink:href="./Object 242" xlink:type="simple" xlink:show="embed" xlink:actuate="onLoad"/><draw:image xlink:href="./ObjectReplacements/Object 242" xlink:type="simple" xlink:show="embed" xlink:actuate="onLoad"/></draw:frame><text:span text:style-name="T202">w pierwszej kolejności obliczono, a następnie zweryfikowano eksperymentalnie. W celu obliczenia tych wyznaczono reprezentację drona składającą się z prostych figur, dla których </text:span><text:span text:style-name="T202"><office:annotation office:name="__Annotation__5719_3698775288" loext:resolved="false"><dc:creator>Unknown Author</dc:creator><dc:date>2023-03-06T22:43:30.845978896</dc:date><text:p text:style-name="P148"><text:span text:style-name="T205">Pozycja bibliograficzna, która zawiera te wzory</text:span></text:p></office:annotation></text:span><text:span text:style-name="T202">znane są wzory na moment bezwładności względem określonej osi obrotu</text:span><office:annotation-end office:name="__Annotation__5719_3698775288"/><text:span text:style-name="T202">. Reprezentację drona przedstawiono w postaci znajdującej się w centrum kuli o promieniu</text:span><text:span text:style-name="T202"><office:annotation office:name="__Annotation__5720_3698775288" loext:resolved="false"><dc:creator>Unknown Author</dc:creator><dc:date>2023-03-06T22:44:59.915864216</dc:date><text:p text:style-name="P148"><text:span text:style-name="T205">Zaaktualizować dla ostatecznej wersji drona</text:span></text:p></office:annotation></text:span><text:span text:style-name="T202"> 4 centymetrów i masie 0.696 kilograma</text:span><office:annotation-end office:name="__Annotation__5720_3698775288"/><text:span text:style-name="T202"> reprezentującą główną część ramy drona, akumulator oraz wyposażenie elektroniczne. Wokół kuli rozmieszczono cztery punkty materialne będące reprezentacją ramion wraz z parą silnik-śmigło. </text:span><text:span text:style-name="T203">Opisaną reprezentację drona przedstawiono wraz z istotnymi wymiarami na rysunku x.x.</text:span></text:p>
      <text:h text:style-name="P119" text:outline-level="2"><office:annotation office:name="__Annotation__3707_1179789327" loext:resolved="false"><dc:creator>Unknown Author</dc:creator><dc:date>2023-02-26T14:03:01.257754076</dc:date><text:p text:style-name="P147"><text:span text:style-name="T204">Zamienić na weryfikację dla zidentyfikowanych parametrów drona</text:span></text:p></office:annotation>Implementacja oraz weryfikacja działania symulacji drona<office:annotation-end office:name="__Annotation__3707_1179789327"/></text:h>
      <text:p text:style-name="P63"><text:span text:style-name="T95">Model matematyczny przedstawiony w punkcie </text:span><text:span text:style-name="T95"><text:reference-ref text:reference-format="chapter" text:ref-name="Równania modelowe - referencja">3.2.5</text:reference-ref></text:span><text:span text:style-name="T95"><text:s/></text:span><text:span text:style-name="T96">wykorzystano do przeprowadzenia symulacji działania drona. </text:span><text:span text:style-name="T97">System można zdefiniować jako układ równań różniczkowych zwyczajnych (x. x) </text:span></text:p>
      <text:p text:style-name="P28"><draw:frame draw:style-name="fr4" draw:name="Object88" text:anchor-type="as-char" svg:y="-10.94pt" svg:width="86.09pt" svg:height="14.4pt" draw:z-index="87"><draw:object xlink:href="./Object 88" xlink:type="simple" xlink:show="embed" xlink:actuate="onLoad"/><draw:image xlink:href="./ObjectReplacements/Object 88" xlink:type="simple" xlink:show="embed" xlink:actuate="onLoad"/></draw:frame><text:s/><text:span text:style-name="T97">(x.x)</text:span></text:p>
      <text:p text:style-name="P64">z pewnym warunkiem początkowym <draw:frame draw:style-name="fr4" draw:name="Object89" text:anchor-type="as-char" svg:y="-10.94pt" svg:width="63.69pt" svg:height="15.36pt" draw:z-index="88"><draw:object xlink:href="./Object 89" xlink:type="simple" xlink:show="embed" xlink:actuate="onLoad"/><draw:image xlink:href="./ObjectReplacements/Object 89" xlink:type="simple" xlink:show="embed" xlink:actuate="onLoad"/></draw:frame>. Trajektorię <text:span text:style-name="T98">stanu </text:span><text:span text:style-name="T98"><draw:frame draw:style-name="fr4" draw:name="Object90" text:anchor-type="as-char" svg:y="-10.94pt" svg:width="26.84pt" svg:height="14.4pt" draw:z-index="89"><draw:object xlink:href="./Object 90" xlink:type="simple" xlink:show="embed" xlink:actuate="onLoad"/><draw:image xlink:href="./ObjectReplacements/Object 90" xlink:type="simple" xlink:show="embed" xlink:actuate="onLoad"/></draw:frame></text:span><text:span text:style-name="T98">przy założonej trajektorii wejścia </text:span><text:span text:style-name="T98"><draw:frame draw:style-name="fr4" draw:name="Object91" text:anchor-type="as-char" svg:y="-10.94pt" svg:width="26.84pt" svg:height="14.4pt" draw:z-index="90"><draw:object xlink:href="./Object 91" xlink:type="simple" xlink:show="embed" xlink:actuate="onLoad"/><draw:image xlink:href="./ObjectReplacements/Object 91" xlink:type="simple" xlink:show="embed" xlink:actuate="onLoad"/></draw:frame></text:span><text:s/>takiego systemu można <text:span text:style-name="T98">wyznaczyć poprzez rozwiązanie układu równań <text:s/>rózniczkowych (x.x). Do wyznaczenia trajektorii systemu przedstawionego w punkcie </text:span><text:span text:style-name="T95"><text:reference-ref text:reference-format="chapter" text:ref-name="Równania modelowe - referencja">3.2.5</text:reference-ref></text:span><text:span text:style-name="T95"><text:s/></text:span><text:span text:style-name="T98">wykorzystano algorytm Rungego-Kutty 4. rzędu </text:span><text:span text:style-name="T98"><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98">. </text:span><text:span text:style-name="T99">Symulację zaimplementowano w języku </text:span><office:annotation office:name="__Annotation__2228_3176290264" loext:resolved="false"><dc:creator>Unknown Author</dc:creator><dc:date>2023-02-13T16:45:50.578427497</dc:date><text:p text:style-name="P147"><text:span text:style-name="T204">Odnośnik do githuba</text:span></text:p></office:annotation><text:span text:style-name="T99">Python</text:span><office:annotation-end office:name="__Annotation__2228_3176290264"/><text:span text:style-name="T99">. Działanie modelu zweryfikowano w układzie otwartym, którego </text:span><office:annotation office:name="__Annotation__2229_3176290264" loext:resolved="false"><dc:creator>Unknown Author</dc:creator><dc:date>2023-02-13T16:48:44.838092909</dc:date><text:p text:style-name="P147"><text:span text:style-name="T204">Schemat blokowy układu otwartego.</text:span></text:p></office:annotation><text:span text:style-name="T99">schemat blokowy</text:span><office:annotation-end office:name="__Annotation__2229_3176290264"/><text:span text:style-name="T99"> przedstawiono na rysunku x.</text:span></text:p>
      <text:p text:style-name="P20"/>
      <text:p text:style-name="P19">Wartości poszczególnych parametrów modelu przedstawiono <office:annotation office:name="__Annotation__2349_3176290264" loext:resolved="false"><dc:creator>Unknown Author</dc:creator><dc:date>2023-02-13T17:22:40.768705840</dc:date><text:p text:style-name="P147"><text:span text:style-name="T204">Zmienić wartości parametrów oraz wyniki na związane z dronem rzeczywistym!</text:span></text:p></office:annotation>w tabeli x. <office:annotation-end office:name="__Annotation__2349_3176290264"/></text:p>
      <text:p text:style-name="P19"/>
      <text:p text:style-name="P19"/>
      <text:p text:style-name="P19"/>
      <text:p text:style-name="P19"/>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57">Symbol parametru</text:p>
          </table:table-cell>
          <table:table-cell table:style-name="parametry_5f_drona_5f_weryfikacja.A1" office:value-type="string">
            <text:p text:style-name="P57">Wartość</text:p>
          </table:table-cell>
          <table:table-cell table:style-name="parametry_5f_drona_5f_weryfikacja.C1" office:value-type="string">
            <text:p text:style-name="P57">Jednostka</text:p>
          </table:table-cell>
        </table:table-row>
        <text:soft-page-break/>
        <table:table-row table:style-name="parametry_5f_drona_5f_weryfikacja.2">
          <table:table-cell table:style-name="parametry_5f_drona_5f_weryfikacja.A2" office:value-type="string">
            <text:p text:style-name="Tabela_20_tekst"><draw:frame draw:style-name="fr4" draw:name="Object92" text:anchor-type="as-char" svg:y="-10.69pt" svg:width="14.6pt" svg:height="13.24pt" draw:z-index="91"><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4" draw:name="Object103" text:anchor-type="as-char" svg:y="-10.69pt" svg:width="26.79pt" svg:height="13.24pt" draw:z-index="102"><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4" draw:name="Object99" text:anchor-type="as-char" svg:y="-10.69pt" svg:width="25.8pt" svg:height="13.66pt" draw:z-index="103"><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4" draw:name="Object93" text:anchor-type="as-char" svg:y="-10.69pt" svg:width="12.56pt" svg:height="13.24pt" draw:z-index="92"><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4" draw:name="Object104" text:anchor-type="as-char" svg:y="-10.69pt" svg:width="26.79pt" svg:height="13.24pt" draw:z-index="106"><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4" draw:name="Object100" text:anchor-type="as-char" svg:y="-19.05pt" svg:width="38.24pt" svg:height="32.94pt" draw:z-index="110"><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4" draw:name="Object94" text:anchor-type="as-char" svg:y="-10.69pt" svg:width="18.31pt" svg:height="15.05pt" draw:z-index="93"><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4" draw:name="Object96" text:anchor-type="as-char" svg:y="-33.85pt" svg:width="132.49pt" svg:height="61.71pt" draw:z-index="114"><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4" draw:name="Object95" text:anchor-type="as-char" svg:y="-10.69pt" svg:width="19.96pt" svg:height="15.05pt" draw:z-index="94"><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4" draw:name="Object97" text:anchor-type="as-char" svg:y="-33.85pt" svg:width="169.26pt" svg:height="61.71pt" draw:z-index="96"><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4" draw:name="Object98" text:anchor-type="as-char" svg:y="-10.69pt" svg:width="74.86pt" svg:height="15.05pt" draw:z-index="97"><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4" draw:name="Object102" text:anchor-type="as-char" svg:y="-11.34pt" svg:width="96.6pt" svg:height="14.66pt" draw:z-index="115"><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4" draw:name="Object101" text:anchor-type="as-char" svg:y="-13.15pt" svg:width="39.86pt" svg:height="16.5pt" draw:z-index="100"><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4" draw:name="Object105" text:anchor-type="as-char" svg:y="-10.69pt" svg:width="9.35pt" svg:height="13.24pt" draw:z-index="104"><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4" draw:name="Object107" text:anchor-type="as-char" svg:y="-10.69pt" svg:width="26.9pt" svg:height="13.24pt" draw:z-index="127"><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4" draw:name="Object106" text:anchor-type="as-char" svg:y="-11.34pt" svg:width="20.3pt" svg:height="14.66pt" draw:z-index="105"><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4" draw:name="Object108" text:anchor-type="as-char" svg:y="-10.69pt" svg:width="11.59pt" svg:height="13.24pt" draw:z-index="107"><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4" draw:name="Object109" text:anchor-type="as-char" svg:y="-17.55pt" svg:width="15.51pt" svg:height="28.29pt" draw:z-index="108"><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4" draw:name="Object110" text:anchor-type="as-char" svg:y="-11.34pt" svg:width="28.74pt" svg:height="14.66pt" draw:z-index="109"><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147"><text:span text:style-name="T204">Według opracowania należy wpisać źródło</text:span></text:p></office:annotation>Źródło: <office:annotation-end office:name="__Annotation__3502_1179789327"/></text:p>
      <text:p text:style-name="P66"/>
      <text:p text:style-name="P76">Weryfikację modelu przeprowadzono dla <text:span text:style-name="T111">czterech</text:span> scenariuszy. Pierwszy polegał na ustawieniu <text:span text:style-name="T100">takich samych prędkości obrotowych dla wszystkich silników, </text:span><text:span text:style-name="T103">tak aby dron wznosił się bez zmiany orientacji</text:span><text:span text:style-name="T100">. Dla </text:span><text:span text:style-name="T101">tego scenariusza wektor prędkości obrotowych</text:span><text:span text:style-name="T101"><draw:frame draw:style-name="fr4" draw:name="Object112" text:anchor-type="as-char" svg:y="-10.69pt" svg:width="12.76pt" svg:height="13.24pt" draw:z-index="111"><draw:object xlink:href="./Object 112" xlink:type="simple" xlink:show="embed" xlink:actuate="onLoad"/><draw:image xlink:href="./ObjectReplacements/Object 112" xlink:type="simple" xlink:show="embed" xlink:actuate="onLoad"/></draw:frame></text:span><text:span text:style-name="T101">można przedstawić w postaci równania (x. x).</text:span></text:p>
      <text:p text:style-name="P77"><draw:frame draw:style-name="fr4" draw:name="Object111" text:anchor-type="as-char" svg:y="-11.34pt" svg:width="171.04pt" svg:height="14.66pt" draw:z-index="131"><draw:object xlink:href="./Object 111" xlink:type="simple" xlink:show="embed" xlink:actuate="onLoad"/><draw:image xlink:href="./ObjectReplacements/Object 111" xlink:type="simple" xlink:show="embed" xlink:actuate="onLoad"/></draw:frame><text:span text:style-name="T115">(x.x)</text:span></text:p>
      <text:p text:style-name="P74">Na rysunku x.x. przedstawiono trajektorię stanu dla pierwszego scenariusza. Podczas symulacji dron zmieniał swoje położenie oraz prędkość w osi OZ. Przez 10 sekund symulacji dron wzniósł się na wysokość około 50 metrów i uzyskał prędkość w osi pionowej około 10 <text:span text:style-name="T103">metrów na sekundę. Położenie oraz prędkość w osiach poziomych OX oraz OZ pozostawały stałe. Orientacja drona również się nie zmieniała.</text:span></text:p>
      <text:p text:style-name="P75">Drugi scenariusz polegał na <text:span text:style-name="T104">zwiększeniu prędkości obrotowej silników </text:span><text:span text:style-name="T105">1</text:span><office:annotation office:name="__Annotation__3921_1179789327" loext:resolved="false"><dc:creator>Unknown Author</dc:creator><dc:date>2023-02-26T14:30:39.403376691</dc:date><text:p text:style-name="P147"><text:span text:style-name="T204">Odnieść numerację do odpowiedniego rysunku</text:span></text:p></office:annotation><text:span text:style-name="T104">, </text:span><text:span text:style-name="T105">2</text:span><office:annotation-end office:name="__Annotation__3921_1179789327"/><text:span text:style-name="T104"> oraz zmniejszeniu prędkości obrotowej silników </text:span><text:span text:style-name="T105">3, 4 </text:span><text:span text:style-name="T104">, tak aby wywołać </text:span><text:span text:style-name="T105">obrót </text:span><text:span text:style-name="T106">drona</text:span><text:span text:style-name="T105"> wokół osi OX. </text:span><text:span text:style-name="T106">Dla tego scenariusza wektor prędkości obrotowych </text:span><text:span text:style-name="T105"><draw:frame draw:style-name="fr4" draw:name="Object113" text:anchor-type="as-char" svg:y="-10.69pt" svg:width="12.76pt" svg:height="13.24pt" draw:z-index="112"><draw:object xlink:href="./Object 113" xlink:type="simple" xlink:show="embed" xlink:actuate="onLoad"/><draw:image xlink:href="./ObjectReplacements/Object 113" xlink:type="simple" xlink:show="embed" xlink:actuate="onLoad"/></draw:frame></text:span><text:span text:style-name="T106">p przyjmuje postać (x. x)</text:span></text:p>
      <text:p text:style-name="P77"><draw:frame draw:style-name="fr4" draw:name="Object114" text:anchor-type="as-char" svg:y="-11.34pt" svg:width="171.04pt" svg:height="14.66pt" draw:z-index="113"><draw:object xlink:href="./Object 114" xlink:type="simple" xlink:show="embed" xlink:actuate="onLoad"/><draw:image xlink:href="./ObjectReplacements/Object 114" xlink:type="simple" xlink:show="embed" xlink:actuate="onLoad"/><svg:desc>formula</svg:desc></draw:frame><text:span text:style-name="T115">(x.x)</text:span></text:p>
      <text:p text:style-name="P65"><draw:frame draw:style-name="fr1" draw:name="Image1" text:anchor-type="char" svg:width="426.25pt" svg:height="284.14pt" draw:z-index="9"><draw:image xlink:href="Pictures/1000000100000708000004B0E079CD16FF635783.png" xlink:type="simple" xlink:show="embed" xlink:actuate="onLoad" draw:mime-type="image/png"/></draw:frame><text:soft-page-break/>Rys. x. x. Trajektoria stanu <text:s/>podczas weryfikacji modelu według <text:span text:style-name="T102">pierwszego </text:span>scenariusza</text:p>
      <text:p text:style-name="P78">Na rysunku x.x. przedstawiono trajektorię zmiennych stanu dla drugiego scenariusza. Analizując wykresy widać, że zgodnie z założeniami po wprowadzeniu takiej zmiany dron zaczął obracać się w osi OX. W związku z tym położenie kątowe <text:span text:style-name="T107">względem osi OX oznaczone symbolem </text:span><text:span text:style-name="T107"><draw:frame draw:style-name="fr4" draw:name="Object115" text:anchor-type="as-char" svg:y="-10.69pt" svg:width="12.84pt" svg:height="13.24pt" draw:z-index="116"><draw:object xlink:href="./Object 115" xlink:type="simple" xlink:show="embed" xlink:actuate="onLoad"/><draw:image xlink:href="./ObjectReplacements/Object 115" xlink:type="simple" xlink:show="embed" xlink:actuate="onLoad"/></draw:frame></text:span><text:span text:style-name="T107">(ang. roll) rośnie. Wraz ze zmianą orientacji drona swoją orientację w przestrzeni zmienia również wektor siły wypadkowej </text:span><draw:frame draw:style-name="fr4" draw:name="Object116" text:anchor-type="as-char" svg:y="-10.69pt" svg:width="20.24pt" svg:height="15.05pt" draw:z-index="117"><draw:object xlink:href="./Object 116" xlink:type="simple" xlink:show="embed" xlink:actuate="onLoad"/><draw:image xlink:href="./ObjectReplacements/Object 116" xlink:type="simple" xlink:show="embed" xlink:actuate="onLoad"/></draw:frame>, <text:span text:style-name="T107">który zgodnie z przyjętymi </text:span><office:annotation office:name="__Annotation__4071_1179789327" loext:resolved="false"><dc:creator>Unknown Author</dc:creator><dc:date>2023-02-26T14:55:39.203143392</dc:date><text:p text:style-name="P147"><text:span text:style-name="T204">Odniesienie do punktu podrozdziału z tymi założeniami</text:span></text:p></office:annotation><text:span text:style-name="T107">założeniami </text:span><office:annotation-end office:name="__Annotation__4071_1179789327"/><text:span text:style-name="T107">jest zaczepiony w środku ciężkości drona, a jego kierunek jest zgodny z kierunkiem osi</text:span><office:annotation office:name="__Annotation__4072_1179789327" loext:resolved="false"><dc:creator>Unknown Author</dc:creator><dc:date>2023-02-26T14:56:56.483619144</dc:date><text:p text:style-name="P147"><text:span text:style-name="T204">Rozgraniczyć symbolikę między układami współrzędnych</text:span></text:p></office:annotation><text:span text:style-name="T107"> OZ </text:span><office:annotation-end office:name="__Annotation__4072_1179789327"/><text:span text:style-name="T107">ruchomego układu współrzędnych. W związku z tym, że obrót drona następuje w</text:span><text:span text:style-name="T108">zględem</text:span><text:span text:style-name="T107"> osi OX, a położenia kątowe względem pozostałych osi są zerowe </text:span><text:span text:style-name="T107"><draw:frame draw:style-name="fr4" draw:name="Object117" text:anchor-type="as-char" svg:y="-10.69pt" svg:width="28.26pt" svg:height="13.24pt" draw:z-index="118"><draw:object xlink:href="./Object 117" xlink:type="simple" xlink:show="embed" xlink:actuate="onLoad"/><draw:image xlink:href="./ObjectReplacements/Object 117" xlink:type="simple" xlink:show="embed" xlink:actuate="onLoad"/></draw:frame></text:span><text:span text:style-name="T108">oraz </text:span><text:span text:style-name="T108"><draw:frame draw:style-name="fr4" draw:name="Object118" text:anchor-type="as-char" svg:y="-10.69pt" svg:width="30.19pt" svg:height="13.24pt" draw:z-index="119"><draw:object xlink:href="./Object 118" xlink:type="simple" xlink:show="embed" xlink:actuate="onLoad"/><draw:image xlink:href="./ObjectReplacements/Object 118" xlink:type="simple" xlink:show="embed" xlink:actuate="onLoad"/></draw:frame></text:span><text:span text:style-name="T107">, pojawia się niezerowa składowa </text:span><text:span text:style-name="T108">siły wypadkowej </text:span><draw:frame draw:style-name="fr4" draw:name="Object119" text:anchor-type="as-char" svg:y="-10.69pt" svg:width="20.24pt" svg:height="15.05pt" draw:z-index="120"><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147"><text:span text:style-name="T204">Wprowadzić rysunek drona z profilu z zaznaczonymi składowymi </text:span></text:p></office:annotation><text:span text:style-name="T108">w osi OY nieruchomego układu współrzędnych</text:span><office:annotation-end office:name="__Annotation__4154_1179789327"/><text:span text:style-name="T108">.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wartościami położenia kątowego. Należy podkreślić, że położenie kątowe </text:span><text:span text:style-name="T108"><draw:frame draw:style-name="fr4" draw:name="Object120" text:anchor-type="as-char" svg:y="-10.69pt" svg:width="12.84pt" svg:height="13.24pt" draw:z-index="121"><draw:object xlink:href="./Object 120" xlink:type="simple" xlink:show="embed" xlink:actuate="onLoad"/><draw:image xlink:href="./ObjectReplacements/Object 120" xlink:type="simple" xlink:show="embed" xlink:actuate="onLoad"/></draw:frame></text:span><text:span text:style-name="T108">nie jest w żaden sposób ograniczone, </text:span><text:span text:style-name="T109">co powoduje, że po przekroczeniu przez tą zmienną kolejnych wartości </text:span><draw:frame draw:style-name="fr4" draw:name="Object121" text:anchor-type="as-char" svg:y="-10.69pt" svg:width="18.11pt" svg:height="13.24pt" draw:z-index="122"><draw:object xlink:href="./Object 121" xlink:type="simple" xlink:show="embed" xlink:actuate="onLoad"/><draw:image xlink:href="./ObjectReplacements/Object 121" xlink:type="simple" xlink:show="embed" xlink:actuate="onLoad"/></draw:frame>, <text:span text:style-name="T109">gdzie </text:span><text:span text:style-name="T109"><draw:frame draw:style-name="fr4" draw:name="Object122" text:anchor-type="as-char" svg:y="-10.69pt" svg:width="74.81pt" svg:height="13.95pt" draw:z-index="123"><draw:object xlink:href="./Object 122" xlink:type="simple" xlink:show="embed" xlink:actuate="onLoad"/><draw:image xlink:href="./ObjectReplacements/Object 122" xlink:type="simple" xlink:show="embed" xlink:actuate="onLoad"/></draw:frame></text:span><text:span text:style-name="T109">zmienia się zwrot składowej siły wypadkowej </text:span><text:span text:style-name="T109"><draw:frame draw:style-name="fr4" draw:name="Object123" text:anchor-type="as-char" svg:y="-10.69pt" svg:width="20.24pt" svg:height="15.05pt" draw:z-index="124"><draw:object xlink:href="./Object 123" xlink:type="simple" xlink:show="embed" xlink:actuate="onLoad"/><draw:image xlink:href="./ObjectReplacements/Object 123" xlink:type="simple" xlink:show="embed" xlink:actuate="onLoad"/></draw:frame></text:span><text:span text:style-name="T109">w osi OY nieruchomego układu współrzędnych. Naprzemienne zmiany zwrotu tej składowej powodują oscylacje składowej prędkości </text:span><text:span text:style-name="T109"><draw:frame draw:style-name="fr4" draw:name="Object124" text:anchor-type="as-char" svg:y="-10.69pt" svg:width="19.25pt" svg:height="15.05pt" draw:z-index="125"><draw:object xlink:href="./Object 124" xlink:type="simple" xlink:show="embed" xlink:actuate="onLoad"/><draw:image xlink:href="./ObjectReplacements/Object 124" xlink:type="simple" xlink:show="embed" xlink:actuate="onLoad"/></draw:frame></text:span><text:span text:style-name="T109">w tej osi, co widać na rysunku x.x. </text:span><text:span text:style-name="T110">Składowa</text:span><text:span text:style-name="T107"> </text:span><text:span text:style-name="T108">siły wypadkowej </text:span><draw:frame draw:style-name="fr4" draw:name="Object125" text:anchor-type="as-char" svg:y="-10.69pt" svg:width="20.24pt" svg:height="15.05pt" draw:z-index="126"><draw:object xlink:href="./Object 125" xlink:type="simple" xlink:show="embed" xlink:actuate="onLoad"/><draw:image xlink:href="./ObjectReplacements/Object 125" xlink:type="simple" xlink:show="embed" xlink:actuate="onLoad"/><svg:desc>formula</svg:desc></draw:frame><text:span text:style-name="T109">w osi OZ jest </text:span><text:span text:style-name="T110">zwykle mniejsza niż w przypadku pierwszego scenariusza, co skutkuje tym, że nie pozwala ona przezwyciężyć siły ciężkości, więc dron spada. </text:span></text:p>
      <text:p text:style-name="P67"><draw:frame draw:style-name="fr2" draw:name="Image2" text:anchor-type="paragraph" svg:width="426.25pt" svg:height="284.14pt" draw:z-index="10"><draw:image xlink:href="Pictures/1000000100000708000004B0929B5A716A4362BD.png" xlink:type="simple" xlink:show="embed" xlink:actuate="onLoad" draw:mime-type="image/png"/></draw:frame><text:soft-page-break/>Rys.x.x. Trajektoria stanu podczas weryfikacji modelu według drugiego scenariusza </text:p>
      <text:p text:style-name="P80">Trzecia strategia polegała na zmianie prędkości obrotowych tak, aby dron obrócił się w osi OY. W tym celu zwiększono prędkości obrotowe silników 2, 4 oraz zmniejszono prędkości obrotowe silników 1, 3. <text:span text:style-name="T115">Wektor prędkości obrotowych </text:span><text:span text:style-name="T115"><draw:frame draw:style-name="fr4" draw:name="Object129" text:anchor-type="as-char" svg:y="-10.69pt" svg:width="12.76pt" svg:height="13.24pt" draw:z-index="132"><draw:object xlink:href="./Object 129" xlink:type="simple" xlink:show="embed" xlink:actuate="onLoad"/><draw:image xlink:href="./ObjectReplacements/Object 129" xlink:type="simple" xlink:show="embed" xlink:actuate="onLoad"/></draw:frame></text:span><text:span text:style-name="T115">można przedstawić za pomocą równania (x.x). </text:span></text:p>
      <text:p text:style-name="P82"><draw:frame draw:style-name="fr4" draw:name="Object130" text:anchor-type="as-char" svg:y="-11.34pt" svg:width="171.04pt" svg:height="14.66pt" draw:z-index="134"><draw:object xlink:href="./Object 130" xlink:type="simple" xlink:show="embed" xlink:actuate="onLoad"/><draw:image xlink:href="./ObjectReplacements/Object 130" xlink:type="simple" xlink:show="embed" xlink:actuate="onLoad"/><svg:desc>formula</svg:desc></draw:frame><text:span text:style-name="T115">(x.x)</text:span></text:p>
      <text:p text:style-name="P81">Zgodnie z konfiguracją drona przedstawioną na <office:annotation office:name="__Annotation__4405_1179789327" loext:resolved="false"><dc:creator>Unknown Author</dc:creator><dc:date>2023-02-26T15:35:43.859882499</dc:date><text:p text:style-name="P147"><text:span text:style-name="T204">Rysunek z konfiguracją drona tzn. oznaczenia numerów poszczególnych śmigieł.</text:span></text:p></office:annotation>rysunku x.x<office:annotation-end office:name="__Annotation__4405_1179789327"/>. powinien <text:span text:style-name="T112">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79">Trajektorię stanu <text:span text:style-name="T112">wynikającą z trzeciego scenariusza przedstawiono na rysunku x.x. Analizując uzyskane wyniki widać, że są one zgodne z przewidywaniami. Położenie kątowe w osi OY oznaczone symbolem </text:span><text:span text:style-name="T112"><draw:frame draw:style-name="fr4" draw:name="Object126" text:anchor-type="as-char" svg:y="-10.69pt" svg:width="11.91pt" svg:height="13.24pt" draw:z-index="128"><draw:object xlink:href="./Object 126" xlink:type="simple" xlink:show="embed" xlink:actuate="onLoad"/><draw:image xlink:href="./ObjectReplacements/Object 126" xlink:type="simple" xlink:show="embed" xlink:actuate="onLoad"/></draw:frame></text:span><text:span text:style-name="T112">rośnie </text:span><text:span text:style-name="T113">i uzyskuje dodatnie wartości. Taka zmiana orientacji skutkuje ruchem postępowym w kierunku dodatnich wartości na osi OX. Podobnie jak w drugim scenariuszu pojawiają się </text:span><text:span text:style-name="T114">również </text:span><text:span text:style-name="T113">oscylacje składowej prędkości </text:span><text:span text:style-name="T113"><draw:frame draw:style-name="fr4" draw:name="Object127" text:anchor-type="as-char" svg:y="-10.69pt" svg:width="18.71pt" svg:height="15.05pt" draw:z-index="129"><draw:object xlink:href="./Object 127" xlink:type="simple" xlink:show="embed" xlink:actuate="onLoad"/><draw:image xlink:href="./ObjectReplacements/Object 127" xlink:type="simple" xlink:show="embed" xlink:actuate="onLoad"/></draw:frame></text:span><text:span text:style-name="T113">.</text:span></text:p>
      <text:p text:style-name="P12"><text:tab/><text:span text:style-name="T114">Czwarta strategia polegała </text:span><text:span text:style-name="T115">ustawieniu wartości początkowej położenia kątowego w osi OZ ruchomego układu współrzędnych na wartość </text:span><draw:frame draw:style-name="fr4" draw:name="Object128" text:anchor-type="as-char" svg:y="-17.55pt" svg:width="60.29pt" svg:height="28.29pt" draw:z-index="130"><draw:object xlink:href="./Object 128" xlink:type="simple" xlink:show="embed" xlink:actuate="onLoad"/><draw:image xlink:href="./ObjectReplacements/Object 128" xlink:type="simple" xlink:show="embed" xlink:actuate="onLoad"/></draw:frame>. <text:span text:style-name="T116">Wartość ta odpowiada obrotowi w kierunku przeciwnym do ruchu wskazówek zegara. </text:span><text:span text:style-name="T115">Wektor prędkości obrotowych </text:span><text:span text:style-name="T115"><draw:frame draw:style-name="fr4" draw:name="Object131" text:anchor-type="as-char" svg:y="-10.69pt" svg:width="12.76pt" svg:height="13.24pt" draw:z-index="133"><draw:object xlink:href="./Object 131" xlink:type="simple" xlink:show="embed" xlink:actuate="onLoad"/><draw:image xlink:href="./ObjectReplacements/Object 131" xlink:type="simple" xlink:show="embed" xlink:actuate="onLoad"/></draw:frame></text:span><text:span text:style-name="T115">ustawiono tak samo jak w przypadku trzeciej strategii, aby wywołać obrót ramy drona </text:span><text:soft-page-break/><text:span text:style-name="T115">względem osi OY ruchomego układu współrzędnych </text:span><text:span text:style-name="T116">w kierunku dodatnim. Wyobrażając sobie taką sytuację można przewidywać, że przy założeniu prawoskrętności układu współrzędnych </text:span><text:span text:style-name="T117">dron będzie poruszał się ruchem postępowym jednocześnie w osi OX oraz w </text:span><text:span text:style-name="T118">osi OY w dodatnim kierunku.</text:span></text:p>
      <text:p text:style-name="P68"><draw:frame draw:style-name="fr2" draw:name="Image3" text:anchor-type="paragraph" svg:width="426.25pt" svg:height="284.14pt" draw:z-index="11"><draw:image xlink:href="Pictures/1000000100000708000004B0BBFC76A5C8E929EE.png" xlink:type="simple" xlink:show="embed" xlink:actuate="onLoad" draw:mime-type="image/png"/></draw:frame><text:span text:style-name="T112">Rys. x.x. Trajektoria stanu podczas weryfikacji </text:span><text:span text:style-name="T118">modelu </text:span><text:span text:style-name="T112">według trzeciego scenariusza</text:span></text:p>
      <text:p text:style-name="P21">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19"><draw:frame draw:style-name="fr4" draw:name="Object132" text:anchor-type="as-char" svg:y="-17.55pt" svg:width="60.29pt" svg:height="28.29pt" draw:z-index="135"><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20">Kierunek ruchu jest zgodny z przyjętą konwencją. </text:span></text:p>
      <text:p text:style-name="P69"><draw:frame draw:style-name="fr2" draw:name="Image4" text:anchor-type="paragraph" svg:width="426.25pt" svg:height="284.14pt" draw:z-index="12"><draw:image xlink:href="Pictures/1000000100000708000004B0E5F43DBD68C7F330.png" xlink:type="simple" xlink:show="embed" xlink:actuate="onLoad" draw:mime-type="image/png"/></draw:frame><text:soft-page-break/><text:span text:style-name="T112">Rys. x.x. Trajektoria stanu podczas weryfikacji </text:span><text:span text:style-name="T118">modelu </text:span><text:span text:style-name="T112">według </text:span><text:span text:style-name="T120">czwartego</text:span><text:span text:style-name="T112"> scenariusza</text:span></text:p>
      <text:p text:style-name="P83">Przeprowadzone symulacje pozwoliły stwierdzić, że zaimplementowany model zachowuje się zgodnie z przewidywaniami oraz przyjętą konwencją.</text:p>
      <text:p text:style-name="P84"/>
      <text:h text:style-name="P145" text:outline-level="1">Synteza systemu sterowania dla modelu bez podwieszonego wahadła</text:h>
      <text:h text:style-name="Podtytul" text:outline-level="2" text:is-list-header="true"/>
      <text:h text:style-name="P116" text:outline-level="2">Podział systemu sterowania na dwa podsystemy</text:h>
      <text:h text:style-name="Punkt_20_podrozdzialu" text:outline-level="3">Motywacja i sposób podziału</text:h>
      <text:p text:style-name="P101"><text:span text:style-name="T165"><text:tab/></text:span><text:span text:style-name="T166">Przed syntezą systemu sterowania model przedstawiony w podpunkcie </text:span><text:span text:style-name="T166"><text:reference-ref text:reference-format="chapter" text:ref-name="Równania modelowe - referencja">3.2.5</text:reference-ref></text:span><text:span text:style-name="T166"><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01"><text:span text:style-name="T166"><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147"><text:span text:style-name="T204">Napisać gdzieś co rozumie się przez orientację</text:span></text:p></office:annotation><text:span text:style-name="T166">orientacji</text:span><office:annotation-end office:name="__Annotation__3022_2465724339"/><text:span text:style-name="T166"> </text:span><draw:frame draw:style-name="fr4" draw:name="Object179" text:anchor-type="as-char" svg:y="-10.69pt" svg:width="23.61pt" svg:height="15.05pt" draw:z-index="137"><draw:object xlink:href="./Object 179" xlink:type="simple" xlink:show="embed" xlink:actuate="onLoad"/><draw:image xlink:href="./ObjectReplacements/Object 179" xlink:type="simple" xlink:show="embed" xlink:actuate="onLoad"/></draw:frame>,<text:span text:style-name="T168"><draw:frame draw:style-name="fr4" draw:name="Object180" text:anchor-type="as-char" svg:y="-10.69pt" svg:width="22.71pt" svg:height="15.05pt" draw:z-index="138"><draw:object xlink:href="./Object 180" xlink:type="simple" xlink:show="embed" xlink:actuate="onLoad"/><draw:image xlink:href="./ObjectReplacements/Object 180" xlink:type="simple" xlink:show="embed" xlink:actuate="onLoad"/></draw:frame></text:span><text:span text:style-name="T168">,</text:span><text:span text:style-name="T167"><draw:frame draw:style-name="fr4" draw:name="Object178" text:anchor-type="as-char" svg:y="-10.69pt" svg:width="24.66pt" svg:height="15.05pt" draw:z-index="141"><draw:object xlink:href="./Object 178" xlink:type="simple" xlink:show="embed" xlink:actuate="onLoad"/><draw:image xlink:href="./ObjectReplacements/Object 178" xlink:type="simple" xlink:show="embed" xlink:actuate="onLoad"/></draw:frame></text:span><text:span text:style-name="T167"> oraz zadanej wartości siły wypadkowej </text:span><text:span text:style-name="T167"><draw:frame draw:style-name="fr4" draw:name="Object181" text:anchor-type="as-char" svg:y="-10.69pt" svg:width="33.7pt" svg:height="15.05pt" draw:z-index="160"><draw:object xlink:href="./Object 181" xlink:type="simple" xlink:show="embed" xlink:actuate="onLoad"/><draw:image xlink:href="./ObjectReplacements/Object 181" xlink:type="simple" xlink:show="embed" xlink:actuate="onLoad"/></draw:frame></text:span><text:span text:style-name="T166">. Drugi podsystem ma natomiast pełnić rolę nawigatora, który </text:span><text:span text:style-name="T167">określa wyżej wymienione wartości zadane do pierwszego podsystemu w celu osiągnięcia pożądanego </text:span><text:soft-page-break/><text:span text:style-name="T167">położenia </text:span><text:span text:style-name="T167"><draw:frame draw:style-name="fr4" draw:name="Object182" text:anchor-type="as-char" svg:y="-10.69pt" svg:width="22.99pt" svg:height="15.05pt" draw:z-index="161"><draw:object xlink:href="./Object 182" xlink:type="simple" xlink:show="embed" xlink:actuate="onLoad"/><draw:image xlink:href="./ObjectReplacements/Object 182" xlink:type="simple" xlink:show="embed" xlink:actuate="onLoad"/></draw:frame></text:span><text:span text:style-name="T167">, </text:span><text:span text:style-name="T167"><draw:frame draw:style-name="fr4" draw:name="Object183" text:anchor-type="as-char" svg:y="-10.69pt" svg:width="24.01pt" svg:height="15.05pt" draw:z-index="170"><draw:object xlink:href="./Object 183" xlink:type="simple" xlink:show="embed" xlink:actuate="onLoad"/><draw:image xlink:href="./ObjectReplacements/Object 183" xlink:type="simple" xlink:show="embed" xlink:actuate="onLoad"/></draw:frame></text:span><text:span text:style-name="T167">, </text:span><text:span text:style-name="T167"><draw:frame draw:style-name="fr4" draw:name="Object184" text:anchor-type="as-char" svg:y="-10.69pt" svg:width="22.31pt" svg:height="15.05pt" draw:z-index="171"><draw:object xlink:href="./Object 184" xlink:type="simple" xlink:show="embed" xlink:actuate="onLoad"/><draw:image xlink:href="./ObjectReplacements/Object 184" xlink:type="simple" xlink:show="embed" xlink:actuate="onLoad"/></draw:frame></text:span><text:span text:style-name="T167"><text:s/>oraz prędkości <text:s/></text:span><text:span text:style-name="T167"><draw:frame draw:style-name="fr4" draw:name="Object185" text:anchor-type="as-char" svg:y="-10.69pt" svg:width="32.74pt" svg:height="15.05pt" draw:z-index="185"><draw:object xlink:href="./Object 185" xlink:type="simple" xlink:show="embed" xlink:actuate="onLoad"/><draw:image xlink:href="./ObjectReplacements/Object 185" xlink:type="simple" xlink:show="embed" xlink:actuate="onLoad"/></draw:frame></text:span><text:span text:style-name="T167">, </text:span><text:span text:style-name="T167"><draw:frame draw:style-name="fr4" draw:name="Object186" text:anchor-type="as-char" svg:y="-10.69pt" svg:width="33.36pt" svg:height="15.05pt" draw:z-index="187"><draw:object xlink:href="./Object 186" xlink:type="simple" xlink:show="embed" xlink:actuate="onLoad"/><draw:image xlink:href="./ObjectReplacements/Object 186" xlink:type="simple" xlink:show="embed" xlink:actuate="onLoad"/><svg:desc>formula</svg:desc></draw:frame></text:span><text:span text:style-name="T167">, </text:span><text:span text:style-name="T167"><draw:frame draw:style-name="fr4" draw:name="Object187" text:anchor-type="as-char" svg:y="-10.69pt" svg:width="32.29pt" svg:height="15.05pt" draw:z-index="188"><draw:object xlink:href="./Object 187" xlink:type="simple" xlink:show="embed" xlink:actuate="onLoad"/><draw:image xlink:href="./ObjectReplacements/Object 187" xlink:type="simple" xlink:show="embed" xlink:actuate="onLoad"/><svg:desc>formula</svg:desc></draw:frame></text:span><text:span text:style-name="T167">w przestrzeni, </text:span><text:span text:style-name="T184">w której się porusza</text:span><text:span text:style-name="T167">. <text:s/>W dalszej części pracy podsystem pełniący rolę nawigatora </text:span><text:span text:style-name="T169">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147"><text:span text:style-name="T204">Schemat blokowy przedstawiający zależności pomiędzy podsystemami</text:span></text:p></office:annotation><text:span text:style-name="T169">rys. x.x</text:span><office:annotation-end office:name="__Annotation__3318_2465724339"/><text:span text:style-name="T169">.</text:span></text:p>
      <text:h text:style-name="P125" text:outline-level="3">Nadrzędny system sterowania - <text:span text:style-name="T178">opis</text:span></text:h>
      <text:p text:style-name="P99"><text:span text:style-name="T176">Zadaniem nadrzędnego systemu sterowania jest wyznaczenie wartości zadanych położeń kątowych </text:span><text:span text:style-name="T176"><draw:frame draw:style-name="fr4" draw:name="Object199" text:anchor-type="as-char" svg:y="-10.69pt" svg:width="70.81pt" svg:height="15.05pt" draw:z-index="190"><draw:object xlink:href="./Object 199" xlink:type="simple" xlink:show="embed" xlink:actuate="onLoad"/><draw:image xlink:href="./ObjectReplacements/Object 199" xlink:type="simple" xlink:show="embed" xlink:actuate="onLoad"/></draw:frame></text:span><text:span text:style-name="T176">oraz wartości zadanej siły wypadkowej </text:span><text:span text:style-name="T176"><draw:frame draw:style-name="fr4" draw:name="Object200" text:anchor-type="as-char" svg:y="-10.69pt" svg:width="33.7pt" svg:height="15.05pt" draw:z-index="191"><draw:object xlink:href="./Object 200" xlink:type="simple" xlink:show="embed" xlink:actuate="onLoad"/><draw:image xlink:href="./ObjectReplacements/Object 200" xlink:type="simple" xlink:show="embed" xlink:actuate="onLoad"/></draw:frame></text:span><text:span text:style-name="T176">do podrzędnego system</text:span><text:span text:style-name="T184">u</text:span><text:span text:style-name="T176"> sterowania na podstawie aktualnego położenia </text:span><text:span text:style-name="T176"><draw:frame draw:style-name="fr4" draw:name="Object201" text:anchor-type="as-char" svg:y="-10.69pt" svg:width="36.79pt" svg:height="13.24pt" draw:z-index="192"><draw:object xlink:href="./Object 201" xlink:type="simple" xlink:show="embed" xlink:actuate="onLoad"/><draw:image xlink:href="./ObjectReplacements/Object 201" xlink:type="simple" xlink:show="embed" xlink:actuate="onLoad"/></draw:frame></text:span><text:span text:style-name="T176">i prędkości drona </text:span><text:span text:style-name="T176"><draw:frame draw:style-name="fr4" draw:name="Object202" text:anchor-type="as-char" svg:y="-10.69pt" svg:width="56.01pt" svg:height="15.05pt" draw:z-index="193"><draw:object xlink:href="./Object 202" xlink:type="simple" xlink:show="embed" xlink:actuate="onLoad"/><draw:image xlink:href="./ObjectReplacements/Object 202" xlink:type="simple" xlink:show="embed" xlink:actuate="onLoad"/></draw:frame></text:span><text:span text:style-name="T177">oraz odpowiadających im wartości zadanych </text:span><text:span text:style-name="T177"><draw:frame draw:style-name="fr4" draw:name="Object203" text:anchor-type="as-char" svg:y="-10.69pt" svg:width="69.14pt" svg:height="15.05pt" draw:z-index="194"><draw:object xlink:href="./Object 203" xlink:type="simple" xlink:show="embed" xlink:actuate="onLoad"/><draw:image xlink:href="./ObjectReplacements/Object 203" xlink:type="simple" xlink:show="embed" xlink:actuate="onLoad"/></draw:frame></text:span><text:span text:style-name="T177">, </text:span><text:span text:style-name="T177"><draw:frame draw:style-name="fr4" draw:name="Object204" text:anchor-type="as-char" svg:y="-10.69pt" svg:width="98.25pt" svg:height="15.05pt" draw:z-index="195"><draw:object xlink:href="./Object 204" xlink:type="simple" xlink:show="embed" xlink:actuate="onLoad"/><draw:image xlink:href="./ObjectReplacements/Object 204" xlink:type="simple" xlink:show="embed" xlink:actuate="onLoad"/></draw:frame></text:span><text:span text:style-name="T177">.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177"><text:bookmark-ref text:reference-format="chapter" text:ref-name="__RefHeading___Toc5111_2465724339">4.2</text:bookmark-ref></text:span><text:span text:style-name="T177">. </text:span></text:p>
      <text:p text:style-name="P99">Nadrzędny system sterowania jest związany z częścią modelu, która odpowiada za ruch postępowy. Wydzielone równania opisujące dynamikę ruchu postępowego przedstawiono w postaci (x.x).</text:p>
      <text:p text:style-name="P103"><draw:frame draw:style-name="fr4" draw:name="Object190" text:anchor-type="as-char" svg:y="-77.36pt" svg:width="366.15pt" svg:height="148.65pt" draw:z-index="196"><draw:object xlink:href="./Object 194" xlink:type="simple" xlink:show="embed" xlink:actuate="onLoad"/><draw:image xlink:href="./ObjectReplacements/Object 194" xlink:type="simple" xlink:show="embed" xlink:actuate="onLoad"/><svg:desc>formula</svg:desc></draw:frame><text:span text:style-name="T171">(x.</text:span><text:span text:style-name="T172">x</text:span><text:span text:style-name="T171">)</text:span></text:p>
      <text:p text:style-name="P104">gdzie <office:annotation office:name="__Annotation__5628_2465724339" loext:resolved="false"><dc:creator>Unknown Author</dc:creator><dc:date>2023-03-03T14:55:41.609803716</dc:date><text:p text:style-name="P147"><text:span text:style-name="T204">Można gdzieś wprowadzić oznaczenie bez pochodnych dla zwykłych zmiennych opisujących ruch postępowy</text:span></text:p></office:annotation><text:span text:style-name="T173"><draw:frame draw:style-name="fr4" draw:name="Object193" text:anchor-type="as-char" svg:y="-13.66pt" svg:width="138.76pt" svg:height="18.74pt" draw:z-index="197"><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181">pochodnych</text:span> zmiennych stanu opisujących <text:span text:style-name="T183">dynamikę</text:span> ruchu <text:span text:style-name="T174">postępowego, </text:span><draw:frame draw:style-name="fr4" draw:name="Object196" text:anchor-type="as-char" svg:y="-10.69pt" svg:width="90.11pt" svg:height="15.05pt" draw:z-index="198"><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147"><text:span text:style-name="T204">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4" draw:name="Object197" text:anchor-type="as-char" svg:y="-10.69pt" svg:width="33.7pt" svg:height="15.05pt" draw:z-index="199"><draw:object xlink:href="./Object 197" xlink:type="simple" xlink:show="embed" xlink:actuate="onLoad"/><draw:image xlink:href="./ObjectReplacements/Object 197" xlink:type="simple" xlink:show="embed" xlink:actuate="onLoad"/><svg:desc>formula</svg:desc></draw:frame><text:s/>- wartość zadana siły wypadkowej <draw:frame draw:style-name="fr4" draw:name="Object198" text:anchor-type="as-char" svg:y="-10.69pt" svg:width="20.24pt" svg:height="15.05pt" draw:z-index="200"><draw:object xlink:href="./Object 198" xlink:type="simple" xlink:show="embed" xlink:actuate="onLoad"/><draw:image xlink:href="./ObjectReplacements/Object 198" xlink:type="simple" xlink:show="embed" xlink:actuate="onLoad"/><svg:desc>formula</svg:desc></draw:frame>.</text:p>
      <text:p text:style-name="P102"/>
      <text:p text:style-name="P98"><text:tab/>Należy podkreślić, że zmienne <draw:frame draw:style-name="fr4" draw:name="Object188" text:anchor-type="as-char" svg:y="-10.69pt" svg:width="47.85pt" svg:height="15.05pt" draw:z-index="201"><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147"><text:span text:style-name="T204">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147"><text:span text:style-name="T204">Model powyżej</text:span></text:p></office:annotation>(x.x)<office:annotation-end office:name="__Annotation__3824_2465724339"/> przez ich wartości zadane <draw:frame draw:style-name="fr4" draw:name="Object191" text:anchor-type="as-char" svg:y="-10.69pt" svg:width="90.11pt" svg:height="15.05pt" draw:z-index="202"><draw:object xlink:href="./Object 190" xlink:type="simple" xlink:show="embed" xlink:actuate="onLoad"/><draw:image xlink:href="./ObjectReplacements/Object 190" xlink:type="simple" xlink:show="embed" xlink:actuate="onLoad"/><svg:desc>formula</svg:desc></draw:frame>. <text:span text:style-name="T174">Wartość siły wypadkowej </text:span><text:span text:style-name="T175">oznaczona w równaniu </text:span><office:annotation office:name="__Annotation__4463_2465724339" loext:resolved="false"><dc:creator>Unknown Author</dc:creator><dc:date>2023-03-03T13:42:52.770765667</dc:date><text:p text:style-name="P147"><text:span text:style-name="T204">Pełen model</text:span></text:p></office:annotation><text:span text:style-name="T175">(x.x)</text:span><office:annotation-end office:name="__Annotation__4463_2465724339"/><text:span text:style-name="T175"> jako </text:span><text:span text:style-name="T175"><draw:frame draw:style-name="fr4" draw:name="Object194" text:anchor-type="as-char" svg:y="-10.69pt" svg:width="32.54pt" svg:height="15.05pt" draw:z-index="203"><draw:object xlink:href="./Object 191" xlink:type="simple" xlink:show="embed" xlink:actuate="onLoad"/><draw:image xlink:href="./ObjectReplacements/Object 191" xlink:type="simple" xlink:show="embed" xlink:actuate="onLoad"/><svg:desc>formula</svg:desc></draw:frame></text:span><text:span text:style-name="T175">została zastąpiona </text:span><text:soft-page-break/><text:span text:style-name="T179">natomiast</text:span><text:span text:style-name="T175"> przez jej </text:span><office:annotation office:name="__Annotation__4474_2465724339" loext:resolved="false"><dc:creator>Unknown Author</dc:creator><dc:date>2023-03-03T13:49:11.356511755</dc:date><text:p text:style-name="P147"><text:span text:style-name="T204">Może lepiej zastąpić określenie “wartość zadana” określeniem “ zmienna określająca trajektorię referencyjną”? Dla całej pracy powinno być jednolicie.</text:span></text:p></office:annotation><text:span text:style-name="T175">wartość zadaną</text:span><office:annotation-end office:name="__Annotation__4474_2465724339"/><text:span text:style-name="T175"> oznaczoną symbolem </text:span><text:span text:style-name="T175"><draw:frame draw:style-name="fr4" draw:name="Object195" text:anchor-type="as-char" svg:y="-10.69pt" svg:width="33.7pt" svg:height="15.05pt" draw:z-index="204"><draw:object xlink:href="./Object 193" xlink:type="simple" xlink:show="embed" xlink:actuate="onLoad"/><draw:image xlink:href="./ObjectReplacements/Object 193" xlink:type="simple" xlink:show="embed" xlink:actuate="onLoad"/><svg:desc>formula</svg:desc></draw:frame></text:span><text:span text:style-name="T175">.</text:span> <text:span text:style-name="T172">Z perspektywy nadrzędnego systemu sterowania zmienne te można traktować jako zmienne sterujące, natomiast z punktu widzenia systemu podrzędnego pełnią </text:span><text:span text:style-name="T184">one</text:span><text:span text:style-name="T172"> rolę zmiennych określających </text:span><office:annotation office:name="__Annotation__4135_2465724339" loext:resolved="false"><dc:creator>Unknown Author</dc:creator><dc:date>2023-03-03T13:23:58.597710258</dc:date><text:p text:style-name="P147"><text:span text:style-name="T204">Wyjaśnić pojęcia gdzieś</text:span></text:p></office:annotation><text:span text:style-name="T172">trajektorię wartości zadanych</text:span><office:annotation-end office:name="__Annotation__4135_2465724339"/><text:span text:style-name="T172">. </text:span></text:p>
      <text:h text:style-name="P125" text:outline-level="3">Podrzędny system sterowania - <text:span text:style-name="T178">opis</text:span></text:h>
      <text:p text:style-name="P105"><text:span text:style-name="T169"><text:tab/></text:span><text:span text:style-name="T179">Zadaniem podrzędnego systemu sterowania jest wyznaczenie </text:span><text:span text:style-name="T180">prędkości obrotowych poszczególnych silników </text:span><text:span text:style-name="T180"><draw:frame draw:style-name="fr4" draw:name="Object205" text:anchor-type="as-char" svg:y="-10.69pt" svg:width="71.66pt" svg:height="15.05pt" draw:z-index="205"><draw:object xlink:href="./Object 205" xlink:type="simple" xlink:show="embed" xlink:actuate="onLoad"/><draw:image xlink:href="./ObjectReplacements/Object 205" xlink:type="simple" xlink:show="embed" xlink:actuate="onLoad"/></draw:frame></text:span><text:span text:style-name="T180">tak, aby sprowadzić aktualne wartości zmiennych </text:span><text:span text:style-name="T180"><draw:frame draw:style-name="fr4" draw:name="Object206" text:anchor-type="as-char" svg:y="-10.69pt" svg:width="32.54pt" svg:height="15.05pt" draw:z-index="206"><draw:object xlink:href="./Object 206" xlink:type="simple" xlink:show="embed" xlink:actuate="onLoad"/><draw:image xlink:href="./ObjectReplacements/Object 206" xlink:type="simple" xlink:show="embed" xlink:actuate="onLoad"/></draw:frame></text:span><text:span text:style-name="T180">, </text:span><text:span text:style-name="T180"><draw:frame draw:style-name="fr4" draw:name="Object207" text:anchor-type="as-char" svg:y="-10.69pt" svg:width="47.85pt" svg:height="15.05pt" draw:z-index="207"><draw:object xlink:href="./Object 207" xlink:type="simple" xlink:show="embed" xlink:actuate="onLoad"/><draw:image xlink:href="./ObjectReplacements/Object 207" xlink:type="simple" xlink:show="embed" xlink:actuate="onLoad"/></draw:frame></text:span><text:span text:style-name="T179"><text:s/></text:span><text:span text:style-name="T180">jak najbliżej ich wartości zadanych </text:span><text:span text:style-name="T180"><draw:frame draw:style-name="fr4" draw:name="Object208" text:anchor-type="as-char" svg:y="-10.69pt" svg:width="33.7pt" svg:height="15.05pt" draw:z-index="208"><draw:object xlink:href="./Object 208" xlink:type="simple" xlink:show="embed" xlink:actuate="onLoad"/><draw:image xlink:href="./ObjectReplacements/Object 208" xlink:type="simple" xlink:show="embed" xlink:actuate="onLoad"/></draw:frame></text:span><text:span text:style-name="T180">, </text:span><text:span text:style-name="T180"><draw:frame draw:style-name="fr4" draw:name="Object209" text:anchor-type="as-char" svg:y="-10.69pt" svg:width="90.11pt" svg:height="15.05pt" draw:z-index="209"><draw:object xlink:href="./Object 209" xlink:type="simple" xlink:show="embed" xlink:actuate="onLoad"/><draw:image xlink:href="./ObjectReplacements/Object 209" xlink:type="simple" xlink:show="embed" xlink:actuate="onLoad"/></draw:frame></text:span><text:span text:style-name="T180">. </text:span><text:span text:style-name="T179"><text:s/><text:tab/></text:span><text:span text:style-name="T169">Podrzędny system sterowania związany jest z częścią modelu, która odpowiada za ruch obrotowy drona. </text:span><text:span text:style-name="T170">Sześć równań opisujących dynamikę ruchu obrotowego można przedstawić w postaci równania (x.x). </text:span><text:span text:style-name="T181">Zmienne sterujące oznaczone symbolami </text:span><text:span text:style-name="T181"><draw:frame draw:style-name="fr4" draw:name="Object210" text:anchor-type="as-char" svg:y="-10.69pt" svg:width="15.45pt" svg:height="15.05pt" draw:z-index="211"><draw:object xlink:href="./Object 210" xlink:type="simple" xlink:show="embed" xlink:actuate="onLoad"/><draw:image xlink:href="./ObjectReplacements/Object 210" xlink:type="simple" xlink:show="embed" xlink:actuate="onLoad"/></draw:frame></text:span><text:span text:style-name="T181"><text:s/>, </text:span><text:span text:style-name="T181"><draw:frame draw:style-name="fr4" draw:name="Object211" text:anchor-type="as-char" svg:y="-10.69pt" svg:width="15.51pt" svg:height="15.05pt" draw:z-index="212"><draw:object xlink:href="./Object 211" xlink:type="simple" xlink:show="embed" xlink:actuate="onLoad"/><draw:image xlink:href="./ObjectReplacements/Object 211" xlink:type="simple" xlink:show="embed" xlink:actuate="onLoad"/><svg:desc>formula</svg:desc></draw:frame></text:span><text:span text:style-name="T181">, </text:span><text:span text:style-name="T181"><draw:frame draw:style-name="fr4" draw:name="Object212" text:anchor-type="as-char" svg:y="-10.69pt" svg:width="15.56pt" svg:height="15.05pt" draw:z-index="213"><draw:object xlink:href="./Object 212" xlink:type="simple" xlink:show="embed" xlink:actuate="onLoad"/><draw:image xlink:href="./ObjectReplacements/Object 212" xlink:type="simple" xlink:show="embed" xlink:actuate="onLoad"/><svg:desc>formula</svg:desc></draw:frame></text:span><text:span text:style-name="T181">, </text:span><text:span text:style-name="T181"><draw:frame draw:style-name="fr4" draw:name="Object213" text:anchor-type="as-char" svg:y="-10.69pt" svg:width="15.9pt" svg:height="15.05pt" draw:z-index="214"><draw:object xlink:href="./Object 213" xlink:type="simple" xlink:show="embed" xlink:actuate="onLoad"/><draw:image xlink:href="./ObjectReplacements/Object 213" xlink:type="simple" xlink:show="embed" xlink:actuate="onLoad"/><svg:desc>formula</svg:desc></draw:frame></text:span><text:span text:style-name="T181">równoważne są prędkościom obrotowym kolejnych silników </text:span><text:span text:style-name="T181"><draw:frame draw:style-name="fr4" draw:name="Object214" text:anchor-type="as-char" svg:y="-10.69pt" svg:width="71.66pt" svg:height="15.05pt" draw:z-index="215"><draw:object xlink:href="./Object 214" xlink:type="simple" xlink:show="embed" xlink:actuate="onLoad"/><draw:image xlink:href="./ObjectReplacements/Object 214" xlink:type="simple" xlink:show="embed" xlink:actuate="onLoad"/><svg:desc>formula</svg:desc></draw:frame></text:span><text:span text:style-name="T181">. </text:span></text:p>
      <text:p text:style-name="równanie"><draw:frame draw:style-name="fr4" draw:name="Object189" text:anchor-type="as-char" svg:y="-79.34pt" svg:width="287.01pt" svg:height="154.54pt" draw:z-index="216"><draw:object xlink:href="./Object 189" xlink:type="simple" xlink:show="embed" xlink:actuate="onLoad"/><draw:image xlink:href="./ObjectReplacements/Object 189" xlink:type="simple" xlink:show="embed" xlink:actuate="onLoad"/></draw:frame><text:span text:style-name="T170">(x.x)</text:span></text:p>
      <text:p text:style-name="P100">gdzie <draw:frame draw:style-name="fr4" draw:name="Object192" text:anchor-type="as-char" svg:y="-13.66pt" svg:width="142.95pt" svg:height="18.74pt" draw:z-index="217"><draw:object xlink:href="./Object 192" xlink:type="simple" xlink:show="embed" xlink:actuate="onLoad"/><draw:image xlink:href="./ObjectReplacements/Object 192" xlink:type="simple" xlink:show="embed" xlink:actuate="onLoad"/></draw:frame>- wektor <text:span text:style-name="T180">pochodnych </text:span>zmiennych stanu opisujących <text:span text:style-name="T181">dynamikę ruchu obrotowego. </text:span></text:p>
      <text:p text:style-name="P106">Wartość siły wypadkowej <draw:frame draw:style-name="fr4" draw:name="Object215" text:anchor-type="as-char" svg:y="-10.69pt" svg:width="32.54pt" svg:height="15.05pt" draw:z-index="218"><draw:object xlink:href="./Object 215" xlink:type="simple" xlink:show="embed" xlink:actuate="onLoad"/><draw:image xlink:href="./ObjectReplacements/Object 215" xlink:type="simple" xlink:show="embed" xlink:actuate="onLoad"/><svg:desc>formula</svg:desc></draw:frame>można natomiast wyznaczyć z równania (x.x). <text:span text:style-name="T183">Wynika ono z założenia opisanego</text:span><office:annotation office:name="__Annotation__6153_2465724339" loext:resolved="false"><dc:creator>Unknown Author</dc:creator><dc:date>2023-03-03T15:24:49.940187048</dc:date><text:p text:style-name="P147"><text:span text:style-name="T204">Założenie, że wartość siły wypadkowej jest równa sumie wartości sił F1, F2 ..</text:span></text:p><text:p text:style-name="P147"><text:span text:style-name="T204"/></text:p></office:annotation><text:span text:style-name="T183"> równaniem (x.x).</text:span><office:annotation-end office:name="__Annotation__6153_2465724339"/></text:p>
      <text:p text:style-name="P28"><draw:frame draw:style-name="fr4" draw:name="Object216" text:anchor-type="as-char" svg:y="-12.39pt" svg:width="130.65pt" svg:height="16.75pt" draw:z-index="219"><draw:object xlink:href="./Object 216" xlink:type="simple" xlink:show="embed" xlink:actuate="onLoad"/><draw:image xlink:href="./ObjectReplacements/Object 216" xlink:type="simple" xlink:show="embed" xlink:actuate="onLoad"/><svg:desc>formula</svg:desc></draw:frame><text:span text:style-name="T183">(x.x)</text:span></text:p>
      <text:h text:style-name="P117" text:outline-level="2"><text:bookmark-start text:name="__RefHeading___Toc5111_2465724339"/>Określenie wymagań<text:bookmark-end text:name="__RefHeading___Toc5111_2465724339"/></text:h>
      <text:h text:style-name="P126" text:outline-level="3">Opis zagadnienia sterowania</text:h>
      <text:p text:style-name="P85">W tej pracy rozpatrywane jest zagadnienie polegające na przemieszczaniu się drona pomiędzy kolejnym<text:span text:style-name="T184">i</text:span> punktami orientacyjnymi (ang. waypoint tracking). Taki sposób sterowania dronem pozwala na efektywną realizację wielu zadań wymagających <text:s/>przemieszczania się <text:soft-page-break/>drona pomiędzy <text:span text:style-name="T127">sprecyzowanymi</text:span> punktami na mapie. <text:span text:style-name="T121">Dron posiadający taką funkcję może być przydatny przykładowo przy diagnostyce</text:span> <text:span text:style-name="T121">napowietrznych linii elektroenergetycznych </text:span><text:span text:style-name="T121"><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21"><text:s/></text:span><text:span text:style-name="T127">lub </text:span><text:span text:style-name="T184">może być zastosowany </text:span><text:span text:style-name="T127">do lokalizowania niebezpiecznych substancji.</text:span><text:span text:style-name="T121"> </text:span><text:span text:style-name="T122">Autorzy artykułu </text:span><text:span text:style-name="T122"><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22"><text:s/></text:span><text:span text:style-name="T123">zaprojektowali system, w którym drony przemieszczają się pomiędzy dynamicznie obliczanymi punktami orientacyjnymi w celu wykrywania lokalizacji gazu w zamkniętym pomieszczeniu. </text:span><text:span text:style-name="T124">W artykule </text:span><text:span text:style-name="T124"><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24"><text:s/>przedstawiono przykład zastosowania drona z systemem nawigacji pomiędzy punktami orientacyjnych do monitorowania jakości wody. </text:span><text:span text:style-name="T126">Innym p</text:span><text:span text:style-name="T125">otencjalnym zastosowaniem schematu, w którym dron przemieszcza się </text:span><text:span text:style-name="T126">w kierunku punktu orientacyjnego mo</text:span><text:span text:style-name="T127">gą</text:span><text:span text:style-name="T126"> być </text:span><text:span text:style-name="T127">zastosowania wymagające szybiego i precyzyjnego zaopatrzenia. W takim zastosowaniu dron </text:span><text:span text:style-name="T132">może służyć</text:span><text:span text:style-name="T127"> do dostarczenia zaopatrzenia w określone wcześniej pozycje lub do osób dysponujących lokalizatorami GPS. </text:span></text:p>
      <text:h text:style-name="P126" text:outline-level="3">Wymagania stawiane <office:annotation office:name="__Annotation__6435_1179789327" loext:resolved="false"><dc:creator>Unknown Author</dc:creator><dc:date>2023-02-26T21:11:52.194850842</dc:date><text:p text:style-name="P147"><text:span text:style-name="T204">Wymaganie stabilności?</text:span></text:p></office:annotation>systemowi sterowania<office:annotation-end office:name="__Annotation__6435_1179789327"/></text:h>
      <text:p text:style-name="P86"><text:span text:style-name="T128">Wymagania stawiane systemom sterowania mogą dotyczyć takich parametrów jak czas regulacji, przeregulowanie, czas narastania </text:span><text:span text:style-name="T129">lub</text:span><text:span text:style-name="T128"> </text:span><text:span text:style-name="T129">uchyb w stanie ustalonym</text:span><text:span text:style-name="T128">. Parametry te są miarą jakości regulacji. Wymagania na wskaźniki jakościowe mogą być różne w różnych zastosowaniach, dlatego każda aplikacja wymaga indywidualnego podejścia podczas ich określania. </text:span><text:span text:style-name="T54">Oprócz wymagań jakościowych można postawić wymagania dotyczące minimalnych i maksymalnych wartości zmiennych stanu.</text:span><text:span text:style-name="T55"> </text:span><text:span text:style-name="T54">Wymagania te mają duże znaczenie z punktu widzenia bezpieczeństwa </text:span><text:span text:style-name="T56">i niezawodności</text:span><text:span text:style-name="T54">. </text:span><text:span text:style-name="T56">Przykładem może być ograniczenie maksymalnej prędkości drona.</text:span></text:p>
      <text:p text:style-name="P86">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71">Wymagania dla systemu sterowania orientacją drona przedstawiono w tabeli (x. x). <text:span text:style-name="T143">Pierwsze wprowadzone wymaganie dotyczy </text:span><office:annotation office:name="__Annotation__2802_1517721445" loext:resolved="false"><dc:creator>Unknown Author</dc:creator><dc:date>2023-02-27T21:43:58.819846687</dc:date><text:p text:style-name="P147"><text:span text:style-name="T204">Podać wyjaśnienie czasu regulacji itd.</text:span></text:p></office:annotation><text:span text:style-name="T143">czasu regulacji.</text:span><office:annotation-end office:name="__Annotation__2802_1517721445"/><text:span text:style-name="T143"> </text:span></text:p>
      <text:p text:style-name="P72">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4" draw:name="Object133" text:anchor-type="as-char" svg:y="-10.69pt" svg:width="54.96pt" svg:height="15.05pt" draw:z-index="140"><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147"><text:span text:style-name="T207">Do poprawy ten opis</text:span></text:p></office:annotation>Spełnienie wymagania na czas regulacji orientacji drona pozwala w przybliżeniu ustalić czas, po którym dron osiągnie zadaną orientację. Określenie tego czasu jest <text:span text:style-name="T130">z kolei</text:span> istotne podczas projektowania <text:span text:style-name="T130">nadrzędnego </text:span>systemu sterowania położeniem drona, <text:span text:style-name="T130">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147"><text:span text:style-name="T207">Rysunek przedstawiający </text:span></text:p></office:annotation><text:span text:style-name="T130">x.x</text:span><office:annotation-end office:name="__Annotation__6937_1179789327"/><text:span text:style-name="T130">.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4" draw:name="Object134" text:anchor-type="as-char" svg:y="-10.69pt" svg:width="31.61pt" svg:height="15.05pt" draw:z-index="149"><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text:soft-page-break/>drona.</text:p>
          </table:table-cell>
        </table:table-row>
      </table:table>
      <text:p text:style-name="P87">Wymagania dla systemu sterowania położeniem drona przedstawiono w tabeli (x. x). </text:p>
      <text:p text:style-name="P73">Tabela x.x Wymagania dla <text:span text:style-name="T129">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4" draw:name="Object139" text:anchor-type="as-char" svg:y="-10.69pt" svg:width="75.26pt" svg:height="13.86pt" draw:z-index="136"><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31">Postawione </text:span><text:span text:style-name="T184">w celu zapewnienia</text:span><text:span text:style-name="T131">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70"/>
      <text:h text:style-name="P126" text:outline-level="3">Ograniczenia <text:span text:style-name="T129">na zmienne sterujące</text:span></text:h>
      <text:p text:style-name="P88">Rzeczywiste urządzenia wykonawcze takie jak silniki posiadają ograniczenia, które należy uwzględnić podczas projektowania systemu sterownia. <text:span text:style-name="T133">Przykładami takich ograniczeń mogą być parametry takie jak maksymalna prędkość obrotowa lub maksymalna zmiana prędkości obrotowej silnika. Podobnie jak w przypadku wymagań </text:span><text:span text:style-name="T134">opisanych w poprzednim podpunkcie</text:span><text:span text:style-name="T133">, ograniczenia </text:span><text:span text:style-name="T184">postawiono </text:span><text:span text:style-name="T133">oddzielnie dla <text:s/>podrzędnego </text:span><text:span text:style-name="T139">i nadrzędnego</text:span><text:span text:style-name="T133"> systemu sterowania.</text:span><text:span text:style-name="T186"> </text:span><office:annotation office:name="__Annotation__2616_1529229422" loext:resolved="false"><dc:creator>Unknown Author</dc:creator><dc:date>2023-03-04T19:42:25.735848558</dc:date><text:p text:style-name="P147"><text:span text:style-name="T204">Mowa o tym wyzej</text:span></text:p></office:annotation><text:span text:style-name="T186">Warto podkreślić, że system nadrzędny generuje</text:span><office:annotation office:name="__Annotation__1852_3316437225" loext:resolved="false"><dc:creator>Unknown Author</dc:creator><dc:date>2023-02-27T16:44:02.798490275</dc:date><text:p text:style-name="P147"><text:span text:style-name="T204">Wcześniej był wspomniany podsystem sterowania orientacją, ale należy uwzględnić w nim również siłę ciągu - poprawić</text:span></text:p></office:annotation><text:span text:style-name="T186"> wartości zadane orientacji </text:span><text:span text:style-name="T186"><draw:frame draw:style-name="fr4" draw:name="Object141" text:anchor-type="as-char" svg:y="-10.69pt" svg:width="23.61pt" svg:height="15.05pt" draw:z-index="142"><draw:object xlink:href="./Object 141" xlink:type="simple" xlink:show="embed" xlink:actuate="onLoad"/><draw:image xlink:href="./ObjectReplacements/Object 141" xlink:type="simple" xlink:show="embed" xlink:actuate="onLoad"/></draw:frame></text:span><text:span text:style-name="T186">, </text:span><text:span text:style-name="T186"><draw:frame draw:style-name="fr4" draw:name="Object142" text:anchor-type="as-char" svg:y="-10.69pt" svg:width="22.71pt" svg:height="15.05pt" draw:z-index="148"><draw:object xlink:href="./Object 142" xlink:type="simple" xlink:show="embed" xlink:actuate="onLoad"/><draw:image xlink:href="./ObjectReplacements/Object 142" xlink:type="simple" xlink:show="embed" xlink:actuate="onLoad"/></draw:frame></text:span><text:span text:style-name="T186">, </text:span><text:span text:style-name="T186"><draw:frame draw:style-name="fr4" draw:name="Object143" text:anchor-type="as-char" svg:y="-10.69pt" svg:width="24.66pt" svg:height="15.05pt" draw:z-index="182"><draw:object xlink:href="./Object 143" xlink:type="simple" xlink:show="embed" xlink:actuate="onLoad"/><draw:image xlink:href="./ObjectReplacements/Object 143" xlink:type="simple" xlink:show="embed" xlink:actuate="onLoad"/></draw:frame></text:span><text:span text:style-name="T186"><text:s/>oraz wartoś</text:span><text:span text:style-name="T187">ć </text:span><text:span text:style-name="T186">zadaną siły wypadkowej</text:span><office:annotation-end office:name="__Annotation__1852_3316437225"/><text:span text:style-name="T186"> </text:span><text:span text:style-name="T186"><draw:frame draw:style-name="fr4" draw:name="Object140" text:anchor-type="as-char" svg:y="-10.69pt" svg:width="42.69pt" svg:height="15.05pt" draw:z-index="139"><draw:object xlink:href="./Object 140" xlink:type="simple" xlink:show="embed" xlink:actuate="onLoad"/><draw:image xlink:href="./ObjectReplacements/Object 140" xlink:type="simple" xlink:show="embed" xlink:actuate="onLoad"/></draw:frame></text:span><text:span text:style-name="T188">do podrzędnego systemu sterowania</text:span><text:span text:style-name="T186">. W związku z tym w nadrzędnym systemie sterowania </text:span><text:span text:style-name="T188">zmienne te traktowane są jako zmienne sterujące. W syst</text:span><text:span text:style-name="T189">em</text:span><text:span text:style-name="T188">ie podrzędnym zmiennymi sterującymi są natomiast prędkości obrotowe czterech silników quacoptera </text:span><text:span text:style-name="T188"><draw:frame draw:style-name="fr4" draw:name="Object144" text:anchor-type="as-char" svg:y="-10.69pt" svg:width="18.06pt" svg:height="15.05pt" draw:z-index="143"><draw:object xlink:href="./Object 144" xlink:type="simple" xlink:show="embed" xlink:actuate="onLoad"/><draw:image xlink:href="./ObjectReplacements/Object 144" xlink:type="simple" xlink:show="embed" xlink:actuate="onLoad"/></draw:frame></text:span><text:span text:style-name="T188">, </text:span><text:span text:style-name="T190"><draw:frame draw:style-name="fr4" draw:name="Object145" text:anchor-type="as-char" svg:y="-10.69pt" svg:width="18.06pt" svg:height="15.05pt" draw:z-index="144"><draw:object xlink:href="./Object 145" xlink:type="simple" xlink:show="embed" xlink:actuate="onLoad"/><draw:image xlink:href="./ObjectReplacements/Object 145" xlink:type="simple" xlink:show="embed" xlink:actuate="onLoad"/></draw:frame></text:span><text:span text:style-name="T190">, </text:span><text:span text:style-name="T190"><draw:frame draw:style-name="fr4" draw:name="Object146" text:anchor-type="as-char" svg:y="-10.69pt" svg:width="18.11pt" svg:height="15.05pt" draw:z-index="145"><draw:object xlink:href="./Object 146" xlink:type="simple" xlink:show="embed" xlink:actuate="onLoad"/><draw:image xlink:href="./ObjectReplacements/Object 146" xlink:type="simple" xlink:show="embed" xlink:actuate="onLoad"/></draw:frame></text:span><text:span text:style-name="T190">, </text:span><text:span text:style-name="T185"><draw:frame draw:style-name="fr4" draw:name="Object147" text:anchor-type="as-char" svg:y="-10.69pt" svg:width="18.51pt" svg:height="15.05pt" draw:z-index="146"><draw:object xlink:href="./Object 147" xlink:type="simple" xlink:show="embed" xlink:actuate="onLoad"/><draw:image xlink:href="./ObjectReplacements/Object 147" xlink:type="simple" xlink:show="embed" xlink:actuate="onLoad"/></draw:frame></text:span><text:span text:style-name="T185">. </text:span><office:annotation-end office:name="__Annotation__2616_1529229422"/></text:p>
      <text:p text:style-name="P92">Dla podrzędnego systemu sterowania określono ograniczenie na maksymalną wartość <text:s/>prędkości obrotowej silników <draw:frame draw:style-name="fr4" draw:name="Object137" text:anchor-type="as-char" svg:y="-10.69pt" svg:width="26.79pt" svg:height="15.05pt" draw:z-index="155"><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37">nominalnej wartości napięcia akumulatora litowo-polimerowego LiPo składającego się z trzech ogniw </text:span><text:span text:style-name="T191">(x.x)</text:span><text:span text:style-name="T137">. Parametr Kv </text:span><text:span text:style-name="T138">informuje o prędkości obrotowej nieobciążonego silnika przypadającej na jednostkę napięcia. W celu obliczenia ograniczenia na prędkość obrotową wyznaczono iloczyn przyjętej wartości parametru Kv równej </text:span><text:span text:style-name="T139">900 rpm/V*</text:span><text:span text:style-name="T138"> oraz napięcia akumulatora litowo-polimerowego o trzech ogniwach </text:span><text:span text:style-name="T140">w stanie rozładowania. </text:span><text:span text:style-name="T141">Za napięcie w stanie rozładowania przyjęto napięcie o wartości 3.</text:span><text:span text:style-name="T142">5</text:span><text:span text:style-name="T141"> V na ogniwo. Napięcie akumulatora z trzema ogniwami przy takim poziomie rozładowania będzie równe 10.5 V.</text:span><text:span text:style-name="T140"> <text:s/></text:span><text:span text:style-name="T141">Wybór takiej wartości napięcia </text:span><text:span text:style-name="T143">można </text:span><text:span text:style-name="T141">uzasadnić tym, że poniżej tej wartości akumulator wkracza w nieliniowy zakres charakterystyki </text:span><text:span text:style-name="T142">rozładowania, w której napięcie akumulatora zaczyna szybko spadać. </text:span><text:span text:style-name="T143">Kontynuowanie lotu dronem po przekroczeniu tej wartości może prowadzić do trwałego uszkodzenia akumulatora, jeśli napięcie spadnie poniżej 3.0 V na ogniwo. </text:span></text:p>
      <text:p text:style-name="P93"/>
      <text:p text:style-name="P93"><text:span text:style-name="T139">*Skrót rpm (ang. revolutions per minute) oznacza jednostkę </text:span><text:span text:style-name="T141">służącą </text:span><text:span text:style-name="T139">do określania prędkości obrotowej w liczbie obrotów na minutę.</text:span></text:p>
      <text:p text:style-name="P28"><text:soft-page-break/><draw:frame draw:style-name="fr4" draw:name="Object136" text:anchor-type="as-char" svg:y="-10.69pt" svg:width="312.94pt" svg:height="15.05pt" draw:z-index="183"><draw:object xlink:href="./Object 136" xlink:type="simple" xlink:show="embed" xlink:actuate="onLoad"/><draw:image xlink:href="./ObjectReplacements/Object 136" xlink:type="simple" xlink:show="embed" xlink:actuate="onLoad"/></draw:frame><text:span text:style-name="T191">(x.x)</text:span></text:p>
      <text:p text:style-name="P107">gdzie <draw:frame draw:style-name="fr4" draw:name="Object217" text:anchor-type="as-char" svg:y="-10.69pt" svg:width="46.4pt" svg:height="15.05pt" draw:z-index="220"><draw:object xlink:href="./Object 217" xlink:type="simple" xlink:show="embed" xlink:actuate="onLoad"/><draw:image xlink:href="./ObjectReplacements/Object 217" xlink:type="simple" xlink:show="embed" xlink:actuate="onLoad"/></draw:frame>- przyjęta wartość napięcia w stanie rozładowania [V], <draw:frame draw:style-name="fr4" draw:name="Object218" text:anchor-type="as-char" svg:y="-10.69pt" svg:width="20.3pt" svg:height="13.24pt" draw:z-index="221"><draw:object xlink:href="./Object 218" xlink:type="simple" xlink:show="embed" xlink:actuate="onLoad"/><draw:image xlink:href="./ObjectReplacements/Object 218" xlink:type="simple" xlink:show="embed" xlink:actuate="onLoad"/></draw:frame>- parametr kV silnika BLDC [rpm/V].</text:p>
      <text:p text:style-name="P107"/>
      <text:p text:style-name="P94"><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204">Podpunkt, w którym opisany został wykorzystany sprzęt </text:span></text:p></office:annotation>x.x<office:annotation-end office:name="__Annotation__2687_1517721445"/>. <text:span text:style-name="T144">Wprowadzone ograniczenie na maksymalną wartość prędkości obrotowej silników przedstawiono w tabeli x.x.</text:span></text:p>
      <text:p text:style-name="Tabela_20_tekst">Tabela x.x <text:span text:style-name="T137">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35">ograniczenia</text:span></text:p>
          </table:table-cell>
        </table:table-row>
        <table:table-row table:style-name="Table3.1">
          <table:table-cell table:style-name="Table3.A2" office:value-type="string">
            <text:p text:style-name="Tabela_20_tekst"><draw:frame draw:style-name="fr4" draw:name="Object135" text:anchor-type="as-char" svg:y="-10.69pt" svg:width="109.3pt" svg:height="15.05pt" draw:z-index="147"><draw:object xlink:href="./Object 135" xlink:type="simple" xlink:show="embed" xlink:actuate="onLoad"/><draw:image xlink:href="./ObjectReplacements/Object 135" xlink:type="simple" xlink:show="embed" xlink:actuate="onLoad"/></draw:frame><text:span text:style-name="T136">dla </text:span><text:span text:style-name="T139">i = 1, 2, 3, 4</text:span></text:p>
          </table:table-cell>
          <table:table-cell table:style-name="Table3.B2" office:value-type="string">
            <text:p text:style-name="P91">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147"><text:span text:style-name="T207">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95">W przypadku nadrzędnego systemu sterowania przyjęto ograniczenie dotyczące minimalnych i maksymalnych wartości zadanych położeń kątowych <draw:frame draw:style-name="fr4" draw:name="Object148" text:anchor-type="as-char" svg:y="-10.69pt" svg:width="23.61pt" svg:height="15.05pt" draw:z-index="150"><draw:object xlink:href="./Object 148" xlink:type="simple" xlink:show="embed" xlink:actuate="onLoad"/><draw:image xlink:href="./ObjectReplacements/Object 148" xlink:type="simple" xlink:show="embed" xlink:actuate="onLoad"/><svg:desc>formula</svg:desc></draw:frame><text:span text:style-name="T133">, </text:span><text:span text:style-name="T133"><draw:frame draw:style-name="fr4" draw:name="Object149" text:anchor-type="as-char" svg:y="-10.69pt" svg:width="22.71pt" svg:height="15.05pt" draw:z-index="151"><draw:object xlink:href="./Object 149" xlink:type="simple" xlink:show="embed" xlink:actuate="onLoad"/><draw:image xlink:href="./ObjectReplacements/Object 149" xlink:type="simple" xlink:show="embed" xlink:actuate="onLoad"/><svg:desc>formula</svg:desc></draw:frame></text:span><text:span text:style-name="T133">. <text:s/></text:span><text:span text:style-name="T144">Ograniczenie to postawiono w celu zapewnienia bezpieczeństwa i niezawodności działania projektowanego systemu. </text:span><text:span text:style-name="T147">Ograniczenia nie postawiono na wartość zadaną położenia kątowego <text:s/></text:span><text:span text:style-name="T147"><draw:frame draw:style-name="fr4" draw:name="Object150" text:anchor-type="as-char" svg:y="-10.69pt" svg:width="24.66pt" svg:height="15.05pt" draw:z-index="210"><draw:object xlink:href="./Object 150" xlink:type="simple" xlink:show="embed" xlink:actuate="onLoad"/><draw:image xlink:href="./ObjectReplacements/Object 150" xlink:type="simple" xlink:show="embed" xlink:actuate="onLoad"/></draw:frame></text:span><text:span text:style-name="T147">, ponieważ zmienna ta jest powiązana z rotacją drona względem pionowej osi OZ ruchomego układu współrzędnych i nie wprowadza odchylenia od poziomu. Nie trzeba jej zatem ograniczać.</text:span><text:span text:style-name="T144"> Postawiono również ograniczenie na maksymalną </text:span><text:span text:style-name="T148">zmianę</text:span><text:span text:style-name="T144"> wartości zadanych </text:span><text:span text:style-name="T133"><draw:frame draw:style-name="fr4" draw:name="Object138" text:anchor-type="as-char" svg:y="-10.69pt" svg:width="32.85pt" svg:height="15.05pt" draw:z-index="152"><draw:object xlink:href="./Object 138" xlink:type="simple" xlink:show="embed" xlink:actuate="onLoad"/><draw:image xlink:href="./ObjectReplacements/Object 138" xlink:type="simple" xlink:show="embed" xlink:actuate="onLoad"/><svg:desc>formula</svg:desc></draw:frame></text:span><text:span text:style-name="T133">, </text:span><text:span text:style-name="T133"><draw:frame draw:style-name="fr4" draw:name="Object151" text:anchor-type="as-char" svg:y="-10.69pt" svg:width="31.89pt" svg:height="15.05pt" draw:z-index="153"><draw:object xlink:href="./Object 151" xlink:type="simple" xlink:show="embed" xlink:actuate="onLoad"/><draw:image xlink:href="./ObjectReplacements/Object 151" xlink:type="simple" xlink:show="embed" xlink:actuate="onLoad"/><svg:desc>formula</svg:desc></draw:frame></text:span><text:span text:style-name="T133">, </text:span><text:span text:style-name="T133"><draw:frame draw:style-name="fr4" draw:name="Object152" text:anchor-type="as-char" svg:y="-10.69pt" svg:width="33.85pt" svg:height="15.05pt" draw:z-index="154"><draw:object xlink:href="./Object 152" xlink:type="simple" xlink:show="embed" xlink:actuate="onLoad"/><draw:image xlink:href="./ObjectReplacements/Object 152" xlink:type="simple" xlink:show="embed" xlink:actuate="onLoad"/><svg:desc>formula</svg:desc></draw:frame></text:span><text:span text:style-name="T133">. </text:span><text:span text:style-name="T145">Ograniczenie to ma na celu zapobieganie sytuacji, w której </text:span><text:span text:style-name="T147">nadrzędny system sterowania </text:span><text:span text:style-name="T145">domaga się od systemu podrzędnego szybszych zmian orientacji drona niż jest to możliwe. Do postawienia tego ograniczenia można wykorzystać czas regulacji <text:s/></text:span><text:span text:style-name="T146">wyznaczony na podstawie odpowiedzi podrzędnego układu regulacji na skok wartości zadanej </text:span><text:span text:style-name="T148">od</text:span><text:span text:style-name="T146"> 0 do </text:span><text:span text:style-name="T147">pewnych</text:span><office:annotation office:name="__Annotation__3525_1517721445" loext:resolved="false"><dc:creator>Unknown Author</dc:creator><dc:date>2023-02-27T22:40:24.853690680</dc:date><text:p text:style-name="P147"><text:span text:style-name="T204">Opisać to szerzej podczas opisywania wymagania na czas regulacji</text:span></text:p></office:annotation><text:span text:style-name="T147"> przyjętych wartości zmiennych </text:span><office:annotation-end office:name="__Annotation__3525_1517721445"/><text:span text:style-name="T147"><draw:frame draw:style-name="fr4" draw:name="Object153" text:anchor-type="as-char" svg:y="-10.69pt" svg:width="12.84pt" svg:height="13.24pt" draw:z-index="156"><draw:object xlink:href="./Object 153" xlink:type="simple" xlink:show="embed" xlink:actuate="onLoad"/><draw:image xlink:href="./ObjectReplacements/Object 153" xlink:type="simple" xlink:show="embed" xlink:actuate="onLoad"/></draw:frame></text:span><text:span text:style-name="T147">, </text:span><text:span text:style-name="T147"><draw:frame draw:style-name="fr4" draw:name="Object154" text:anchor-type="as-char" svg:y="-10.69pt" svg:width="11.91pt" svg:height="13.24pt" draw:z-index="157"><draw:object xlink:href="./Object 154" xlink:type="simple" xlink:show="embed" xlink:actuate="onLoad"/><draw:image xlink:href="./ObjectReplacements/Object 154" xlink:type="simple" xlink:show="embed" xlink:actuate="onLoad"/></draw:frame></text:span><text:span text:style-name="T148">oraz </text:span><draw:frame draw:style-name="fr4" draw:name="Object155" text:anchor-type="as-char" svg:y="-10.69pt" svg:width="13.89pt" svg:height="13.24pt" draw:z-index="158"><draw:object xlink:href="./Object 155" xlink:type="simple" xlink:show="embed" xlink:actuate="onLoad"/><draw:image xlink:href="./ObjectReplacements/Object 155" xlink:type="simple" xlink:show="embed" xlink:actuate="onLoad"/></draw:frame>. <text:span text:style-name="T148">Przy założeniu, że wymaganie dotyczące czasu regulacji z tabeli x.x. zostało spełnione można </text:span><text:span text:style-name="T149">wyznaczyć</text:span><text:span text:style-name="T148"> maksymalną zmianę </text:span><text:span text:style-name="T149">wartości zadanych położeń kątowych </text:span><text:span text:style-name="T147"><text:s/></text:span><text:span text:style-name="T147"><office:annotation loext:resolved="false"><dc:creator>Unknown Author</dc:creator><dc:date>2023-02-27T22:40:24.853690680</dc:date><text:p text:style-name="P147"><text:span text:style-name="T204">Opisać to szerzej podczas opisywania wymagania na czas regulacji</text:span></text:p></office:annotation></text:span><text:span text:style-name="T147"><draw:frame draw:style-name="fr4" draw:name="Object157" text:anchor-type="as-char" svg:y="-10.69pt" svg:width="32.85pt" svg:height="15.05pt" draw:z-index="162"><draw:object xlink:href="./Object 157" xlink:type="simple" xlink:show="embed" xlink:actuate="onLoad"/><draw:image xlink:href="./ObjectReplacements/Object 157" xlink:type="simple" xlink:show="embed" xlink:actuate="onLoad"/><svg:desc>formula</svg:desc></draw:frame></text:span><text:span text:style-name="T147">, </text:span><text:span text:style-name="T147"><draw:frame draw:style-name="fr4" draw:name="Object158" text:anchor-type="as-char" svg:y="-10.69pt" svg:width="31.89pt" svg:height="15.05pt" draw:z-index="163"><draw:object xlink:href="./Object 158" xlink:type="simple" xlink:show="embed" xlink:actuate="onLoad"/><draw:image xlink:href="./ObjectReplacements/Object 158" xlink:type="simple" xlink:show="embed" xlink:actuate="onLoad"/><svg:desc>formula</svg:desc></draw:frame></text:span><text:span text:style-name="T148">oraz </text:span><text:span text:style-name="T148"><draw:frame draw:style-name="fr4" draw:name="Object159" text:anchor-type="as-char" svg:y="-10.69pt" svg:width="33.85pt" svg:height="15.05pt" draw:z-index="168"><draw:object xlink:href="./Object 159" xlink:type="simple" xlink:show="embed" xlink:actuate="onLoad"/><draw:image xlink:href="./ObjectReplacements/Object 159" xlink:type="simple" xlink:show="embed" xlink:actuate="onLoad"/><svg:desc>formula</svg:desc></draw:frame></text:span><text:span text:style-name="T149">w czasie</text:span><text:span text:style-name="T148">. </text:span><text:span text:style-name="T149">Przykładowo maksymalną zmianę </text:span><text:span text:style-name="T150">wartości zadanej</text:span><text:span text:style-name="T149"> </text:span><text:span text:style-name="T148"><text:s/></text:span><text:span text:style-name="T147"><text:s/></text:span><text:span text:style-name="T147"><office:annotation loext:resolved="false"><dc:creator>Unknown Author</dc:creator><dc:date>2023-02-27T22:40:24.853690680</dc:date><text:p text:style-name="P147"><text:span text:style-name="T204">Opisać to szerzej podczas opisywania wymagania na czas regulacji</text:span></text:p></office:annotation></text:span><text:span text:style-name="T147"><draw:frame draw:style-name="fr4" draw:name="Object160" text:anchor-type="as-char" svg:y="-10.69pt" svg:width="45.21pt" svg:height="15.05pt" draw:z-index="184"><draw:object xlink:href="./Object 160" xlink:type="simple" xlink:show="embed" xlink:actuate="onLoad"/><draw:image xlink:href="./ObjectReplacements/Object 160" xlink:type="simple" xlink:show="embed" xlink:actuate="onLoad"/><svg:desc>formula</svg:desc></draw:frame></text:span><text:span text:style-name="T149">można obliczyć z wykorzystaniem <text:s/>równania (x.x).</text:span></text:p>
      <text:p text:style-name="równanie"><draw:frame draw:style-name="fr4" draw:name="Object156" text:anchor-type="as-char" svg:y="-19.36pt" svg:width="76.76pt" svg:height="31.86pt" draw:z-index="159"><draw:object xlink:href="./Object 156" xlink:type="simple" xlink:show="embed" xlink:actuate="onLoad"/><draw:image xlink:href="./ObjectReplacements/Object 156" xlink:type="simple" xlink:show="embed" xlink:actuate="onLoad"/></draw:frame><text:span text:style-name="T148">(x.x)</text:span></text:p>
      <text:p text:style-name="P22">gdzie <draw:frame draw:style-name="fr4" draw:name="Object161" text:anchor-type="as-char" svg:y="-10.69pt" svg:width="51.39pt" svg:height="15.05pt" draw:z-index="164"><draw:object xlink:href="./Object 161" xlink:type="simple" xlink:show="embed" xlink:actuate="onLoad"/><draw:image xlink:href="./ObjectReplacements/Object 161" xlink:type="simple" xlink:show="embed" xlink:actuate="onLoad"/></draw:frame>- skok wartości zadanej wykonany podczas pomiaru czasu regulacji, <draw:frame draw:style-name="fr4" draw:name="Object162" text:anchor-type="as-char" svg:y="-10.69pt" svg:width="39.06pt" svg:height="15.05pt" draw:z-index="165"><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147"><text:span text:style-name="T204">Znak “przerwy”</text:span></text:p></office:annotation>-<office:annotation-end office:name="__Annotation__3666_1517721445"/> czas regulacji zmierzony dla zmiennej <text:span text:style-name="T147"><office:annotation loext:resolved="false"><dc:creator>Unknown Author</dc:creator><dc:date>2023-02-27T22:40:24.853690680</dc:date><text:p text:style-name="P147"><text:span text:style-name="T204">Opisać to szerzej podczas opisywania wymagania na czas regulacji</text:span></text:p></office:annotation></text:span><text:span text:style-name="T147"><draw:frame draw:style-name="fr4" draw:name="Object163" text:anchor-type="as-char" svg:y="-10.69pt" svg:width="12.84pt" svg:height="13.24pt" draw:z-index="166"><draw:object xlink:href="./Object 163" xlink:type="simple" xlink:show="embed" xlink:actuate="onLoad"/><draw:image xlink:href="./ObjectReplacements/Object 163" xlink:type="simple" xlink:show="embed" xlink:actuate="onLoad"/><svg:desc>formula</svg:desc></draw:frame></text:span><text:span text:style-name="T147">. </text:span></text:p>
      <text:p text:style-name="P22"/>
      <text:p text:style-name="P96"><text:soft-page-break/><text:span text:style-name="T40">Maksymalne zmiany dla pozostałych kątów</text:span><text:span text:style-name="T40"><draw:frame draw:style-name="fr4" draw:name="Object167" text:anchor-type="as-char" svg:y="-10.69pt" svg:width="44.25pt" svg:height="15.05pt" draw:z-index="181"><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4" draw:name="Object166" text:anchor-type="as-char" svg:y="-10.69pt" svg:width="46.26pt" svg:height="15.05pt" draw:z-index="167"><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zostało spełnione oraz </text:span><text:span text:style-name="T41">wartości skoków</text:span><text:span text:style-name="T40"><draw:frame draw:style-name="fr4" draw:name="Object165" text:anchor-type="as-char" svg:y="-10.69pt" svg:width="24.8pt" svg:height="15.05pt" draw:z-index="172"><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4" draw:name="Object168" text:anchor-type="as-char" svg:y="-10.69pt" svg:width="23.84pt" svg:height="15.05pt" draw:z-index="180"><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4" draw:name="Object169" text:anchor-type="as-char" svg:y="-10.69pt" svg:width="25.85pt" svg:height="15.05pt" draw:z-index="189"><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4" draw:name="Object164" text:anchor-type="as-char" svg:y="-11.31pt" svg:width="15.31pt" svg:height="22.05pt" draw:z-index="169"><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4" draw:name="Object170" text:anchor-type="as-char" svg:y="-10.69pt" svg:width="45.21pt" svg:height="15.05pt" draw:z-index="173"><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4" draw:name="Object171" text:anchor-type="as-char" svg:y="-10.69pt" svg:width="44.25pt" svg:height="15.05pt" draw:z-index="174"><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4" draw:name="Object172" text:anchor-type="as-char" svg:y="-10.69pt" svg:width="46.26pt" svg:height="15.05pt" draw:z-index="175"><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4" draw:name="Object173" text:anchor-type="as-char" svg:y="-11.31pt" svg:width="15.31pt" svg:height="22.05pt" draw:z-index="176"><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147"><text:span text:style-name="T204">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3"/>
      <text:p text:style-name="P89">Tabela x.x <text:span text:style-name="T137">Ograniczenia na zmienne sterujące w </text:span><text:span text:style-name="T151">nadrzędnym</text:span><text:span text:style-name="T137">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35">ograniczenia</text:span></text:p>
          </table:table-cell>
        </table:table-row>
        <table:table-row table:style-name="Table4.1">
          <table:table-cell table:style-name="Table4.A2" office:value-type="string">
            <text:p text:style-name="Tabela_20_tekst"><draw:frame draw:style-name="fr4" draw:name="Object177" text:anchor-type="as-char" svg:y="-11.31pt" svg:width="85.55pt" svg:height="22.05pt" draw:z-index="186"><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4" draw:name="Object174" text:anchor-type="as-char" svg:y="-17.55pt" svg:width="79.74pt" svg:height="28.29pt" draw:z-index="177"><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147"><text:span text:style-name="T207">Ewentualne ograniczenie na szybkość zmian prędkości obrotowej</text:span></text:p></office:annotation></text:p>
          </table:table-cell>
        </table:table-row>
        <table:table-row table:style-name="Table4.1">
          <table:table-cell table:style-name="Table4.A2" office:value-type="string">
            <text:p text:style-name="P58"><draw:frame draw:style-name="fr4" draw:name="Object175" text:anchor-type="as-char" svg:y="-17.55pt" svg:width="78.8pt" svg:height="28.29pt" draw:z-index="178"><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58"><draw:frame draw:style-name="fr4" draw:name="Object176" text:anchor-type="as-char" svg:y="-17.55pt" svg:width="80.79pt" svg:height="28.29pt" draw:z-index="179"><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90"/>
      <text:h text:style-name="P118" text:outline-level="2">Projekt podrzędnego systemu sterowania</text:h>
      <text:h text:style-name="P118" text:outline-level="2" text:is-list-header="true"/>
      <text:h text:style-name="P118" text:outline-level="2"/>
      <text:h text:style-name="P118" text:outline-level="2" text:is-list-header="true"/>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56">Bibliography</text:p>
          </text:index-title>
          <text:p text:style-name="P55">1: The MathWorks, Inc., Adaptive MPC, 2022, <text:a xlink:type="simple" xlink:href="https://www.mathworks.com/help/mpc/ug/adaptive-mpc.html" text:style-name="Internet_20_link" text:visited-style-name="Internet_20_link"><text:span text:style-name="Internet_20_link">https://www.mathworks.com/help/mpc/ug/adaptive-mpc.html</text:span></text:a></text:p>
          <text:p text:style-name="P55">2: Katsuhiko Ogata, Metody przestrzeni stanów w teorii sterowania, 1974</text:p>
        </text:index-body>
      </text:bibliography>
      <text:p text:style-name="P13">## TODO wyedytować bibliografi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3-06T23:10:26.938203662</dc:date>
    <meta:editing-duration>PT6H42M30S</meta:editing-duration>
    <meta:editing-cycles>27</meta:editing-cycles>
    <meta:generator>LibreOffice/7.3.7.2$Linux_X86_64 LibreOffice_project/30$Build-2</meta:generator>
    <meta:document-statistic meta:table-count="7" meta:image-count="6" meta:object-count="242" meta:page-count="26" meta:paragraph-count="237" meta:word-count="5061" meta:character-count="38715" meta:non-whitespace-character-count="33760"/>
    <meta:user-defined meta:name="ZOTERO_PREF_1">&lt;data data-version="3" zotero-version="6.0.20"&gt;&lt;session id="3M2XpqAp"/&gt;&lt;style id="http://www.zotero.org/styles/ieee" locale="en-US" hasBibliography="1" bibliographyStyleHasBeenSet="0"/&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34/content.xml><?xml version="1.0" encoding="utf-8"?>
<math xmlns="http://www.w3.org/1998/Math/MathML" display="block">
  <semantics>
    <msub>
      <mi>K</mi>
      <mi>t</mi>
    </msub>
    <annotation encoding="StarMath 5.0">K_t</annotation>
  </semantics>
</math>
</file>

<file path=Object 235/content.xml><?xml version="1.0" encoding="utf-8"?>
<math xmlns="http://www.w3.org/1998/Math/MathML" display="block">
  <semantics>
    <msub>
      <mi>K</mi>
      <mi>d</mi>
    </msub>
    <annotation encoding="StarMath 5.0">K_d</annotation>
  </semantics>
</math>
</file>

<file path=Object 236/content.xml><?xml version="1.0" encoding="utf-8"?>
<math xmlns="http://www.w3.org/1998/Math/MathML" display="block">
  <semantics>
    <msub>
      <mi>K</mi>
      <mi>t</mi>
    </msub>
    <annotation encoding="StarMath 5.0">K_t</annotation>
  </semantics>
</math>
</file>

<file path=Object 237/content.xml><?xml version="1.0" encoding="utf-8"?>
<math xmlns="http://www.w3.org/1998/Math/MathML" display="block">
  <semantics>
    <msub>
      <mi>K</mi>
      <mi>d</mi>
    </msub>
    <annotation encoding="StarMath 5.0">K_d</annotation>
  </semantics>
</math>
</file>

<file path=Object 238/content.xml><?xml version="1.0" encoding="utf-8"?>
<math xmlns="http://www.w3.org/1998/Math/MathML" display="block">
  <semantics>
    <msub>
      <mi>K</mi>
      <mi>t</mi>
    </msub>
    <annotation encoding="StarMath 5.0">K_t</annotation>
  </semantics>
</math>
</file>

<file path=Object 239/content.xml><?xml version="1.0" encoding="utf-8"?>
<math xmlns="http://www.w3.org/1998/Math/MathML" display="block">
  <semantics>
    <msub>
      <mi>K</mi>
      <mi>d</mi>
    </msub>
    <annotation encoding="StarMath 5.0">K_d</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40/content.xml><?xml version="1.0" encoding="utf-8"?>
<math xmlns="http://www.w3.org/1998/Math/MathML" display="block">
  <semantics>
    <msub>
      <mi>J</mi>
      <mi>x</mi>
    </msub>
    <annotation encoding="StarMath 5.0">J_x</annotation>
  </semantics>
</math>
</file>

<file path=Object 241/content.xml><?xml version="1.0" encoding="utf-8"?>
<math xmlns="http://www.w3.org/1998/Math/MathML" display="block">
  <semantics>
    <msub>
      <mi>J</mi>
      <mi>y</mi>
    </msub>
    <annotation encoding="StarMath 5.0">J_y</annotation>
  </semantics>
</math>
</file>

<file path=Object 242/content.xml><?xml version="1.0" encoding="utf-8"?>
<math xmlns="http://www.w3.org/1998/Math/MathML" display="block">
  <semantics>
    <msub>
      <mi>J</mi>
      <mi>z</mi>
    </msub>
    <annotation encoding="StarMath 5.0">J_z</annotation>
  </semantics>
</math>
</file>

<file path=Object 25/content.xml><?xml version="1.0" encoding="utf-8"?>
<math xmlns="http://www.w3.org/1998/Math/MathML" display="block">
  <semantics>
    <mi>θ</mi>
    <annotation encoding="StarMath 5.0">θ</annotation>
  </semantics>
</math>
</file>

<file path=Object 26/content.xml><?xml version="1.0" encoding="utf-8"?>
<math xmlns="http://www.w3.org/1998/Math/MathML" display="block">
  <semantics>
    <mi>ψ</mi>
    <annotation encoding="StarMath 5.0">ψ</annotation>
  </semantics>
</math>
</file>

<file path=Object 27/content.xml><?xml version="1.0" encoding="utf-8"?>
<math xmlns="http://www.w3.org/1998/Math/MathML" display="block">
  <semantics>
    <mi>φ</mi>
    <annotation encoding="StarMath 5.0">φ</annotation>
  </semantics>
</math>
</file>

<file path=Object 28/content.xml><?xml version="1.0" encoding="utf-8"?>
<math xmlns="http://www.w3.org/1998/Math/MathML" display="block">
  <semantics>
    <mstyle mathvariant="bold">
      <mi>R</mi>
    </mstyle>
    <annotation encoding="StarMath 5.0">bold { R }</annotation>
  </semantics>
</math>
</file>

<file path=Object 29/content.xml><?xml version="1.0" encoding="utf-8"?>
<math xmlns="http://www.w3.org/1998/Math/MathML" display="block">
  <semantics>
    <mstyle mathvariant="bold">
      <mi>R</mi>
    </mstyle>
    <annotation encoding="StarMath 5.0">bold { R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1/content.xml><?xml version="1.0" encoding="utf-8"?>
<math xmlns="http://www.w3.org/1998/Math/MathML" display="block">
  <semantics>
    <mi>θ</mi>
    <annotation encoding="StarMath 5.0">θ</annotation>
  </semantics>
</math>
</file>

<file path=Object 32/content.xml><?xml version="1.0" encoding="utf-8"?>
<math xmlns="http://www.w3.org/1998/Math/MathML" display="block">
  <semantics>
    <mi>ψ</mi>
    <annotation encoding="StarMath 5.0">ψ</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4/content.xml><?xml version="1.0" encoding="utf-8"?>
<math xmlns="http://www.w3.org/1998/Math/MathML" display="block">
  <semantics>
    <mstyle mathvariant="bold">
      <mi>v</mi>
    </mstyle>
    <annotation encoding="StarMath 5.0">bold{ v }</annotation>
  </semantics>
</math>
</file>

<file path=Object 35/content.xml><?xml version="1.0" encoding="utf-8"?>
<math xmlns="http://www.w3.org/1998/Math/MathML" display="block">
  <semantics>
    <mstyle mathvariant="bold">
      <mi>v</mi>
    </mstyle>
    <annotation encoding="StarMath 5.0">bold{ v }</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2/content.xml><?xml version="1.0" encoding="utf-8"?>
<math xmlns="http://www.w3.org/1998/Math/MathML" display="block">
  <semantics>
    <msub>
      <mi>x</mi>
      <mn>1</mn>
    </msub>
    <annotation encoding="StarMath 5.0">x_1</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